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0.6953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5161in"/>
    </style:style>
    <style:style style:name="co6" style:family="table-column">
      <style:table-column-properties fo:break-before="auto" style:column-width="2.0626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2744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2.3953in"/>
    </style:style>
    <style:style style:name="co11" style:family="table-column">
      <style:table-column-properties fo:break-before="auto" style:column-width="0.722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7374in"/>
    </style:style>
    <style:style style:name="co14" style:family="table-column">
      <style:table-column-properties fo:break-before="auto" style:column-width="0.5665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7.112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382in"/>
    </style:style>
    <style:style style:name="co19" style:family="table-column">
      <style:table-column-properties fo:break-before="auto" style:column-width="0.8319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822in"/>
    </style:style>
    <style:style style:name="co22" style:family="table-column">
      <style:table-column-properties fo:break-before="auto" style:column-width="0.7008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Working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float" office:value="62">
            <text:p>62</text:p>
          </table:table-cell>
          <table:table-cell office:value-type="string">
            <text:p>Hageny</text:p>
          </table:table-cell>
          <table:table-cell office:value-type="string">
            <text:p>Terri</text:p>
          </table:table-cell>
          <table:table-cell office:value-type="string">
            <text:p>571-643-0928</text:p>
          </table:table-cell>
          <table:table-cell office:value-type="string">
            <text:p>copper bed road</text:p>
          </table:table-cell>
          <table:table-cell office:value-type="string">
            <text:p>13506 Copper Bed road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gilley</text:p>
          </table:table-cell>
          <table:table-cell office:value-type="string">
            <text:p>nancy</text:p>
          </table:table-cell>
          <table:table-cell office:value-type="string">
            <text:p>703-793-3336</text:p>
          </table:table-cell>
          <table:table-cell office:value-type="string">
            <text:p>floris street</text:p>
          </table:table-cell>
          <table:table-cell office:value-type="string">
            <text:p>13513 Floris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raway</text:p>
          </table:table-cell>
          <table:table-cell office:value-type="string">
            <text:p>Lynn </text:p>
          </table:table-cell>
          <table:table-cell office:value-type="string">
            <text:p>703-437-6733</text:p>
          </table:table-cell>
          <table:table-cell office:value-type="string">
            <text:p>maleady drive</text:p>
          </table:table-cell>
          <table:table-cell office:value-type="string">
            <text:p>2147 Malead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Colen</text:p>
          </table:table-cell>
          <table:table-cell office:value-type="string">
            <text:p>Rod</text:p>
          </table:table-cell>
          <table:table-cell office:value-type="string">
            <text:p>703-915-1206</text:p>
          </table:table-cell>
          <table:table-cell office:value-type="string">
            <text:p>noble victory lane</text:p>
          </table:table-cell>
          <table:table-cell office:value-type="string">
            <text:p>12604 Noble Victory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Robles</text:p>
          </table:table-cell>
          <table:table-cell office:value-type="string">
            <text:p>Maria </text:p>
          </table:table-cell>
          <table:table-cell/>
          <table:table-cell office:value-type="string">
            <text:p>sycamore lakes cove</text:p>
          </table:table-cell>
          <table:table-cell office:value-type="string">
            <text:p>2470 Sycamore Lakes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Harkin</text:p>
          </table:table-cell>
          <table:table-cell office:value-type="string">
            <text:p>Dan</text:p>
          </table:table-cell>
          <table:table-cell office:value-type="string">
            <text:p>703-716-2624</text:p>
          </table:table-cell>
          <table:table-cell office:value-type="string">
            <text:p>tuckaway drive</text:p>
          </table:table-cell>
          <table:table-cell office:value-type="string">
            <text:p>13202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Mccleskey</text:p>
          </table:table-cell>
          <table:table-cell office:value-type="string">
            <text:p>derek</text:p>
          </table:table-cell>
          <table:table-cell office:value-type="string">
            <text:p>703-390-1122</text:p>
          </table:table-cell>
          <table:table-cell office:value-type="string">
            <text:p>tuckaway drive</text:p>
          </table:table-cell>
          <table:table-cell office:value-type="string">
            <text:p>3305 Tuckaway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Macaluso</text:p>
          </table:table-cell>
          <table:table-cell office:value-type="string">
            <text:p>John</text:p>
          </table:table-cell>
          <table:table-cell office:value-type="string">
            <text:p>703-476-2112</text:p>
          </table:table-cell>
          <table:table-cell office:value-type="string">
            <text:p>tuckaway drive</text:p>
          </table:table-cell>
          <table:table-cell office:value-type="string">
            <text:p>3303 Tuckaway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Rizzi</text:p>
          </table:table-cell>
          <table:table-cell office:value-type="string">
            <text:p>Dave </text:p>
          </table:table-cell>
          <table:table-cell/>
          <table:table-cell office:value-type="string">
            <text:p>tuckaway drive</text:p>
          </table:table-cell>
          <table:table-cell office:value-type="string">
            <text:p>13213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Yurek</text:p>
          </table:table-cell>
          <table:table-cell office:value-type="string">
            <text:p>Al</text:p>
          </table:table-cell>
          <table:table-cell office:value-type="string">
            <text:p>703-850-5530</text:p>
          </table:table-cell>
          <table:table-cell office:value-type="string">
            <text:p>tuckaway drive</text:p>
          </table:table-cell>
          <table:table-cell office:value-type="string">
            <text:p>3403 Franklin Manor Court</text:p>
          </table:table-cell>
          <table:table-cell office:value-type="string">
            <text:p>Fairfax</text:p>
          </table:table-cell>
          <table:table-cell office:value-type="string">
            <text:p>Va</text:p>
          </table:table-cell>
          <table:table-cell office:value-type="float" office:value="22033">
            <text:p>22033</text:p>
          </table:table-cell>
          <table:table-cell office:value-type="string">
            <text:p>Comments: righ side of garag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Fen QIU</text:p>
          </table:table-cell>
          <table:table-cell office:value-type="string">
            <text:p>Shu</text:p>
          </table:table-cell>
          <table:table-cell/>
          <table:table-cell office:value-type="string">
            <text:p>tuckaway drive</text:p>
          </table:table-cell>
          <table:table-cell office:value-type="string">
            <text:p>13193 Ashvale Drive</text:p>
          </table:table-cell>
          <table:table-cell office:value-type="string">
            <text:p>Fairfax</text:p>
          </table:table-cell>
          <table:table-cell office:value-type="string">
            <text:p>Va</text:p>
          </table:table-cell>
          <table:table-cell office:value-type="float" office:value="22033">
            <text:p>22033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Braun</text:p>
          </table:table-cell>
          <table:table-cell office:value-type="string">
            <text:p>richard</text:p>
          </table:table-cell>
          <table:table-cell office:value-type="string">
            <text:p>703-378-8869</text:p>
          </table:table-cell>
          <table:table-cell office:value-type="string">
            <text:p>cross keys court</text:p>
          </table:table-cell>
          <table:table-cell office:value-type="string">
            <text:p>13121 Cross Keys Court</text:p>
          </table:table-cell>
          <table:table-cell office:value-type="string">
            <text:p>Fairfax</text:p>
          </table:table-cell>
          <table:table-cell office:value-type="string">
            <text:p>va</text:p>
          </table:table-cell>
          <table:table-cell office:value-type="float" office:value="22033">
            <text:p>22033</text:p>
          </table:table-cell>
          <table:table-cell office:value-type="string">
            <text:p>Comments: stack in beds on each side of driveway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Donaldson</text:p>
          </table:table-cell>
          <table:table-cell office:value-type="string">
            <text:p>Lynn </text:p>
          </table:table-cell>
          <table:table-cell office:value-type="string">
            <text:p>703-309-7353</text:p>
          </table:table-cell>
          <table:table-cell office:value-type="string">
            <text:p>tuckaway drive</text:p>
          </table:table-cell>
          <table:table-cell office:value-type="string">
            <text:p>13142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of driveway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Fortin</text:p>
          </table:table-cell>
          <table:table-cell office:value-type="string">
            <text:p>Mike</text:p>
          </table:table-cell>
          <table:table-cell office:value-type="string">
            <text:p>703-264-1970</text:p>
          </table:table-cell>
          <table:table-cell office:value-type="string">
            <text:p>tuckaway drive</text:p>
          </table:table-cell>
          <table:table-cell office:value-type="string">
            <text:p>3341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Cornell</text:p>
          </table:table-cell>
          <table:table-cell office:value-type="string">
            <text:p>John</text:p>
          </table:table-cell>
          <table:table-cell office:value-type="string">
            <text:p>703-476-6743</text:p>
          </table:table-cell>
          <table:table-cell office:value-type="string">
            <text:p>tuckaway drive</text:p>
          </table:table-cell>
          <table:table-cell office:value-type="string">
            <text:p>3346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Drown</text:p>
          </table:table-cell>
          <table:table-cell office:value-type="string">
            <text:p>Sally</text:p>
          </table:table-cell>
          <table:table-cell office:value-type="string">
            <text:p>703-476-8495</text:p>
          </table:table-cell>
          <table:table-cell office:value-type="string">
            <text:p>tuckaway drive</text:p>
          </table:table-cell>
          <table:table-cell office:value-type="string">
            <text:p>3349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Mcdonough</text:p>
          </table:table-cell>
          <table:table-cell office:value-type="string">
            <text:p>Debbie</text:p>
          </table:table-cell>
          <table:table-cell office:value-type="string">
            <text:p>703-795-9215</text:p>
          </table:table-cell>
          <table:table-cell office:value-type="string">
            <text:p>tuckaway drive</text:p>
          </table:table-cell>
          <table:table-cell office:value-type="string">
            <text:p>3340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Boatman</text:p>
          </table:table-cell>
          <table:table-cell office:value-type="string">
            <text:p>Jim</text:p>
          </table:table-cell>
          <table:table-cell office:value-type="string">
            <text:p>703-476-9809</text:p>
          </table:table-cell>
          <table:table-cell office:value-type="string">
            <text:p>tuckaway drive</text:p>
          </table:table-cell>
          <table:table-cell office:value-type="string">
            <text:p>3337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Brown</text:p>
          </table:table-cell>
          <table:table-cell office:value-type="string">
            <text:p>Jeanne</text:p>
          </table:table-cell>
          <table:table-cell office:value-type="string">
            <text:p>703-648-9043</text:p>
          </table:table-cell>
          <table:table-cell office:value-type="string">
            <text:p>tuckaway drive</text:p>
          </table:table-cell>
          <table:table-cell office:value-type="string">
            <text:p>3332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Doherty</text:p>
          </table:table-cell>
          <table:table-cell office:value-type="string">
            <text:p>Karen</text:p>
          </table:table-cell>
          <table:table-cell office:value-type="string">
            <text:p>703-391-0399</text:p>
          </table:table-cell>
          <table:table-cell office:value-type="string">
            <text:p>tuckaway drive</text:p>
          </table:table-cell>
          <table:table-cell office:value-type="string">
            <text:p>3331 Fern Holl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Romanowiczx</text:p>
          </table:table-cell>
          <table:table-cell office:value-type="string">
            <text:p>Stan</text:p>
          </table:table-cell>
          <table:table-cell office:value-type="string">
            <text:p>401-248-4543</text:p>
          </table:table-cell>
          <table:table-cell office:value-type="string">
            <text:p>tuckaway drive</text:p>
          </table:table-cell>
          <table:table-cell office:value-type="string">
            <text:p>13149 Fern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t top of driveway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Pillar</text:p>
          </table:table-cell>
          <table:table-cell office:value-type="string">
            <text:p>Janet</text:p>
          </table:table-cell>
          <table:table-cell office:value-type="string">
            <text:p>703-980-0835</text:p>
          </table:table-cell>
          <table:table-cell office:value-type="string">
            <text:p>tuckaway drive</text:p>
          </table:table-cell>
          <table:table-cell office:value-type="string">
            <text:p>13147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top left side of drivewa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Vertal</text:p>
          </table:table-cell>
          <table:table-cell office:value-type="string">
            <text:p>Mike</text:p>
          </table:table-cell>
          <table:table-cell office:value-type="string">
            <text:p>703-407-2583</text:p>
          </table:table-cell>
          <table:table-cell office:value-type="string">
            <text:p>tuckaway drive</text:p>
          </table:table-cell>
          <table:table-cell office:value-type="string">
            <text:p>13121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grass on left side of driveway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cmorrow</text:p>
          </table:table-cell>
          <table:table-cell office:value-type="string">
            <text:p>Dan</text:p>
          </table:table-cell>
          <table:table-cell office:value-type="string">
            <text:p>703-620-1680</text:p>
          </table:table-cell>
          <table:table-cell office:value-type="string">
            <text:p>tuckaway drive</text:p>
          </table:table-cell>
          <table:table-cell office:value-type="string">
            <text:p>13123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Locklin</text:p>
          </table:table-cell>
          <table:table-cell office:value-type="string">
            <text:p>Kris</text:p>
          </table:table-cell>
          <table:table-cell/>
          <table:table-cell office:value-type="string">
            <text:p>tuckaway drive</text:p>
          </table:table-cell>
          <table:table-cell office:value-type="string">
            <text:p>13120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Lopresti</text:p>
          </table:table-cell>
          <table:table-cell office:value-type="string">
            <text:p>Tony</text:p>
          </table:table-cell>
          <table:table-cell office:value-type="string">
            <text:p>703-992-4204</text:p>
          </table:table-cell>
          <table:table-cell office:value-type="string">
            <text:p>tuckaway drive</text:p>
          </table:table-cell>
          <table:table-cell office:value-type="string">
            <text:p>13109 Lanevie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White</text:p>
          </table:table-cell>
          <table:table-cell office:value-type="string">
            <text:p>Jim</text:p>
          </table:table-cell>
          <table:table-cell office:value-type="string">
            <text:p>703-343-0718</text:p>
          </table:table-cell>
          <table:table-cell office:value-type="string">
            <text:p>tuckaway drive</text:p>
          </table:table-cell>
          <table:table-cell office:value-type="string">
            <text:p>3304 Bywater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t end of pipestem beyond basketball net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Russ</text:p>
          </table:table-cell>
          <table:table-cell office:value-type="string">
            <text:p>Larry</text:p>
          </table:table-cell>
          <table:table-cell office:value-type="string">
            <text:p>703-476-6696</text:p>
          </table:table-cell>
          <table:table-cell office:value-type="string">
            <text:p>tuckaway drive</text:p>
          </table:table-cell>
          <table:table-cell office:value-type="string">
            <text:p>3307 Bywater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eisenbnrown</text:p>
          </table:table-cell>
          <table:table-cell office:value-type="string">
            <text:p>steve</text:p>
          </table:table-cell>
          <table:table-cell office:value-type="string">
            <text:p>703-391-7122</text:p>
          </table:table-cell>
          <table:table-cell office:value-type="string">
            <text:p>tuckaway drive</text:p>
          </table:table-cell>
          <table:table-cell office:value-type="string">
            <text:p>13137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Perich</text:p>
          </table:table-cell>
          <table:table-cell office:value-type="string">
            <text:p>Judy</text:p>
          </table:table-cell>
          <table:table-cell office:value-type="string">
            <text:p>703-476-5323</text:p>
          </table:table-cell>
          <table:table-cell office:value-type="string">
            <text:p>tuckaway drive</text:p>
          </table:table-cell>
          <table:table-cell office:value-type="string">
            <text:p>13122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edzelman</text:p>
          </table:table-cell>
          <table:table-cell office:value-type="string">
            <text:p>Cheryl</text:p>
          </table:table-cell>
          <table:table-cell office:value-type="string">
            <text:p>703-262-0553</text:p>
          </table:table-cell>
          <table:table-cell office:value-type="string">
            <text:p>tuckaway drive</text:p>
          </table:table-cell>
          <table:table-cell office:value-type="string">
            <text:p>13159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McCullen</text:p>
          </table:table-cell>
          <table:table-cell office:value-type="string">
            <text:p>Judy</text:p>
          </table:table-cell>
          <table:table-cell office:value-type="string">
            <text:p>703-391-0548</text:p>
          </table:table-cell>
          <table:table-cell office:value-type="string">
            <text:p>tuckaway drive</text:p>
          </table:table-cell>
          <table:table-cell office:value-type="string">
            <text:p>13158 Applegrov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Gregor</text:p>
          </table:table-cell>
          <table:table-cell office:value-type="string">
            <text:p>Cathy </text:p>
          </table:table-cell>
          <table:table-cell/>
          <table:table-cell office:value-type="string">
            <text:p>tuckaway drive</text:p>
          </table:table-cell>
          <table:table-cell office:value-type="string">
            <text:p>3308 Applegrov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Danforth</text:p>
          </table:table-cell>
          <table:table-cell office:value-type="string">
            <text:p>Larry</text:p>
          </table:table-cell>
          <table:table-cell office:value-type="string">
            <text:p>703-860-1425</text:p>
          </table:table-cell>
          <table:table-cell office:value-type="string">
            <text:p>tuckaway drive</text:p>
          </table:table-cell>
          <table:table-cell office:value-type="string">
            <text:p>3313 Applegrov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street side of front walk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webster</text:p>
          </table:table-cell>
          <table:table-cell office:value-type="string">
            <text:p>Bev</text:p>
          </table:table-cell>
          <table:table-cell office:value-type="string">
            <text:p>571-926-1151</text:p>
          </table:table-cell>
          <table:table-cell office:value-type="string">
            <text:p>tuckaway drive</text:p>
          </table:table-cell>
          <table:table-cell office:value-type="string">
            <text:p>13125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right side of driveway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Mandrgoc</text:p>
          </table:table-cell>
          <table:table-cell office:value-type="string">
            <text:p>Leonard</text:p>
          </table:table-cell>
          <table:table-cell office:value-type="string">
            <text:p>703-862-7206</text:p>
          </table:table-cell>
          <table:table-cell office:value-type="string">
            <text:p>tuckaway drive</text:p>
          </table:table-cell>
          <table:table-cell office:value-type="string">
            <text:p>13123 Tucka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5 bags on right of house, 15 on left, 10 bags in front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Krause</text:p>
          </table:table-cell>
          <table:table-cell office:value-type="string">
            <text:p>Amy</text:p>
          </table:table-cell>
          <table:table-cell office:value-type="string">
            <text:p>703-860-2677</text:p>
          </table:table-cell>
          <table:table-cell office:value-type="string">
            <text:p>wrenn house lane</text:p>
          </table:table-cell>
          <table:table-cell office:value-type="string">
            <text:p>13219 wrenn Hous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m side of driveay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Leonard</text:p>
          </table:table-cell>
          <table:table-cell office:value-type="string">
            <text:p>Christine </text:p>
          </table:table-cell>
          <table:table-cell/>
          <table:table-cell office:value-type="string">
            <text:p>wrenn house lane</text:p>
          </table:table-cell>
          <table:table-cell office:value-type="string">
            <text:p>13208 Wrenn Hous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on right side of driveway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Allamsetty</text:p>
          </table:table-cell>
          <table:table-cell office:value-type="string">
            <text:p>Venkata</text:p>
          </table:table-cell>
          <table:table-cell/>
          <table:table-cell office:value-type="string">
            <text:p>oxford forest drive</text:p>
          </table:table-cell>
          <table:table-cell office:value-type="string">
            <text:p>3119 Oxford forest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Mathews</text:p>
          </table:table-cell>
          <table:table-cell office:value-type="string">
            <text:p>Lisa</text:p>
          </table:table-cell>
          <table:table-cell office:value-type="string">
            <text:p>703-715-8339</text:p>
          </table:table-cell>
          <table:table-cell office:value-type="string">
            <text:p>willow glen drive</text:p>
          </table:table-cell>
          <table:table-cell office:value-type="string">
            <text:p>3113 Franklins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Lee</text:p>
          </table:table-cell>
          <table:table-cell office:value-type="string">
            <text:p>Debbie</text:p>
          </table:table-cell>
          <table:table-cell office:value-type="string">
            <text:p>571-225-1001</text:p>
          </table:table-cell>
          <table:table-cell office:value-type="string">
            <text:p>willow glen drive</text:p>
          </table:table-cell>
          <table:table-cell office:value-type="string">
            <text:p>3293 Willow Gle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Luttges</text:p>
          </table:table-cell>
          <table:table-cell office:value-type="string">
            <text:p>Jill</text:p>
          </table:table-cell>
          <table:table-cell office:value-type="string">
            <text:p>703-391-7117</text:p>
          </table:table-cell>
          <table:table-cell office:value-type="string">
            <text:p>willow glen drive</text:p>
          </table:table-cell>
          <table:table-cell office:value-type="string">
            <text:p>3286 Willow Gle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fence on right side of house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262">
            <text:p>262</text:p>
          </table:table-cell>
          <table:table-cell office:value-type="string">
            <text:p>Gibb</text:p>
          </table:table-cell>
          <table:table-cell office:value-type="string">
            <text:p>Mark </text:p>
          </table:table-cell>
          <table:table-cell office:value-type="string">
            <text:p>703-476-8887</text:p>
          </table:table-cell>
          <table:table-cell office:value-type="string">
            <text:p>willow glen drive</text:p>
          </table:table-cell>
          <table:table-cell office:value-type="string">
            <text:p>3285 Willow Gle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raighill</text:p>
          </table:table-cell>
          <table:table-cell office:value-type="string">
            <text:p>Sherry</text:p>
          </table:table-cell>
          <table:table-cell office:value-type="string">
            <text:p>703-956-3006</text:p>
          </table:table-cell>
          <table:table-cell office:value-type="string">
            <text:p>willow glen drive</text:p>
          </table:table-cell>
          <table:table-cell office:value-type="string">
            <text:p>3265 Willow Gle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behind garage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Choi</text:p>
          </table:table-cell>
          <table:table-cell office:value-type="string">
            <text:p>yong</text:p>
          </table:table-cell>
          <table:table-cell/>
          <table:table-cell office:value-type="string">
            <text:p>willow glen drive</text:p>
          </table:table-cell>
          <table:table-cell office:value-type="string">
            <text:p>12805 Willow Gl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Miller</text:p>
          </table:table-cell>
          <table:table-cell office:value-type="string">
            <text:p>Sue</text:p>
          </table:table-cell>
          <table:table-cell office:value-type="string">
            <text:p>703-476-2014</text:p>
          </table:table-cell>
          <table:table-cell office:value-type="string">
            <text:p>nestlewood drive</text:p>
          </table:table-cell>
          <table:table-cell office:value-type="string">
            <text:p>3222 Brynwood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amachandran</text:p>
          </table:table-cell>
          <table:table-cell office:value-type="string">
            <text:p>Shanthi</text:p>
          </table:table-cell>
          <table:table-cell office:value-type="string">
            <text:p>703-467-9040</text:p>
          </table:table-cell>
          <table:table-cell office:value-type="string">
            <text:p>pond crest lane</text:p>
          </table:table-cell>
          <table:table-cell office:value-type="string">
            <text:p>12720 Pond Crest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Korowajczuk</text:p>
          </table:table-cell>
          <table:table-cell office:value-type="string">
            <text:p>Eliani</text:p>
          </table:table-cell>
          <table:table-cell office:value-type="string">
            <text:p>703-716-0380</text:p>
          </table:table-cell>
          <table:table-cell office:value-type="string">
            <text:p>manderley way</text:p>
          </table:table-cell>
          <table:table-cell office:value-type="string">
            <text:p>12541 Manderley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aul</text:p>
          </table:table-cell>
          <table:table-cell office:value-type="string">
            <text:p>Christine </text:p>
          </table:table-cell>
          <table:table-cell/>
          <table:table-cell office:value-type="string">
            <text:p>folkstone drive</text:p>
          </table:table-cell>
          <table:table-cell office:value-type="string">
            <text:p>2945 Fort Lee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5 bags by mailbox, 25 under basketball hoop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Hoffman</text:p>
          </table:table-cell>
          <table:table-cell office:value-type="string">
            <text:p>Scott</text:p>
          </table:table-cell>
          <table:table-cell office:value-type="string">
            <text:p>321-243-0921</text:p>
          </table:table-cell>
          <table:table-cell office:value-type="string">
            <text:p>folkstone drive</text:p>
          </table:table-cell>
          <table:table-cell office:value-type="string">
            <text:p>2933 Fort Lee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right side of driveway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Capehart</text:p>
          </table:table-cell>
          <table:table-cell office:value-type="string">
            <text:p>Tom</text:p>
          </table:table-cell>
          <table:table-cell office:value-type="string">
            <text:p>703-620-6118</text:p>
          </table:table-cell>
          <table:table-cell office:value-type="string">
            <text:p>folkstone drive</text:p>
          </table:table-cell>
          <table:table-cell office:value-type="string">
            <text:p>2938 Ft Lee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left side of driveway at basketball hoop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scattergood</text:p>
          </table:table-cell>
          <table:table-cell office:value-type="string">
            <text:p>Les</text:p>
          </table:table-cell>
          <table:table-cell office:value-type="string">
            <text:p>703-643-9496</text:p>
          </table:table-cell>
          <table:table-cell office:value-type="string">
            <text:p>folkstone drive</text:p>
          </table:table-cell>
          <table:table-cell office:value-type="string">
            <text:p>12342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in alcove on driveway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Spence</text:p>
          </table:table-cell>
          <table:table-cell office:value-type="string">
            <text:p>Colin</text:p>
          </table:table-cell>
          <table:table-cell/>
          <table:table-cell office:value-type="string">
            <text:p>folkstone drive</text:p>
          </table:table-cell>
          <table:table-cell office:value-type="string">
            <text:p>12347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Murray</text:p>
          </table:table-cell>
          <table:table-cell office:value-type="string">
            <text:p>Pete </text:p>
          </table:table-cell>
          <table:table-cell/>
          <table:table-cell office:value-type="string">
            <text:p>folkstone drive</text:p>
          </table:table-cell>
          <table:table-cell office:value-type="string">
            <text:p>2960 Fort Lee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 next to garage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Lambright</text:p>
          </table:table-cell>
          <table:table-cell office:value-type="string">
            <text:p>John</text:p>
          </table:table-cell>
          <table:table-cell office:value-type="string">
            <text:p>703-860-4991</text:p>
          </table:table-cell>
          <table:table-cell office:value-type="string">
            <text:p>westwood hills drive</text:p>
          </table:table-cell>
          <table:table-cell office:value-type="string">
            <text:p>3018 Millstream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springfield</text:p>
          </table:table-cell>
          <table:table-cell office:value-type="string">
            <text:p>Kathy</text:p>
          </table:table-cell>
          <table:table-cell office:value-type="string">
            <text:p>703-860-3999</text:p>
          </table:table-cell>
          <table:table-cell office:value-type="string">
            <text:p>wild cherry place</text:p>
          </table:table-cell>
          <table:table-cell office:value-type="string">
            <text:p>2647 Wild Cherry Place</text:p>
          </table:table-cell>
          <table:table-cell office:value-type="string">
            <text:p>Reston</text:p>
          </table:table-cell>
          <table:table-cell office:value-type="string">
            <text:p>Va</text:p>
          </table:table-cell>
          <table:table-cell office:value-type="float" office:value="20191">
            <text:p>2019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Gregor</text:p>
          </table:table-cell>
          <table:table-cell office:value-type="string">
            <text:p>Sallie</text:p>
          </table:table-cell>
          <table:table-cell office:value-type="string">
            <text:p>703-716-4817</text:p>
          </table:table-cell>
          <table:table-cell office:value-type="string">
            <text:p>folkstone drive</text:p>
          </table:table-cell>
          <table:table-cell office:value-type="string">
            <text:p>2909 Rock Manor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0 bags on back patio at right of house, 15 in front left side of house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hapo</text:p>
          </table:table-cell>
          <table:table-cell office:value-type="string">
            <text:p>Jackie</text:p>
          </table:table-cell>
          <table:table-cell office:value-type="string">
            <text:p>703-620-0576</text:p>
          </table:table-cell>
          <table:table-cell office:value-type="string">
            <text:p>folkstone drive</text:p>
          </table:table-cell>
          <table:table-cell office:value-type="string">
            <text:p>2903 Rock Manor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Kalpor</text:p>
          </table:table-cell>
          <table:table-cell office:value-type="string">
            <text:p>John</text:p>
          </table:table-cell>
          <table:table-cell office:value-type="string">
            <text:p>703-426-5501</text:p>
          </table:table-cell>
          <table:table-cell office:value-type="string">
            <text:p>folkstone drive</text:p>
          </table:table-cell>
          <table:table-cell office:value-type="string">
            <text:p>12221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envall</text:p>
          </table:table-cell>
          <table:table-cell office:value-type="string">
            <text:p>Roy</text:p>
          </table:table-cell>
          <table:table-cell office:value-type="string">
            <text:p>703-860-5923</text:p>
          </table:table-cell>
          <table:table-cell office:value-type="string">
            <text:p>folkstone drive</text:p>
          </table:table-cell>
          <table:table-cell office:value-type="string">
            <text:p>12223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girimonte</text:p>
          </table:table-cell>
          <table:table-cell office:value-type="string">
            <text:p>Camille</text:p>
          </table:table-cell>
          <table:table-cell office:value-type="string">
            <text:p>703-758-1838</text:p>
          </table:table-cell>
          <table:table-cell office:value-type="string">
            <text:p>folkstone drive</text:p>
          </table:table-cell>
          <table:table-cell office:value-type="string">
            <text:p>12230 Folkston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driveway under basketball hoop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Yau</text:p>
          </table:table-cell>
          <table:table-cell office:value-type="string">
            <text:p>Clifford</text:p>
          </table:table-cell>
          <table:table-cell/>
          <table:table-cell office:value-type="string">
            <text:p>timber wood way</text:p>
          </table:table-cell>
          <table:table-cell office:value-type="string">
            <text:p>3007 Timber Wood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close to trash can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Mehdi</text:p>
          </table:table-cell>
          <table:table-cell office:value-type="string">
            <text:p>Iga</text:p>
          </table:table-cell>
          <table:table-cell office:value-type="string">
            <text:p>703-476-7009</text:p>
          </table:table-cell>
          <table:table-cell office:value-type="string">
            <text:p>blueberry farm lane</text:p>
          </table:table-cell>
          <table:table-cell office:value-type="string">
            <text:p>2751 blueberry Farm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sck on driveway near basketball hoop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Mannava</text:p>
          </table:table-cell>
          <table:table-cell office:value-type="string">
            <text:p>Carly</text:p>
          </table:table-cell>
          <table:table-cell office:value-type="string">
            <text:p>703-625-8158</text:p>
          </table:table-cell>
          <table:table-cell office:value-type="string">
            <text:p>robaleed way</text:p>
          </table:table-cell>
          <table:table-cell office:value-type="string">
            <text:p>2724 Robaleed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Reilly</text:p>
          </table:table-cell>
          <table:table-cell office:value-type="string">
            <text:p>Pat</text:p>
          </table:table-cell>
          <table:table-cell/>
          <table:table-cell office:value-type="string">
            <text:p>lake james drive</text:p>
          </table:table-cell>
          <table:table-cell office:value-type="string">
            <text:p>12210 Lake Jame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duston</text:p>
          </table:table-cell>
          <table:table-cell office:value-type="string">
            <text:p>robert</text:p>
          </table:table-cell>
          <table:table-cell office:value-type="string">
            <text:p>703-338-6353</text:p>
          </table:table-cell>
          <table:table-cell office:value-type="string">
            <text:p>lake james drive</text:p>
          </table:table-cell>
          <table:table-cell office:value-type="string">
            <text:p>12201 Lake Jame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50 in front yard beds remainder stacked in front of woodpile at end of driveway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Stalzer</text:p>
          </table:table-cell>
          <table:table-cell office:value-type="string">
            <text:p>Bob</text:p>
          </table:table-cell>
          <table:table-cell office:value-type="string">
            <text:p>703-476-4086</text:p>
          </table:table-cell>
          <table:table-cell office:value-type="string">
            <text:p>lake james drive</text:p>
          </table:table-cell>
          <table:table-cell office:value-type="string">
            <text:p>12208 Lake Jame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Martin</text:p>
          </table:table-cell>
          <table:table-cell office:value-type="string">
            <text:p>Robert</text:p>
          </table:table-cell>
          <table:table-cell office:value-type="string">
            <text:p>703-476-7188</text:p>
          </table:table-cell>
          <table:table-cell office:value-type="string">
            <text:p>woodcock lane</text:p>
          </table:table-cell>
          <table:table-cell office:value-type="string">
            <text:p>12522 woodcock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Crump</text:p>
          </table:table-cell>
          <table:table-cell office:value-type="string">
            <text:p>Cathy </text:p>
          </table:table-cell>
          <table:table-cell office:value-type="string">
            <text:p>703-391-0216</text:p>
          </table:table-cell>
          <table:table-cell office:value-type="string">
            <text:p>puritan court</text:p>
          </table:table-cell>
          <table:table-cell office:value-type="string">
            <text:p>2606 Purita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on driveway under basketball net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Riley</text:p>
          </table:table-cell>
          <table:table-cell office:value-type="string">
            <text:p>Kathy</text:p>
          </table:table-cell>
          <table:table-cell office:value-type="string">
            <text:p>703-581-8552</text:p>
          </table:table-cell>
          <table:table-cell office:value-type="string">
            <text:p>puritan court</text:p>
          </table:table-cell>
          <table:table-cell office:value-type="string">
            <text:p>2619 Purita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Conlon</text:p>
          </table:table-cell>
          <table:table-cell office:value-type="string">
            <text:p>Mike </text:p>
          </table:table-cell>
          <table:table-cell/>
          <table:table-cell office:value-type="string">
            <text:p>puritan court</text:p>
          </table:table-cell>
          <table:table-cell office:value-type="string">
            <text:p>2621 Purita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McCarty</text:p>
          </table:table-cell>
          <table:table-cell office:value-type="string">
            <text:p>John</text:p>
          </table:table-cell>
          <table:table-cell office:value-type="string">
            <text:p>703-471-6369</text:p>
          </table:table-cell>
          <table:table-cell office:value-type="string">
            <text:p>new parkland drive</text:p>
          </table:table-cell>
          <table:table-cell office:value-type="string">
            <text:p>2791 Melcheste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roight side of house by back gate in garden bed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unne</text:p>
          </table:table-cell>
          <table:table-cell office:value-type="string">
            <text:p>Christine </text:p>
          </table:table-cell>
          <table:table-cell office:value-type="string">
            <text:p>703-437-5226</text:p>
          </table:table-cell>
          <table:table-cell office:value-type="string">
            <text:p>new parkland drive</text:p>
          </table:table-cell>
          <table:table-cell office:value-type="string">
            <text:p>2782 Melcheste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[ut on side of driveway spur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Kaplan</text:p>
          </table:table-cell>
          <table:table-cell office:value-type="string">
            <text:p>richard</text:p>
          </table:table-cell>
          <table:table-cell office:value-type="string">
            <text:p>703-689-4061</text:p>
          </table:table-cell>
          <table:table-cell office:value-type="string">
            <text:p>new parkland drive</text:p>
          </table:table-cell>
          <table:table-cell office:value-type="string">
            <text:p>2790 melcheste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right side of house between trash can and heat pump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Gross</text:p>
          </table:table-cell>
          <table:table-cell office:value-type="string">
            <text:p>Bernard </text:p>
          </table:table-cell>
          <table:table-cell office:value-type="string">
            <text:p>703-437-8122</text:p>
          </table:table-cell>
          <table:table-cell office:value-type="string">
            <text:p>new parkland drive</text:p>
          </table:table-cell>
          <table:table-cell office:value-type="string">
            <text:p>2779 Mans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on sidewalk at left of garage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Fu</text:p>
          </table:table-cell>
          <table:table-cell office:value-type="string">
            <text:p>Liz</text:p>
          </table:table-cell>
          <table:table-cell office:value-type="string">
            <text:p>703-709-1375</text:p>
          </table:table-cell>
          <table:table-cell office:value-type="string">
            <text:p>new parkland drive</text:p>
          </table:table-cell>
          <table:table-cell office:value-type="string">
            <text:p>2764 Mans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Aceto</text:p>
          </table:table-cell>
          <table:table-cell office:value-type="string">
            <text:p>Richard</text:p>
          </table:table-cell>
          <table:table-cell office:value-type="string">
            <text:p>703-481-3322</text:p>
          </table:table-cell>
          <table:table-cell office:value-type="string">
            <text:p>new parkland drive</text:p>
          </table:table-cell>
          <table:table-cell office:value-type="string">
            <text:p>2794 Mans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to right of garage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Gorijala</text:p>
          </table:table-cell>
          <table:table-cell office:value-type="string">
            <text:p>Ramesh</text:p>
          </table:table-cell>
          <table:table-cell office:value-type="string">
            <text:p>703-953-2115</text:p>
          </table:table-cell>
          <table:table-cell office:value-type="string">
            <text:p>new parkland drive</text:p>
          </table:table-cell>
          <table:table-cell office:value-type="string">
            <text:p>13100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side of driveway where lamp post <text:s/>is near the brick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Tippett</text:p>
          </table:table-cell>
          <table:table-cell office:value-type="string">
            <text:p>Paise</text:p>
          </table:table-cell>
          <table:table-cell office:value-type="string">
            <text:p>703-862-1743</text:p>
          </table:table-cell>
          <table:table-cell office:value-type="string">
            <text:p>new parkland drive</text:p>
          </table:table-cell>
          <table:table-cell office:value-type="string">
            <text:p>13113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Ragone</text:p>
          </table:table-cell>
          <table:table-cell office:value-type="string">
            <text:p>Matt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064 farthingal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Gavin</text:p>
          </table:table-cell>
          <table:table-cell office:value-type="string">
            <text:p>Victor</text:p>
          </table:table-cell>
          <table:table-cell office:value-type="string">
            <text:p>703-925-0001</text:p>
          </table:table-cell>
          <table:table-cell office:value-type="string">
            <text:p>new parkland drive</text:p>
          </table:table-cell>
          <table:table-cell office:value-type="string">
            <text:p>2800 Mansway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Alt</text:p>
          </table:table-cell>
          <table:table-cell office:value-type="string">
            <text:p>Debora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014 New Austi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Cramer</text:p>
          </table:table-cell>
          <table:table-cell office:value-type="string">
            <text:p>Scott</text:p>
          </table:table-cell>
          <table:table-cell office:value-type="string">
            <text:p>703-435-0112</text:p>
          </table:table-cell>
          <table:table-cell office:value-type="string">
            <text:p>new parkland drive</text:p>
          </table:table-cell>
          <table:table-cell office:value-type="string">
            <text:p>13022 New Austi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WESTRICH</text:p>
          </table:table-cell>
          <table:table-cell office:value-type="string">
            <text:p>RICK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2624 New Concord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Goodwin</text:p>
          </table:table-cell>
          <table:table-cell office:value-type="string">
            <text:p>Sandra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2819 New Parklan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Downs</text:p>
          </table:table-cell>
          <table:table-cell office:value-type="string">
            <text:p>Brian</text:p>
          </table:table-cell>
          <table:table-cell office:value-type="string">
            <text:p>703-476-1037</text:p>
          </table:table-cell>
          <table:table-cell office:value-type="string">
            <text:p>new parkland drive</text:p>
          </table:table-cell>
          <table:table-cell office:value-type="string">
            <text:p>2503 Tatnuck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Hartman</text:p>
          </table:table-cell>
          <table:table-cell office:value-type="string">
            <text:p>Randy</text:p>
          </table:table-cell>
          <table:table-cell office:value-type="string">
            <text:p>571-344-2222</text:p>
          </table:table-cell>
          <table:table-cell office:value-type="string">
            <text:p>new parkland drive</text:p>
          </table:table-cell>
          <table:table-cell office:value-type="string">
            <text:p>12708 Fox Wood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4">
          <table:table-cell office:value-type="float" office:value="261">
            <text:p>261</text:p>
          </table:table-cell>
          <table:table-cell office:value-type="string">
            <text:p>Zhang</text:p>
          </table:table-cell>
          <table:table-cell office:value-type="string">
            <text:p>Ken</text:p>
          </table:table-cell>
          <table:table-cell office:value-type="string">
            <text:p>703-436-8291</text:p>
          </table:table-cell>
          <table:table-cell office:value-type="string">
            <text:p>mares neck lane</text:p>
          </table:table-cell>
          <table:table-cell office:value-type="string">
            <text:p>13098 Mares Neck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256">
            <text:p>256</text:p>
          </table:table-cell>
          <table:table-cell office:value-type="string">
            <text:p>Cutter</text:p>
          </table:table-cell>
          <table:table-cell office:value-type="string">
            <text:p>Cathleen 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002 New Ard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welsh</text:p>
          </table:table-cell>
          <table:table-cell office:value-type="string">
            <text:p>Laura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108 New Parklan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76">
            <text:p>176</text:p>
          </table:table-cell>
          <table:table-cell office:value-type="string">
            <text:p>Drew</text:p>
          </table:table-cell>
          <table:table-cell office:value-type="string">
            <text:p>Terry</text:p>
          </table:table-cell>
          <table:table-cell office:value-type="string">
            <text:p>703-707-9703</text:p>
          </table:table-cell>
          <table:table-cell office:value-type="string">
            <text:p>new parkland drive</text:p>
          </table:table-cell>
          <table:table-cell office:value-type="string">
            <text:p>13168 New Parklan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ownie</text:p>
          </table:table-cell>
          <table:table-cell office:value-type="string">
            <text:p>James</text:p>
          </table:table-cell>
          <table:table-cell office:value-type="string">
            <text:p>703-249-2192</text:p>
          </table:table-cell>
          <table:table-cell office:value-type="string">
            <text:p>new parkland drive</text:p>
          </table:table-cell>
          <table:table-cell office:value-type="string">
            <text:p>13125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Kratzke</text:p>
          </table:table-cell>
          <table:table-cell office:value-type="string">
            <text:p>Tom</text:p>
          </table:table-cell>
          <table:table-cell office:value-type="string">
            <text:p>571-344-8489</text:p>
          </table:table-cell>
          <table:table-cell office:value-type="string">
            <text:p>new parkland drive</text:p>
          </table:table-cell>
          <table:table-cell office:value-type="string">
            <text:p>13123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sser</text:p>
          </table:table-cell>
          <table:table-cell office:value-type="string">
            <text:p>Bev </text:p>
          </table:table-cell>
          <table:table-cell office:value-type="string">
            <text:p>703-437-3728</text:p>
          </table:table-cell>
          <table:table-cell office:value-type="string">
            <text:p>new parkland drive</text:p>
          </table:table-cell>
          <table:table-cell office:value-type="string">
            <text:p>13117 Bradley Farm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20 bags in back in mulched area, 10 bags in front along drigeway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Norton</text:p>
          </table:table-cell>
          <table:table-cell office:value-type="string">
            <text:p>Robert</text:p>
          </table:table-cell>
          <table:table-cell office:value-type="string">
            <text:p>571-276-9786</text:p>
          </table:table-cell>
          <table:table-cell office:value-type="string">
            <text:p>new parkland drive</text:p>
          </table:table-cell>
          <table:table-cell office:value-type="string">
            <text:p>2854 Bradley Acre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top of mulch in front of house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57">
            <text:p>157</text:p>
          </table:table-cell>
          <table:table-cell office:value-type="string">
            <text:p>Varner</text:p>
          </table:table-cell>
          <table:table-cell office:value-type="string">
            <text:p>Monica</text:p>
          </table:table-cell>
          <table:table-cell office:value-type="string">
            <text:p>703-796-1062</text:p>
          </table:table-cell>
          <table:table-cell office:value-type="string">
            <text:p>new parkland drive</text:p>
          </table:table-cell>
          <table:table-cell office:value-type="string">
            <text:p>2857 Bradley Acre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leave on right side of driveway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Vlattas</text:p>
          </table:table-cell>
          <table:table-cell office:value-type="string">
            <text:p>John</text:p>
          </table:table-cell>
          <table:table-cell office:value-type="string">
            <text:p>703-585-4816</text:p>
          </table:table-cell>
          <table:table-cell office:value-type="string">
            <text:p>new parkland drive</text:p>
          </table:table-cell>
          <table:table-cell office:value-type="string">
            <text:p>13173 New Parklan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Smyre</text:p>
          </table:table-cell>
          <table:table-cell office:value-type="string">
            <text:p>Dave </text:p>
          </table:table-cell>
          <table:table-cell/>
          <table:table-cell office:value-type="string">
            <text:p>new parkland drive</text:p>
          </table:table-cell>
          <table:table-cell office:value-type="string">
            <text:p>13121 Frog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Marentette</text:p>
          </table:table-cell>
          <table:table-cell office:value-type="string">
            <text:p>Bob</text:p>
          </table:table-cell>
          <table:table-cell office:value-type="string">
            <text:p>703-471-1167</text:p>
          </table:table-cell>
          <table:table-cell office:value-type="string">
            <text:p>fallon drive</text:p>
          </table:table-cell>
          <table:table-cell office:value-type="string">
            <text:p>2505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Kendrick</text:p>
          </table:table-cell>
          <table:table-cell office:value-type="string">
            <text:p>Brian</text:p>
          </table:table-cell>
          <table:table-cell/>
          <table:table-cell office:value-type="string">
            <text:p>fallon drive</text:p>
          </table:table-cell>
          <table:table-cell office:value-type="string">
            <text:p>2503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 close to garage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Fissel</text:p>
          </table:table-cell>
          <table:table-cell office:value-type="string">
            <text:p>Bill</text:p>
          </table:table-cell>
          <table:table-cell office:value-type="string">
            <text:p>703-519-8718</text:p>
          </table:table-cell>
          <table:table-cell office:value-type="string">
            <text:p>fallon drive</text:p>
          </table:table-cell>
          <table:table-cell office:value-type="string">
            <text:p>2506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Mathews</text:p>
          </table:table-cell>
          <table:table-cell office:value-type="string">
            <text:p>Dave </text:p>
          </table:table-cell>
          <table:table-cell office:value-type="string">
            <text:p>703-742-0970</text:p>
          </table:table-cell>
          <table:table-cell office:value-type="string">
            <text:p>fallon drive</text:p>
          </table:table-cell>
          <table:table-cell office:value-type="string">
            <text:p>2508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 front door so I can't leave house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Auman</text:p>
          </table:table-cell>
          <table:table-cell office:value-type="string">
            <text:p>Rick</text:p>
          </table:table-cell>
          <table:table-cell office:value-type="string">
            <text:p>703-733-0752</text:p>
          </table:table-cell>
          <table:table-cell office:value-type="string">
            <text:p>fallon drive</text:p>
          </table:table-cell>
          <table:table-cell office:value-type="string">
            <text:p>12906 Locksley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Barbee</text:p>
          </table:table-cell>
          <table:table-cell office:value-type="string">
            <text:p>Chris</text:p>
          </table:table-cell>
          <table:table-cell/>
          <table:table-cell office:value-type="string">
            <text:p>fallon drive</text:p>
          </table:table-cell>
          <table:table-cell office:value-type="string">
            <text:p>2527 Fallo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by garage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169">
            <text:p>169</text:p>
          </table:table-cell>
          <table:table-cell office:value-type="string">
            <text:p>Knutson</text:p>
          </table:table-cell>
          <table:table-cell office:value-type="string">
            <text:p>chuck</text:p>
          </table:table-cell>
          <table:table-cell/>
          <table:table-cell office:value-type="string">
            <text:p>monroe manor drive</text:p>
          </table:table-cell>
          <table:table-cell office:value-type="string">
            <text:p>13004 Monroe Mano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4">
          <table:table-cell office:value-type="float" office:value="259">
            <text:p>259</text:p>
          </table:table-cell>
          <table:table-cell office:value-type="string">
            <text:p>Choi</text:p>
          </table:table-cell>
          <table:table-cell office:value-type="string">
            <text:p>Hae</text:p>
          </table:table-cell>
          <table:table-cell office:value-type="string">
            <text:p>571-214-6787</text:p>
          </table:table-cell>
          <table:table-cell office:value-type="string">
            <text:p>middleton farm lane</text:p>
          </table:table-cell>
          <table:table-cell office:value-type="string">
            <text:p>2936 Blue Holly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Asmussen</text:p>
          </table:table-cell>
          <table:table-cell office:value-type="string">
            <text:p>Mike</text:p>
          </table:table-cell>
          <table:table-cell office:value-type="string">
            <text:p>703-318-7350</text:p>
          </table:table-cell>
          <table:table-cell office:value-type="string">
            <text:p>meadow hall drive</text:p>
          </table:table-cell>
          <table:table-cell office:value-type="string">
            <text:p>2627 Meadow Hall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Giusti</text:p>
          </table:table-cell>
          <table:table-cell office:value-type="string">
            <text:p>Sarah</text:p>
          </table:table-cell>
          <table:table-cell/>
          <table:table-cell office:value-type="string">
            <text:p>iron forge road</text:p>
          </table:table-cell>
          <table:table-cell office:value-type="string">
            <text:p>2504 Halterbreak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Rhodes</text:p>
          </table:table-cell>
          <table:table-cell office:value-type="string">
            <text:p>Sherrie</text:p>
          </table:table-cell>
          <table:table-cell office:value-type="string">
            <text:p>703-689-0876</text:p>
          </table:table-cell>
          <table:table-cell office:value-type="string">
            <text:p>iron forge road</text:p>
          </table:table-cell>
          <table:table-cell office:value-type="string">
            <text:p>2515 Halterbreak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235">
            <text:p>235</text:p>
          </table:table-cell>
          <table:table-cell office:value-type="string">
            <text:p>Elwell</text:p>
          </table:table-cell>
          <table:table-cell office:value-type="string">
            <text:p>robert</text:p>
          </table:table-cell>
          <table:table-cell office:value-type="string">
            <text:p>703-467-9658</text:p>
          </table:table-cell>
          <table:table-cell office:value-type="string">
            <text:p>iron forge road</text:p>
          </table:table-cell>
          <table:table-cell office:value-type="string">
            <text:p>2512 Iron forge road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all in backyard area covered with flat stone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Reid</text:p>
          </table:table-cell>
          <table:table-cell office:value-type="string">
            <text:p>Robert</text:p>
          </table:table-cell>
          <table:table-cell office:value-type="string">
            <text:p>703-471-6477</text:p>
          </table:table-cell>
          <table:table-cell office:value-type="string">
            <text:p>iron forge road</text:p>
          </table:table-cell>
          <table:table-cell office:value-type="string">
            <text:p>2504 Iron Forge Road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55">
            <text:p>155</text:p>
          </table:table-cell>
          <table:table-cell office:value-type="string">
            <text:p>Long </text:p>
          </table:table-cell>
          <table:table-cell office:value-type="string">
            <text:p>Katie</text:p>
          </table:table-cell>
          <table:table-cell office:value-type="string">
            <text:p>571-212-2807</text:p>
          </table:table-cell>
          <table:table-cell office:value-type="string">
            <text:p>iron forge road</text:p>
          </table:table-cell>
          <table:table-cell office:value-type="string">
            <text:p>13109 Anvil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WANG</text:p>
          </table:table-cell>
          <table:table-cell office:value-type="string">
            <text:p>xio </text:p>
          </table:table-cell>
          <table:table-cell/>
          <table:table-cell office:value-type="string">
            <text:p>iron forge road</text:p>
          </table:table-cell>
          <table:table-cell office:value-type="string">
            <text:p>13103 Anvil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along flower bed and trees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228">
            <text:p>228</text:p>
          </table:table-cell>
          <table:table-cell office:value-type="string">
            <text:p>Rakow</text:p>
          </table:table-cell>
          <table:table-cell office:value-type="string">
            <text:p>Scott</text:p>
          </table:table-cell>
          <table:table-cell office:value-type="string">
            <text:p>703-471-0437</text:p>
          </table:table-cell>
          <table:table-cell office:value-type="string">
            <text:p>thacker hill court</text:p>
          </table:table-cell>
          <table:table-cell office:value-type="string">
            <text:p>12795 Thacker Hill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4">
          <table:table-cell office:value-type="float" office:value="197">
            <text:p>197</text:p>
          </table:table-cell>
          <table:table-cell office:value-type="string">
            <text:p>Konnert</text:p>
          </table:table-cell>
          <table:table-cell office:value-type="string">
            <text:p>Kerry</text:p>
          </table:table-cell>
          <table:table-cell office:value-type="string">
            <text:p>703-796-9686</text:p>
          </table:table-cell>
          <table:table-cell office:value-type="string">
            <text:p>lazy glen lane</text:p>
          </table:table-cell>
          <table:table-cell office:value-type="string">
            <text:p>13221 Lazy Glen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whhite</text:p>
          </table:table-cell>
          <table:table-cell office:value-type="string">
            <text:p>Sylvia </text:p>
          </table:table-cell>
          <table:table-cell office:value-type="string">
            <text:p>703-481-8327</text:p>
          </table:table-cell>
          <table:table-cell office:value-type="string">
            <text:p>lazy glen lane</text:p>
          </table:table-cell>
          <table:table-cell office:value-type="string">
            <text:p>13210 Lazy Glen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242">
            <text:p>242</text:p>
          </table:table-cell>
          <table:table-cell office:value-type="string">
            <text:p>guggenmos</text:p>
          </table:table-cell>
          <table:table-cell office:value-type="string">
            <text:p>Steve</text:p>
          </table:table-cell>
          <table:table-cell office:value-type="string">
            <text:p>202-251-1803</text:p>
          </table:table-cell>
          <table:table-cell office:value-type="string">
            <text:p>middleton farm lane</text:p>
          </table:table-cell>
          <table:table-cell office:value-type="string">
            <text:p>13263 Middleton Farm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201">
            <text:p>201</text:p>
          </table:table-cell>
          <table:table-cell office:value-type="string">
            <text:p>Peck</text:p>
          </table:table-cell>
          <table:table-cell office:value-type="string">
            <text:p>Gerritt</text:p>
          </table:table-cell>
          <table:table-cell office:value-type="string">
            <text:p>571-232-0113</text:p>
          </table:table-cell>
          <table:table-cell office:value-type="string">
            <text:p>lake shore drive</text:p>
          </table:table-cell>
          <table:table-cell office:value-type="string">
            <text:p>13462 Lake Shor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216">
            <text:p>216</text:p>
          </table:table-cell>
          <table:table-cell office:value-type="string">
            <text:p>Julian</text:p>
          </table:table-cell>
          <table:table-cell office:value-type="string">
            <text:p>Bob</text:p>
          </table:table-cell>
          <table:table-cell office:value-type="string">
            <text:p>917-923-7737</text:p>
          </table:table-cell>
          <table:table-cell office:value-type="string">
            <text:p>lake shore drive</text:p>
          </table:table-cell>
          <table:table-cell office:value-type="string">
            <text:p>13466 Lake Shor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Bergeron</text:p>
          </table:table-cell>
          <table:table-cell office:value-type="string">
            <text:p>Lisette</text:p>
          </table:table-cell>
          <table:table-cell office:value-type="string">
            <text:p>703-709-5846</text:p>
          </table:table-cell>
          <table:table-cell office:value-type="string">
            <text:p>point rider lane</text:p>
          </table:table-cell>
          <table:table-cell office:value-type="string">
            <text:p>2796 Equu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128">
            <text:p>128</text:p>
          </table:table-cell>
          <table:table-cell office:value-type="string">
            <text:p>Meyer</text:p>
          </table:table-cell>
          <table:table-cell office:value-type="string">
            <text:p>Troy</text:p>
          </table:table-cell>
          <table:table-cell/>
          <table:table-cell office:value-type="string">
            <text:p>point rider lane</text:p>
          </table:table-cell>
          <table:table-cell office:value-type="string">
            <text:p>13338 Point rider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float" office:value="226">
            <text:p>226</text:p>
          </table:table-cell>
          <table:table-cell office:value-type="string">
            <text:p>Louddin</text:p>
          </table:table-cell>
          <table:table-cell office:value-type="string">
            <text:p>richard</text:p>
          </table:table-cell>
          <table:table-cell/>
          <table:table-cell office:value-type="string">
            <text:p>ashdown forest drive</text:p>
          </table:table-cell>
          <table:table-cell office:value-type="string">
            <text:p>2933 Ashdown forest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 mulch between trees on left side of driveway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32">
            <text:p>132</text:p>
          </table:table-cell>
          <table:table-cell office:value-type="string">
            <text:p>Gilbert</text:p>
          </table:table-cell>
          <table:table-cell office:value-type="string">
            <text:p>Bernard </text:p>
          </table:table-cell>
          <table:table-cell office:value-type="string">
            <text:p>321-445-5884</text:p>
          </table:table-cell>
          <table:table-cell office:value-type="string">
            <text:p>emerald chase drive</text:p>
          </table:table-cell>
          <table:table-cell office:value-type="string">
            <text:p>2961 Mockernut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Griggs</text:p>
          </table:table-cell>
          <table:table-cell office:value-type="string">
            <text:p>Janice</text:p>
          </table:table-cell>
          <table:table-cell office:value-type="string">
            <text:p>703-435-1773</text:p>
          </table:table-cell>
          <table:table-cell office:value-type="string">
            <text:p>emerald chase drive</text:p>
          </table:table-cell>
          <table:table-cell office:value-type="string">
            <text:p>13155 Ruby Lac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Stahl</text:p>
          </table:table-cell>
          <table:table-cell office:value-type="string">
            <text:p>Leanne</text:p>
          </table:table-cell>
          <table:table-cell office:value-type="string">
            <text:p>703-471-6087</text:p>
          </table:table-cell>
          <table:table-cell office:value-type="string">
            <text:p>emerald chase drive</text:p>
          </table:table-cell>
          <table:table-cell office:value-type="string">
            <text:p>3027 Emerald Cha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osgrave</text:p>
          </table:table-cell>
          <table:table-cell office:value-type="string">
            <text:p>Christine </text:p>
          </table:table-cell>
          <table:table-cell/>
          <table:table-cell office:value-type="string">
            <text:p>emerald chase drive</text:p>
          </table:table-cell>
          <table:table-cell office:value-type="string">
            <text:p>3018 Emerald Cha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07">
            <text:p>107</text:p>
          </table:table-cell>
          <table:table-cell office:value-type="string">
            <text:p>Brown</text:p>
          </table:table-cell>
          <table:table-cell office:value-type="string">
            <text:p>Mike</text:p>
          </table:table-cell>
          <table:table-cell office:value-type="string">
            <text:p>703-675-0881</text:p>
          </table:table-cell>
          <table:table-cell office:value-type="string">
            <text:p>emerald chase drive</text:p>
          </table:table-cell>
          <table:table-cell office:value-type="string">
            <text:p>2989 Emerald Cha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49">
            <text:p>149</text:p>
          </table:table-cell>
          <table:table-cell office:value-type="string">
            <text:p>Seeber</text:p>
          </table:table-cell>
          <table:table-cell office:value-type="string">
            <text:p>K</text:p>
          </table:table-cell>
          <table:table-cell office:value-type="string">
            <text:p>703-437-7452</text:p>
          </table:table-cell>
          <table:table-cell office:value-type="string">
            <text:p>emerald chase drive</text:p>
          </table:table-cell>
          <table:table-cell office:value-type="string">
            <text:p>13227 Pleasant Glen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Salvatore</text:p>
          </table:table-cell>
          <table:table-cell office:value-type="string">
            <text:p>steve</text:p>
          </table:table-cell>
          <table:table-cell office:value-type="string">
            <text:p>703-966-6711</text:p>
          </table:table-cell>
          <table:table-cell office:value-type="string">
            <text:p>lazy glen lane</text:p>
          </table:table-cell>
          <table:table-cell office:value-type="string">
            <text:p>2919 Parklaw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4">
          <table:table-cell office:value-type="float" office:value="163">
            <text:p>163</text:p>
          </table:table-cell>
          <table:table-cell office:value-type="string">
            <text:p>Toms</text:p>
          </table:table-cell>
          <table:table-cell office:value-type="string">
            <text:p>William</text:p>
          </table:table-cell>
          <table:table-cell office:value-type="string">
            <text:p>571-213-1035</text:p>
          </table:table-cell>
          <table:table-cell office:value-type="string">
            <text:p>ashburton manor drive</text:p>
          </table:table-cell>
          <table:table-cell office:value-type="string">
            <text:p>3024 Ashburton Mano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258">
            <text:p>258</text:p>
          </table:table-cell>
          <table:table-cell office:value-type="string">
            <text:p>Jacobson</text:p>
          </table:table-cell>
          <table:table-cell office:value-type="string">
            <text:p>Keith</text:p>
          </table:table-cell>
          <table:table-cell office:value-type="string">
            <text:p>703-582-4270</text:p>
          </table:table-cell>
          <table:table-cell office:value-type="string">
            <text:p>ashburton manor drive</text:p>
          </table:table-cell>
          <table:table-cell office:value-type="string">
            <text:p>3019 Pleasantre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213">
            <text:p>213</text:p>
          </table:table-cell>
          <table:table-cell office:value-type="string">
            <text:p>winkelstein</text:p>
          </table:table-cell>
          <table:table-cell office:value-type="string">
            <text:p>Mark </text:p>
          </table:table-cell>
          <table:table-cell office:value-type="string">
            <text:p>240-876-5547</text:p>
          </table:table-cell>
          <table:table-cell office:value-type="string">
            <text:p>ashburton manor drive</text:p>
          </table:table-cell>
          <table:table-cell office:value-type="string">
            <text:p>3015 Pleasantre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sidewalk between driveway and front door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Krage</text:p>
          </table:table-cell>
          <table:table-cell office:value-type="string">
            <text:p>Liz</text:p>
          </table:table-cell>
          <table:table-cell office:value-type="string">
            <text:p>703-620-9747</text:p>
          </table:table-cell>
          <table:table-cell office:value-type="string">
            <text:p>ashburton manor drive</text:p>
          </table:table-cell>
          <table:table-cell office:value-type="string">
            <text:p>3003 Pleasantre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136">
            <text:p>136</text:p>
          </table:table-cell>
          <table:table-cell office:value-type="string">
            <text:p>Fish</text:p>
          </table:table-cell>
          <table:table-cell office:value-type="string">
            <text:p>Peter</text:p>
          </table:table-cell>
          <table:table-cell/>
          <table:table-cell office:value-type="string">
            <text:p>ashburton manor drive</text:p>
          </table:table-cell>
          <table:table-cell office:value-type="string">
            <text:p>3004 Ashburton Manor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Hoyt</text:p>
          </table:table-cell>
          <table:table-cell office:value-type="string">
            <text:p>Jeff</text:p>
          </table:table-cell>
          <table:table-cell office:value-type="string">
            <text:p>703-758-8143</text:p>
          </table:table-cell>
          <table:table-cell office:value-type="string">
            <text:p>gatepost court</text:p>
          </table:table-cell>
          <table:table-cell office:value-type="string">
            <text:p>12809 Gatepost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0 bags left side of drriveway 10 bags next to oak on right side yard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243">
            <text:p>243</text:p>
          </table:table-cell>
          <table:table-cell office:value-type="string">
            <text:p>tignor</text:p>
          </table:table-cell>
          <table:table-cell office:value-type="string">
            <text:p>Tim</text:p>
          </table:table-cell>
          <table:table-cell office:value-type="string">
            <text:p>571-212-5858</text:p>
          </table:table-cell>
          <table:table-cell office:value-type="string">
            <text:p>gatepost lane</text:p>
          </table:table-cell>
          <table:table-cell office:value-type="string">
            <text:p>3007 Gatepost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alce on left side of driveway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151">
            <text:p>151</text:p>
          </table:table-cell>
          <table:table-cell office:value-type="string">
            <text:p>Hadijski</text:p>
          </table:table-cell>
          <table:table-cell office:value-type="string">
            <text:p>slaven</text:p>
          </table:table-cell>
          <table:table-cell office:value-type="string">
            <text:p>703-758-7620</text:p>
          </table:table-cell>
          <table:table-cell office:value-type="string">
            <text:p>ashdown forest drive</text:p>
          </table:table-cell>
          <table:table-cell office:value-type="string">
            <text:p>2951 Ashdown Forest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Shin</text:p>
          </table:table-cell>
          <table:table-cell office:value-type="string">
            <text:p>Sunhee</text:p>
          </table:table-cell>
          <table:table-cell/>
          <table:table-cell office:value-type="string">
            <text:p>ashdown forest drive</text:p>
          </table:table-cell>
          <table:table-cell office:value-type="string">
            <text:p>13051 Kensal Gre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Pan</text:p>
          </table:table-cell>
          <table:table-cell office:value-type="string">
            <text:p>Steve </text:p>
          </table:table-cell>
          <table:table-cell/>
          <table:table-cell office:value-type="string">
            <text:p>autumn crest drive</text:p>
          </table:table-cell>
          <table:table-cell office:value-type="string">
            <text:p>3193 Pond Mist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basketball hoop side towards end of house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148">
            <text:p>148</text:p>
          </table:table-cell>
          <table:table-cell office:value-type="string">
            <text:p>Ball</text:p>
          </table:table-cell>
          <table:table-cell office:value-type="string">
            <text:p>Eldon</text:p>
          </table:table-cell>
          <table:table-cell/>
          <table:table-cell office:value-type="string">
            <text:p>autumn crest drive</text:p>
          </table:table-cell>
          <table:table-cell office:value-type="string">
            <text:p>3184 Pond Mist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30">
            <text:p>230</text:p>
          </table:table-cell>
          <table:table-cell office:value-type="string">
            <text:p>Luttges</text:p>
          </table:table-cell>
          <table:table-cell office:value-type="string">
            <text:p>Vincent</text:p>
          </table:table-cell>
          <table:table-cell/>
          <table:table-cell office:value-type="string">
            <text:p>autumn crest drive</text:p>
          </table:table-cell>
          <table:table-cell office:value-type="string">
            <text:p>3221 Spring Rai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ce on right side of driveway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19">
            <text:p>219</text:p>
          </table:table-cell>
          <table:table-cell office:value-type="string">
            <text:p>Totten</text:p>
          </table:table-cell>
          <table:table-cell office:value-type="string">
            <text:p>Nancy</text:p>
          </table:table-cell>
          <table:table-cell office:value-type="string">
            <text:p>703-860-2232</text:p>
          </table:table-cell>
          <table:table-cell office:value-type="string">
            <text:p>turberville lane</text:p>
          </table:table-cell>
          <table:table-cell office:value-type="string">
            <text:p>12764 Turbervill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ff driveway on right side near hoop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Slevin</text:p>
          </table:table-cell>
          <table:table-cell office:value-type="string">
            <text:p>Mike</text:p>
          </table:table-cell>
          <table:table-cell/>
          <table:table-cell office:value-type="string">
            <text:p>turberville lane</text:p>
          </table:table-cell>
          <table:table-cell office:value-type="string">
            <text:p>12765 Turbervill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left side of driveway <text:s text:c="3"/>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24">
            <text:p>224</text:p>
          </table:table-cell>
          <table:table-cell office:value-type="string">
            <text:p>Arnhold</text:p>
          </table:table-cell>
          <table:table-cell office:value-type="string">
            <text:p>Phil</text:p>
          </table:table-cell>
          <table:table-cell office:value-type="string">
            <text:p>240-401-2263</text:p>
          </table:table-cell>
          <table:table-cell office:value-type="string">
            <text:p>turberville lane</text:p>
          </table:table-cell>
          <table:table-cell office:value-type="string">
            <text:p>12776 Turbervill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next to mulch strip next to jeep wrangler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Greene</text:p>
          </table:table-cell>
          <table:table-cell office:value-type="string">
            <text:p>Gavin</text:p>
          </table:table-cell>
          <table:table-cell office:value-type="string">
            <text:p>703-707-9232</text:p>
          </table:table-cell>
          <table:table-cell office:value-type="string">
            <text:p>turberville lane</text:p>
          </table:table-cell>
          <table:table-cell office:value-type="string">
            <text:p>12802 Cross Creek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Sculimbrene</text:p>
          </table:table-cell>
          <table:table-cell office:value-type="string">
            <text:p>Sofia</text:p>
          </table:table-cell>
          <table:table-cell/>
          <table:table-cell office:value-type="string">
            <text:p>turberville lane</text:p>
          </table:table-cell>
          <table:table-cell office:value-type="string">
            <text:p>12812 turbervill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48">
            <text:p>248</text:p>
          </table:table-cell>
          <table:table-cell office:value-type="string">
            <text:p>Puccio</text:p>
          </table:table-cell>
          <table:table-cell office:value-type="string">
            <text:p>Tom</text:p>
          </table:table-cell>
          <table:table-cell office:value-type="string">
            <text:p>703-715-0251</text:p>
          </table:table-cell>
          <table:table-cell office:value-type="string">
            <text:p>turberville lane</text:p>
          </table:table-cell>
          <table:table-cell office:value-type="string">
            <text:p>3002 Cross Creek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167">
            <text:p>167</text:p>
          </table:table-cell>
          <table:table-cell office:value-type="string">
            <text:p>Abbott</text:p>
          </table:table-cell>
          <table:table-cell office:value-type="string">
            <text:p>Bob</text:p>
          </table:table-cell>
          <table:table-cell/>
          <table:table-cell office:value-type="string">
            <text:p>dower house drive</text:p>
          </table:table-cell>
          <table:table-cell office:value-type="string">
            <text:p>3024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4">
          <table:table-cell office:value-type="float" office:value="217">
            <text:p>217</text:p>
          </table:table-cell>
          <table:table-cell office:value-type="string">
            <text:p>Peffers</text:p>
          </table:table-cell>
          <table:table-cell office:value-type="string">
            <text:p>Mike</text:p>
          </table:table-cell>
          <table:table-cell office:value-type="string">
            <text:p>703-498-8364</text:p>
          </table:table-cell>
          <table:table-cell office:value-type="string">
            <text:p>ashburton avenue</text:p>
          </table:table-cell>
          <table:table-cell office:value-type="string">
            <text:p>12926 Harringto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81">
            <text:p>181</text:p>
          </table:table-cell>
          <table:table-cell office:value-type="string">
            <text:p>oneil</text:p>
          </table:table-cell>
          <table:table-cell office:value-type="string">
            <text:p>Gail</text:p>
          </table:table-cell>
          <table:table-cell office:value-type="string">
            <text:p>703-476-1607</text:p>
          </table:table-cell>
          <table:table-cell office:value-type="string">
            <text:p>ashburton avenue</text:p>
          </table:table-cell>
          <table:table-cell office:value-type="string">
            <text:p>12907 Harringto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96">
            <text:p>196</text:p>
          </table:table-cell>
          <table:table-cell office:value-type="string">
            <text:p>Sharockman</text:p>
          </table:table-cell>
          <table:table-cell office:value-type="string">
            <text:p>Pat</text:p>
          </table:table-cell>
          <table:table-cell office:value-type="string">
            <text:p>703-620-6291</text:p>
          </table:table-cell>
          <table:table-cell office:value-type="string">
            <text:p>ashburton avenue</text:p>
          </table:table-cell>
          <table:table-cell office:value-type="string">
            <text:p>13015 Bankfoot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/2 on sidewalk in side of garage, 1/2 on patio at back of house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205">
            <text:p>205</text:p>
          </table:table-cell>
          <table:table-cell office:value-type="string">
            <text:p>Johnson</text:p>
          </table:table-cell>
          <table:table-cell office:value-type="string">
            <text:p>dwayne</text:p>
          </table:table-cell>
          <table:table-cell/>
          <table:table-cell office:value-type="string">
            <text:p>ashburton avenue</text:p>
          </table:table-cell>
          <table:table-cell office:value-type="string">
            <text:p>13018 grey friars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netween 2 trees in front yard of mulched area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89">
            <text:p>189</text:p>
          </table:table-cell>
          <table:table-cell office:value-type="string">
            <text:p>Burke</text:p>
          </table:table-cell>
          <table:table-cell office:value-type="string">
            <text:p>Derek</text:p>
          </table:table-cell>
          <table:table-cell/>
          <table:table-cell office:value-type="string">
            <text:p>ashburton avenue</text:p>
          </table:table-cell>
          <table:table-cell office:value-type="string">
            <text:p>13015 Grey Friars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72">
            <text:p>172</text:p>
          </table:table-cell>
          <table:table-cell office:value-type="string">
            <text:p>Bair</text:p>
          </table:table-cell>
          <table:table-cell office:value-type="string">
            <text:p>Barb</text:p>
          </table:table-cell>
          <table:table-cell office:value-type="string">
            <text:p>703-715-8340</text:p>
          </table:table-cell>
          <table:table-cell office:value-type="string">
            <text:p>ashburton avenue</text:p>
          </table:table-cell>
          <table:table-cell office:value-type="string">
            <text:p>13007 Grey Friars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5 bags at bottom right of right garage door, 15 bags behind deck in back yard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231">
            <text:p>231</text:p>
          </table:table-cell>
          <table:table-cell office:value-type="string">
            <text:p>bartakke</text:p>
          </table:table-cell>
          <table:table-cell office:value-type="string">
            <text:p>Rajiv</text:p>
          </table:table-cell>
          <table:table-cell office:value-type="string">
            <text:p>703-980-4953</text:p>
          </table:table-cell>
          <table:table-cell office:value-type="string">
            <text:p>ashburton avenue</text:p>
          </table:table-cell>
          <table:table-cell office:value-type="string">
            <text:p>13001 Grey Friars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20 on right side of driveway, 10 on top level of steps neer door, 10 on left of house, 10 on right side of house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4">
          <table:table-cell office:value-type="float" office:value="140">
            <text:p>140</text:p>
          </table:table-cell>
          <table:table-cell office:value-type="string">
            <text:p>Davis</text:p>
          </table:table-cell>
          <table:table-cell office:value-type="string">
            <text:p>Ernie</text:p>
          </table:table-cell>
          <table:table-cell office:value-type="string">
            <text:p>202-674-4893</text:p>
          </table:table-cell>
          <table:table-cell office:value-type="string">
            <text:p>nestlewood drive</text:p>
          </table:table-cell>
          <table:table-cell office:value-type="string">
            <text:p>3229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Tooley</text:p>
          </table:table-cell>
          <table:table-cell office:value-type="string">
            <text:p>terrence</text:p>
          </table:table-cell>
          <table:table-cell office:value-type="string">
            <text:p>703-391-9283</text:p>
          </table:table-cell>
          <table:table-cell office:value-type="string">
            <text:p>nestlewood drive</text:p>
          </table:table-cell>
          <table:table-cell office:value-type="string">
            <text:p>3208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garage door on empty spot on driveway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Levan</text:p>
          </table:table-cell>
          <table:table-cell office:value-type="string">
            <text:p>Marty</text:p>
          </table:table-cell>
          <table:table-cell office:value-type="string">
            <text:p>703-476-1669</text:p>
          </table:table-cell>
          <table:table-cell office:value-type="string">
            <text:p>nestlewood drive</text:p>
          </table:table-cell>
          <table:table-cell office:value-type="string">
            <text:p>13112 Tingewood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Sweet</text:p>
          </table:table-cell>
          <table:table-cell office:value-type="string">
            <text:p>Jeff</text:p>
          </table:table-cell>
          <table:table-cell/>
          <table:table-cell office:value-type="string">
            <text:p>nestlewood drive</text:p>
          </table:table-cell>
          <table:table-cell office:value-type="string">
            <text:p>13137 Thornappl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table:number-columns-repeated="2"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198">
            <text:p>198</text:p>
          </table:table-cell>
          <table:table-cell office:value-type="string">
            <text:p>Haviland</text:p>
          </table:table-cell>
          <table:table-cell office:value-type="string">
            <text:p>elena</text:p>
          </table:table-cell>
          <table:table-cell office:value-type="string">
            <text:p>248-726-1271</text:p>
          </table:table-cell>
          <table:table-cell office:value-type="string">
            <text:p>nestlewood drive</text:p>
          </table:table-cell>
          <table:table-cell office:value-type="string">
            <text:p>13130 Thornappl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teindl</text:p>
          </table:table-cell>
          <table:table-cell office:value-type="string">
            <text:p>Robert</text:p>
          </table:table-cell>
          <table:table-cell office:value-type="string">
            <text:p>703-476-4823</text:p>
          </table:table-cell>
          <table:table-cell office:value-type="string">
            <text:p>nestlewood drive</text:p>
          </table:table-cell>
          <table:table-cell office:value-type="string">
            <text:p>3124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Damato</text:p>
          </table:table-cell>
          <table:table-cell office:value-type="string">
            <text:p>Dennis </text:p>
          </table:table-cell>
          <table:table-cell office:value-type="string">
            <text:p>703-475-8981</text:p>
          </table:table-cell>
          <table:table-cell office:value-type="string">
            <text:p>ashburton avenue</text:p>
          </table:table-cell>
          <table:table-cell office:value-type="string">
            <text:p>3120 Ashburton Avenu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 driveway in front of right side garage door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33">
            <text:p>233</text:p>
          </table:table-cell>
          <table:table-cell office:value-type="string">
            <text:p>Newman</text:p>
          </table:table-cell>
          <table:table-cell office:value-type="string">
            <text:p>Andy</text:p>
          </table:table-cell>
          <table:table-cell/>
          <table:table-cell office:value-type="string">
            <text:p>ashburton avenue</text:p>
          </table:table-cell>
          <table:table-cell office:value-type="string">
            <text:p>3116 Ashburton Avenu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39">
            <text:p>239</text:p>
          </table:table-cell>
          <table:table-cell office:value-type="string">
            <text:p>Dettmar</text:p>
          </table:table-cell>
          <table:table-cell office:value-type="string">
            <text:p>rita</text:p>
          </table:table-cell>
          <table:table-cell/>
          <table:table-cell office:value-type="string">
            <text:p>ashburton avenue</text:p>
          </table:table-cell>
          <table:table-cell office:value-type="string">
            <text:p>3115 Harrison Hollow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Wildermann</text:p>
          </table:table-cell>
          <table:table-cell office:value-type="string">
            <text:p>Dick</text:p>
          </table:table-cell>
          <table:table-cell office:value-type="string">
            <text:p>703-620-1355</text:p>
          </table:table-cell>
          <table:table-cell office:value-type="string">
            <text:p>ashburton avenue</text:p>
          </table:table-cell>
          <table:table-cell office:value-type="string">
            <text:p>13106 Wheeler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11">
            <text:p>211</text:p>
          </table:table-cell>
          <table:table-cell office:value-type="string">
            <text:p>Lamanna</text:p>
          </table:table-cell>
          <table:table-cell office:value-type="string">
            <text:p>tom</text:p>
          </table:table-cell>
          <table:table-cell office:value-type="string">
            <text:p>703-476-9331</text:p>
          </table:table-cell>
          <table:table-cell office:value-type="string">
            <text:p>ashburton avenue</text:p>
          </table:table-cell>
          <table:table-cell office:value-type="string">
            <text:p>12906 Cinnnamon Oak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brick sidewalk on garage side of house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 office:value-type="float" office:value="229">
            <text:p>229</text:p>
          </table:table-cell>
          <table:table-cell office:value-type="string">
            <text:p>Griggs</text:p>
          </table:table-cell>
          <table:table-cell office:value-type="string">
            <text:p>richard</text:p>
          </table:table-cell>
          <table:table-cell/>
          <table:table-cell office:value-type="string">
            <text:p>myterra way</text:p>
          </table:table-cell>
          <table:table-cell office:value-type="string">
            <text:p>12400 Myterra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Kaiser</text:p>
          </table:table-cell>
          <table:table-cell office:value-type="string">
            <text:p>Heide</text:p>
          </table:table-cell>
          <table:table-cell/>
          <table:table-cell office:value-type="string">
            <text:p>myterra way</text:p>
          </table:table-cell>
          <table:table-cell office:value-type="string">
            <text:p>12303 Myterra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45">
            <text:p>245</text:p>
          </table:table-cell>
          <table:table-cell office:value-type="string">
            <text:p>Goffman</text:p>
          </table:table-cell>
          <table:table-cell office:value-type="string">
            <text:p>Barb</text:p>
          </table:table-cell>
          <table:table-cell/>
          <table:table-cell office:value-type="string">
            <text:p>myterra way</text:p>
          </table:table-cell>
          <table:table-cell office:value-type="string">
            <text:p>12301 Myterra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side backyard fence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Haney</text:p>
          </table:table-cell>
          <table:table-cell office:value-type="string">
            <text:p>Mike</text:p>
          </table:table-cell>
          <table:table-cell office:value-type="string">
            <text:p>703-476-4640</text:p>
          </table:table-cell>
          <table:table-cell office:value-type="string">
            <text:p>myterra way</text:p>
          </table:table-cell>
          <table:table-cell office:value-type="string">
            <text:p>12314 Myterra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front porch and front walk next to garage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47">
            <text:p>247</text:p>
          </table:table-cell>
          <table:table-cell office:value-type="string">
            <text:p>Maloney</text:p>
          </table:table-cell>
          <table:table-cell office:value-type="string">
            <text:p>Joe</text:p>
          </table:table-cell>
          <table:table-cell office:value-type="string">
            <text:p>703-620-0512</text:p>
          </table:table-cell>
          <table:table-cell office:value-type="string">
            <text:p>myterra way</text:p>
          </table:table-cell>
          <table:table-cell office:value-type="string">
            <text:p>12415 Macao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text:s/>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Alt</text:p>
          </table:table-cell>
          <table:table-cell office:value-type="string">
            <text:p>Loenard</text:p>
          </table:table-cell>
          <table:table-cell office:value-type="string">
            <text:p>703-945-9314</text:p>
          </table:table-cell>
          <table:table-cell office:value-type="string">
            <text:p>mares neck lane</text:p>
          </table:table-cell>
          <table:table-cell office:value-type="string">
            <text:p>13102 Mares Neck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grass on left side of driveway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Sorenson</text:p>
          </table:table-cell>
          <table:table-cell office:value-type="string">
            <text:p>Robert</text:p>
          </table:table-cell>
          <table:table-cell office:value-type="string">
            <text:p>703-391-9326</text:p>
          </table:table-cell>
          <table:table-cell office:value-type="string">
            <text:p>rounding run circle</text:p>
          </table:table-cell>
          <table:table-cell office:value-type="string">
            <text:p>13111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194">
            <text:p>194</text:p>
          </table:table-cell>
          <table:table-cell office:value-type="string">
            <text:p>Moriarity</text:p>
          </table:table-cell>
          <table:table-cell office:value-type="string">
            <text:p>richard</text:p>
          </table:table-cell>
          <table:table-cell office:value-type="string">
            <text:p>703-597-2467</text:p>
          </table:table-cell>
          <table:table-cell office:value-type="string">
            <text:p>rounding run circle</text:p>
          </table:table-cell>
          <table:table-cell office:value-type="string">
            <text:p>13110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137">
            <text:p>137</text:p>
          </table:table-cell>
          <table:table-cell office:value-type="string">
            <text:p>Klingseis</text:p>
          </table:table-cell>
          <table:table-cell office:value-type="string">
            <text:p>Colette</text:p>
          </table:table-cell>
          <table:table-cell office:value-type="string">
            <text:p>703-476-1908</text:p>
          </table:table-cell>
          <table:table-cell office:value-type="string">
            <text:p>rounding run circle</text:p>
          </table:table-cell>
          <table:table-cell office:value-type="string">
            <text:p>13106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McCormick</text:p>
          </table:table-cell>
          <table:table-cell office:value-type="string">
            <text:p>Joe</text:p>
          </table:table-cell>
          <table:table-cell/>
          <table:table-cell office:value-type="string">
            <text:p>rounding run circle</text:p>
          </table:table-cell>
          <table:table-cell office:value-type="string">
            <text:p>13104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t left side of garage door at garden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134">
            <text:p>134</text:p>
          </table:table-cell>
          <table:table-cell office:value-type="string">
            <text:p>Rivers</text:p>
          </table:table-cell>
          <table:table-cell office:value-type="string">
            <text:p>Niuck</text:p>
          </table:table-cell>
          <table:table-cell office:value-type="string">
            <text:p>571-379-7025</text:p>
          </table:table-cell>
          <table:table-cell office:value-type="string">
            <text:p>rounding run circle</text:p>
          </table:table-cell>
          <table:table-cell office:value-type="string">
            <text:p>13102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225">
            <text:p>225</text:p>
          </table:table-cell>
          <table:table-cell office:value-type="string">
            <text:p>Smith</text:p>
          </table:table-cell>
          <table:table-cell office:value-type="string">
            <text:p>Mark </text:p>
          </table:table-cell>
          <table:table-cell office:value-type="string">
            <text:p>571-449-7128</text:p>
          </table:table-cell>
          <table:table-cell office:value-type="string">
            <text:p>nestlewood drive</text:p>
          </table:table-cell>
          <table:table-cell office:value-type="string">
            <text:p>13111 Bramblewoo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4">
          <table:table-cell office:value-type="float" office:value="162">
            <text:p>162</text:p>
          </table:table-cell>
          <table:table-cell office:value-type="string">
            <text:p>Barr</text:p>
          </table:table-cell>
          <table:table-cell office:value-type="string">
            <text:p>Norman</text:p>
          </table:table-cell>
          <table:table-cell/>
          <table:table-cell office:value-type="string">
            <text:p>nestlewood drive</text:p>
          </table:table-cell>
          <table:table-cell office:value-type="string">
            <text:p>3201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richardson</text:p>
          </table:table-cell>
          <table:table-cell office:value-type="string">
            <text:p>Karin</text:p>
          </table:table-cell>
          <table:table-cell/>
          <table:table-cell office:value-type="string">
            <text:p>nestlewood drive</text:p>
          </table:table-cell>
          <table:table-cell office:value-type="string">
            <text:p>3201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13">
            <text:p>113</text:p>
          </table:table-cell>
          <table:table-cell office:value-type="string">
            <text:p>Crisp</text:p>
          </table:table-cell>
          <table:table-cell office:value-type="string">
            <text:p>Mike</text:p>
          </table:table-cell>
          <table:table-cell office:value-type="string">
            <text:p>703-476-6661</text:p>
          </table:table-cell>
          <table:table-cell office:value-type="string">
            <text:p>rounding run circle</text:p>
          </table:table-cell>
          <table:table-cell office:value-type="string">
            <text:p>3237 rounding Ru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under basketball rim left side. Try to allow room for car to park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84">
            <text:p>184</text:p>
          </table:table-cell>
          <table:table-cell office:value-type="string">
            <text:p>Holecko</text:p>
          </table:table-cell>
          <table:table-cell office:value-type="string">
            <text:p>Joan</text:p>
          </table:table-cell>
          <table:table-cell office:value-type="string">
            <text:p>703-648-9520</text:p>
          </table:table-cell>
          <table:table-cell office:value-type="string">
            <text:p>rounding run circle</text:p>
          </table:table-cell>
          <table:table-cell office:value-type="string">
            <text:p>3236 Rounding Ru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side of house on stones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Andrew</text:p>
          </table:table-cell>
          <table:table-cell/>
          <table:table-cell office:value-type="string">
            <text:p>nestlewood drive</text:p>
          </table:table-cell>
          <table:table-cell office:value-type="string">
            <text:p>3229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47">
            <text:p>147</text:p>
          </table:table-cell>
          <table:table-cell office:value-type="string">
            <text:p>helton</text:p>
          </table:table-cell>
          <table:table-cell office:value-type="string">
            <text:p>Anthony</text:p>
          </table:table-cell>
          <table:table-cell office:value-type="string">
            <text:p>703-390-9457</text:p>
          </table:table-cell>
          <table:table-cell office:value-type="string">
            <text:p>nestlewood drive</text:p>
          </table:table-cell>
          <table:table-cell office:value-type="string">
            <text:p>3213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66">
            <text:p>166</text:p>
          </table:table-cell>
          <table:table-cell office:value-type="string">
            <text:p>Cai</text:p>
          </table:table-cell>
          <table:table-cell office:value-type="string">
            <text:p>Min</text:p>
          </table:table-cell>
          <table:table-cell office:value-type="string">
            <text:p>571-218-0477</text:p>
          </table:table-cell>
          <table:table-cell office:value-type="string">
            <text:p>nestlewood drive</text:p>
          </table:table-cell>
          <table:table-cell office:value-type="string">
            <text:p>3211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ayne</text:p>
          </table:table-cell>
          <table:table-cell office:value-type="string">
            <text:p>Bill</text:p>
          </table:table-cell>
          <table:table-cell office:value-type="string">
            <text:p>703-391-8975</text:p>
          </table:table-cell>
          <table:table-cell office:value-type="string">
            <text:p>nestlewood drive</text:p>
          </table:table-cell>
          <table:table-cell office:value-type="string">
            <text:p>3212 Wildmere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long front walkway 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Pohl</text:p>
          </table:table-cell>
          <table:table-cell office:value-type="string">
            <text:p>Janice</text:p>
          </table:table-cell>
          <table:table-cell office:value-type="string">
            <text:p>703-264-1864</text:p>
          </table:table-cell>
          <table:table-cell office:value-type="string">
            <text:p>nestlewood drive</text:p>
          </table:table-cell>
          <table:table-cell office:value-type="string">
            <text:p>3222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141">
            <text:p>141</text:p>
          </table:table-cell>
          <table:table-cell office:value-type="string">
            <text:p>Allen</text:p>
          </table:table-cell>
          <table:table-cell office:value-type="string">
            <text:p>RC</text:p>
          </table:table-cell>
          <table:table-cell office:value-type="string">
            <text:p>703-282-5163</text:p>
          </table:table-cell>
          <table:table-cell office:value-type="string">
            <text:p>nestlewood drive</text:p>
          </table:table-cell>
          <table:table-cell office:value-type="string">
            <text:p>3228 Nestlewood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0 bags in back, 10 on left side, 20 on right side, 10 in front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Knox</text:p>
          </table:table-cell>
          <table:table-cell office:value-type="string">
            <text:p>Bart</text:p>
          </table:table-cell>
          <table:table-cell office:value-type="string">
            <text:p>703-657-3338</text:p>
          </table:table-cell>
          <table:table-cell office:value-type="string">
            <text:p>nestlewood drive</text:p>
          </table:table-cell>
          <table:table-cell office:value-type="string">
            <text:p>3202 Brynwood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right side of driveway near garage door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Hite</text:p>
          </table:table-cell>
          <table:table-cell office:value-type="string">
            <text:p>Bill</text:p>
          </table:table-cell>
          <table:table-cell office:value-type="string">
            <text:p>703-860-4578</text:p>
          </table:table-cell>
          <table:table-cell office:value-type="string">
            <text:p>rounding run circle</text:p>
          </table:table-cell>
          <table:table-cell office:value-type="string">
            <text:p>3238 rounding Ru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far right side of driveway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68">
            <text:p>168</text:p>
          </table:table-cell>
          <table:table-cell office:value-type="string">
            <text:p>Wichin</text:p>
          </table:table-cell>
          <table:table-cell office:value-type="string">
            <text:p>Ron</text:p>
          </table:table-cell>
          <table:table-cell office:value-type="string">
            <text:p>703-476-6183</text:p>
          </table:table-cell>
          <table:table-cell office:value-type="string">
            <text:p>rounding run circle</text:p>
          </table:table-cell>
          <table:table-cell office:value-type="string">
            <text:p>13158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/2 IN FRONT, 1/2 IN BACK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91">
            <text:p>191</text:p>
          </table:table-cell>
          <table:table-cell office:value-type="string">
            <text:p>Donaldson</text:p>
          </table:table-cell>
          <table:table-cell office:value-type="string">
            <text:p>robert</text:p>
          </table:table-cell>
          <table:table-cell office:value-type="string">
            <text:p>703-932-9195</text:p>
          </table:table-cell>
          <table:table-cell office:value-type="string">
            <text:p>rounding run circle</text:p>
          </table:table-cell>
          <table:table-cell office:value-type="string">
            <text:p>13149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iu</text:p>
          </table:table-cell>
          <table:table-cell office:value-type="string">
            <text:p>Moi</text:p>
          </table:table-cell>
          <table:table-cell/>
          <table:table-cell office:value-type="string">
            <text:p>rounding run circle</text:p>
          </table:table-cell>
          <table:table-cell office:value-type="string">
            <text:p>3246 Duck Pond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86">
            <text:p>186</text:p>
          </table:table-cell>
          <table:table-cell office:value-type="string">
            <text:p>Boulay</text:p>
          </table:table-cell>
          <table:table-cell office:value-type="string">
            <text:p>Nicolle</text:p>
          </table:table-cell>
          <table:table-cell/>
          <table:table-cell office:value-type="string">
            <text:p>rounding run circle</text:p>
          </table:table-cell>
          <table:table-cell office:value-type="string">
            <text:p>13135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slate pathway to right of driveway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ibson</text:p>
          </table:table-cell>
          <table:table-cell office:value-type="string">
            <text:p>Mike</text:p>
          </table:table-cell>
          <table:table-cell office:value-type="string">
            <text:p>703-860-1689</text:p>
          </table:table-cell>
          <table:table-cell office:value-type="string">
            <text:p>rounding run circle</text:p>
          </table:table-cell>
          <table:table-cell office:value-type="string">
            <text:p>13129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ihalek</text:p>
          </table:table-cell>
          <table:table-cell office:value-type="string">
            <text:p>Ed</text:p>
          </table:table-cell>
          <table:table-cell office:value-type="string">
            <text:p>703-625-1998</text:p>
          </table:table-cell>
          <table:table-cell office:value-type="string">
            <text:p>rounding run circle</text:p>
          </table:table-cell>
          <table:table-cell office:value-type="string">
            <text:p>13101 Briargrov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237">
            <text:p>237</text:p>
          </table:table-cell>
          <table:table-cell office:value-type="string">
            <text:p>daga</text:p>
          </table:table-cell>
          <table:table-cell office:value-type="string">
            <text:p>Anand</text:p>
          </table:table-cell>
          <table:table-cell office:value-type="string">
            <text:p>703-547-8464</text:p>
          </table:table-cell>
          <table:table-cell office:value-type="string">
            <text:p>rounding run circle</text:p>
          </table:table-cell>
          <table:table-cell office:value-type="string">
            <text:p>13109 Briargrove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26">
            <text:p>126</text:p>
          </table:table-cell>
          <table:table-cell office:value-type="string">
            <text:p>Issi</text:p>
          </table:table-cell>
          <table:table-cell office:value-type="string">
            <text:p>Dominick </text:p>
          </table:table-cell>
          <table:table-cell office:value-type="string">
            <text:p>703-476-8032</text:p>
          </table:table-cell>
          <table:table-cell office:value-type="string">
            <text:p>rounding run circle</text:p>
          </table:table-cell>
          <table:table-cell office:value-type="string">
            <text:p>13125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by storm drain on concrete slab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4">
          <table:table-cell office:value-type="float" office:value="172">
            <text:p>172</text:p>
          </table:table-cell>
          <table:table-cell office:value-type="string">
            <text:p>McCarthy</text:p>
          </table:table-cell>
          <table:table-cell office:value-type="string">
            <text:p>John</text:p>
          </table:table-cell>
          <table:table-cell/>
          <table:table-cell office:value-type="string">
            <text:p>timber wood way</text:p>
          </table:table-cell>
          <table:table-cell office:value-type="string">
            <text:p>2940 timber Wood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catter along front yard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Kimble</text:p>
          </table:table-cell>
          <table:table-cell office:value-type="string">
            <text:p>Abby</text:p>
          </table:table-cell>
          <table:table-cell office:value-type="string">
            <text:p>703-262-0490</text:p>
          </table:table-cell>
          <table:table-cell office:value-type="string">
            <text:p>timber wood way</text:p>
          </table:table-cell>
          <table:table-cell office:value-type="string">
            <text:p>12355 Marionwood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53">
            <text:p>153</text:p>
          </table:table-cell>
          <table:table-cell office:value-type="string">
            <text:p>Henton</text:p>
          </table:table-cell>
          <table:table-cell office:value-type="string">
            <text:p>Hort</text:p>
          </table:table-cell>
          <table:table-cell/>
          <table:table-cell office:value-type="string">
            <text:p>franklin corner lane</text:p>
          </table:table-cell>
          <table:table-cell office:value-type="string">
            <text:p>12604 Asturia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Weems</text:p>
          </table:table-cell>
          <table:table-cell office:value-type="string">
            <text:p>su-chui</text:p>
          </table:table-cell>
          <table:table-cell office:value-type="string">
            <text:p>703-758-0892</text:p>
          </table:table-cell>
          <table:table-cell office:value-type="string">
            <text:p>franklin corner lane</text:p>
          </table:table-cell>
          <table:table-cell office:value-type="string">
            <text:p>3003 Jonquilla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behind house along right side of fence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Brady</text:p>
          </table:table-cell>
          <table:table-cell office:value-type="string">
            <text:p>Ray</text:p>
          </table:table-cell>
          <table:table-cell/>
          <table:table-cell office:value-type="string">
            <text:p>franklin corner lane</text:p>
          </table:table-cell>
          <table:table-cell office:value-type="string">
            <text:p>3026 Franklin Corner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walkway by garage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23">
            <text:p>123</text:p>
          </table:table-cell>
          <table:table-cell office:value-type="string">
            <text:p>Coleman</text:p>
          </table:table-cell>
          <table:table-cell office:value-type="string">
            <text:p>Robert</text:p>
          </table:table-cell>
          <table:table-cell office:value-type="string">
            <text:p>703-476-8956</text:p>
          </table:table-cell>
          <table:table-cell office:value-type="string">
            <text:p>franklin corner lane</text:p>
          </table:table-cell>
          <table:table-cell office:value-type="string">
            <text:p>3023 franklin Corner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wal;kway on right near house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waters</text:p>
          </table:table-cell>
          <table:table-cell office:value-type="string">
            <text:p>Dennis </text:p>
          </table:table-cell>
          <table:table-cell/>
          <table:table-cell office:value-type="string">
            <text:p>franklin corner lane</text:p>
          </table:table-cell>
          <table:table-cell office:value-type="string">
            <text:p>3022 Franklin Corner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walk that leads to house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88">
            <text:p>188</text:p>
          </table:table-cell>
          <table:table-cell office:value-type="string">
            <text:p>syron</text:p>
          </table:table-cell>
          <table:table-cell office:value-type="string">
            <text:p>Nancy</text:p>
          </table:table-cell>
          <table:table-cell office:value-type="string">
            <text:p>703-860-2862</text:p>
          </table:table-cell>
          <table:table-cell office:value-type="string">
            <text:p>franklin corner lane</text:p>
          </table:table-cell>
          <table:table-cell office:value-type="string">
            <text:p>3011 Franklin Corner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back patio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4">
          <table:table-cell office:value-type="float" office:value="138">
            <text:p>138</text:p>
          </table:table-cell>
          <table:table-cell office:value-type="string">
            <text:p>Evans</text:p>
          </table:table-cell>
          <table:table-cell office:value-type="string">
            <text:p>Brian</text:p>
          </table:table-cell>
          <table:table-cell office:value-type="string">
            <text:p>703-860-4934</text:p>
          </table:table-cell>
          <table:table-cell office:value-type="string">
            <text:p>dower house drive</text:p>
          </table:table-cell>
          <table:table-cell office:value-type="string">
            <text:p>3103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164">
            <text:p>164</text:p>
          </table:table-cell>
          <table:table-cell office:value-type="string">
            <text:p>Rong</text:p>
          </table:table-cell>
          <table:table-cell office:value-type="string">
            <text:p>Mei</text:p>
          </table:table-cell>
          <table:table-cell office:value-type="string">
            <text:p>703-628-1567</text:p>
          </table:table-cell>
          <table:table-cell office:value-type="string">
            <text:p>dower house drive</text:p>
          </table:table-cell>
          <table:table-cell office:value-type="string">
            <text:p>12760 Flat Meadow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220">
            <text:p>220</text:p>
          </table:table-cell>
          <table:table-cell office:value-type="string">
            <text:p>Mitxchel</text:p>
          </table:table-cell>
          <table:table-cell office:value-type="string">
            <text:p>Tony</text:p>
          </table:table-cell>
          <table:table-cell/>
          <table:table-cell office:value-type="string">
            <text:p>dower house drive</text:p>
          </table:table-cell>
          <table:table-cell office:value-type="string">
            <text:p>12775 Flat Meadow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139">
            <text:p>139</text:p>
          </table:table-cell>
          <table:table-cell office:value-type="string">
            <text:p>Singh</text:p>
          </table:table-cell>
          <table:table-cell office:value-type="string">
            <text:p>surjit</text:p>
          </table:table-cell>
          <table:table-cell office:value-type="string">
            <text:p>703-863-0029</text:p>
          </table:table-cell>
          <table:table-cell office:value-type="string">
            <text:p>winter wren court</text:p>
          </table:table-cell>
          <table:table-cell office:value-type="string">
            <text:p>12621 Winter Wr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Kelker</text:p>
          </table:table-cell>
          <table:table-cell office:value-type="string">
            <text:p>Anthony</text:p>
          </table:table-cell>
          <table:table-cell/>
          <table:table-cell office:value-type="string">
            <text:p>winter wren court</text:p>
          </table:table-cell>
          <table:table-cell office:value-type="string">
            <text:p>12605 winter Wren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Berlin</text:p>
          </table:table-cell>
          <table:table-cell office:value-type="string">
            <text:p>Jon</text:p>
          </table:table-cell>
          <table:table-cell office:value-type="string">
            <text:p>703-860-2848</text:p>
          </table:table-cell>
          <table:table-cell office:value-type="string">
            <text:p>timber wood way</text:p>
          </table:table-cell>
          <table:table-cell office:value-type="string">
            <text:p>2800 Baxley Hollow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lace at top right side of driveway. 5 piles with 6 bags in each pile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249">
            <text:p>249</text:p>
          </table:table-cell>
          <table:table-cell office:value-type="string">
            <text:p>Miller</text:p>
          </table:table-cell>
          <table:table-cell office:value-type="string">
            <text:p>Mark </text:p>
          </table:table-cell>
          <table:table-cell office:value-type="string">
            <text:p>703-657-3000</text:p>
          </table:table-cell>
          <table:table-cell office:value-type="string">
            <text:p>timber wood way</text:p>
          </table:table-cell>
          <table:table-cell office:value-type="string">
            <text:p>12622 glenbrooke Wood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at end of driveway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190">
            <text:p>190</text:p>
          </table:table-cell>
          <table:table-cell office:value-type="string">
            <text:p>Glenn</text:p>
          </table:table-cell>
          <table:table-cell office:value-type="string">
            <text:p>Harry</text:p>
          </table:table-cell>
          <table:table-cell office:value-type="string">
            <text:p>813-394-8310</text:p>
          </table:table-cell>
          <table:table-cell office:value-type="string">
            <text:p>timber wood way</text:p>
          </table:table-cell>
          <table:table-cell office:value-type="string">
            <text:p>12507 summer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on driveway in front of the far left garage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212">
            <text:p>212</text:p>
          </table:table-cell>
          <table:table-cell office:value-type="string">
            <text:p>Waugh</text:p>
          </table:table-cell>
          <table:table-cell office:value-type="string">
            <text:p>Roy</text:p>
          </table:table-cell>
          <table:table-cell/>
          <table:table-cell office:value-type="string">
            <text:p>timber wood way</text:p>
          </table:table-cell>
          <table:table-cell office:value-type="string">
            <text:p>12502 Summer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241">
            <text:p>241</text:p>
          </table:table-cell>
          <table:table-cell office:value-type="string">
            <text:p>Picarelli</text:p>
          </table:table-cell>
          <table:table-cell office:value-type="string">
            <text:p>John</text:p>
          </table:table-cell>
          <table:table-cell office:value-type="string">
            <text:p>703-587-8257</text:p>
          </table:table-cell>
          <table:table-cell office:value-type="string">
            <text:p>timber wood way</text:p>
          </table:table-cell>
          <table:table-cell office:value-type="string">
            <text:p>2704 Reign Stree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Kasputis</text:p>
          </table:table-cell>
          <table:table-cell office:value-type="string">
            <text:p>steve</text:p>
          </table:table-cell>
          <table:table-cell/>
          <table:table-cell office:value-type="string">
            <text:p>dower house drive</text:p>
          </table:table-cell>
          <table:table-cell office:value-type="string">
            <text:p>12600 Hay Meadow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215">
            <text:p>215</text:p>
          </table:table-cell>
          <table:table-cell office:value-type="string">
            <text:p>Busby</text:p>
          </table:table-cell>
          <table:table-cell office:value-type="string">
            <text:p>Jason</text:p>
          </table:table-cell>
          <table:table-cell office:value-type="string">
            <text:p>571-230-4402</text:p>
          </table:table-cell>
          <table:table-cell office:value-type="string">
            <text:p>dower house drive</text:p>
          </table:table-cell>
          <table:table-cell office:value-type="string">
            <text:p>3100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255">
            <text:p>255</text:p>
          </table:table-cell>
          <table:table-cell office:value-type="string">
            <text:p>Jiang</text:p>
          </table:table-cell>
          <table:table-cell office:value-type="string">
            <text:p>zhoa</text:p>
          </table:table-cell>
          <table:table-cell office:value-type="string">
            <text:p>571-354-0066</text:p>
          </table:table-cell>
          <table:table-cell office:value-type="string">
            <text:p>dower house drive</text:p>
          </table:table-cell>
          <table:table-cell office:value-type="string">
            <text:p>3104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150">
            <text:p>150</text:p>
          </table:table-cell>
          <table:table-cell office:value-type="string">
            <text:p>Hendricks</text:p>
          </table:table-cell>
          <table:table-cell office:value-type="string">
            <text:p>Pete </text:p>
          </table:table-cell>
          <table:table-cell office:value-type="string">
            <text:p>703-391-8704</text:p>
          </table:table-cell>
          <table:table-cell office:value-type="string">
            <text:p>dower house drive</text:p>
          </table:table-cell>
          <table:table-cell office:value-type="string">
            <text:p>3106 Dower House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115">
            <text:p>115</text:p>
          </table:table-cell>
          <table:table-cell office:value-type="string">
            <text:p>Dicker</text:p>
          </table:table-cell>
          <table:table-cell office:value-type="string">
            <text:p>Carol</text:p>
          </table:table-cell>
          <table:table-cell office:value-type="string">
            <text:p>703-620-2474</text:p>
          </table:table-cell>
          <table:table-cell office:value-type="string">
            <text:p>dower house drive</text:p>
          </table:table-cell>
          <table:table-cell office:value-type="string">
            <text:p>12620 Heritage Farm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218">
            <text:p>218</text:p>
          </table:table-cell>
          <table:table-cell office:value-type="string">
            <text:p>Schmieg</text:p>
          </table:table-cell>
          <table:table-cell office:value-type="string">
            <text:p>Jim</text:p>
          </table:table-cell>
          <table:table-cell/>
          <table:table-cell office:value-type="string">
            <text:p>dower house drive</text:p>
          </table:table-cell>
          <table:table-cell office:value-type="string">
            <text:p>3000 Heritage Farm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193">
            <text:p>193</text:p>
          </table:table-cell>
          <table:table-cell office:value-type="string">
            <text:p>Hard</text:p>
          </table:table-cell>
          <table:table-cell office:value-type="string">
            <text:p>Tom</text:p>
          </table:table-cell>
          <table:table-cell office:value-type="string">
            <text:p>703-932-6442</text:p>
          </table:table-cell>
          <table:table-cell office:value-type="string">
            <text:p>rounding run circle</text:p>
          </table:table-cell>
          <table:table-cell office:value-type="string">
            <text:p>13161 Rounding run Circl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4">
          <table:table-cell office:value-type="float" office:value="200">
            <text:p>200</text:p>
          </table:table-cell>
          <table:table-cell office:value-type="string">
            <text:p>Horvath</text:p>
          </table:table-cell>
          <table:table-cell office:value-type="string">
            <text:p>Bill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12942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260">
            <text:p>260</text:p>
          </table:table-cell>
          <table:table-cell office:value-type="string">
            <text:p>mccabe</text:p>
          </table:table-cell>
          <table:table-cell office:value-type="string">
            <text:p>Mark 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12944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250">
            <text:p>250</text:p>
          </table:table-cell>
          <table:table-cell office:value-type="string">
            <text:p>sposito</text:p>
          </table:table-cell>
          <table:table-cell office:value-type="string">
            <text:p>Paul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12954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195">
            <text:p>195</text:p>
          </table:table-cell>
          <table:table-cell office:value-type="string">
            <text:p>Turner</text:p>
          </table:table-cell>
          <table:table-cell office:value-type="string">
            <text:p>Bill</text:p>
          </table:table-cell>
          <table:table-cell office:value-type="string">
            <text:p>703-863-5456</text:p>
          </table:table-cell>
          <table:table-cell office:value-type="string">
            <text:p>franklin oaks drive</text:p>
          </table:table-cell>
          <table:table-cell office:value-type="string">
            <text:p>12945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right side of driveway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Marlow</text:p>
          </table:table-cell>
          <table:table-cell office:value-type="string">
            <text:p>Bill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2811 Gibso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221">
            <text:p>221</text:p>
          </table:table-cell>
          <table:table-cell office:value-type="string">
            <text:p>McCain</text:p>
          </table:table-cell>
          <table:table-cell office:value-type="string">
            <text:p>fred</text:p>
          </table:table-cell>
          <table:table-cell office:value-type="string">
            <text:p>703-819-2006</text:p>
          </table:table-cell>
          <table:table-cell office:value-type="string">
            <text:p>franklin oaks drive</text:p>
          </table:table-cell>
          <table:table-cell office:value-type="string">
            <text:p>2880 Frankli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4">
          <table:table-cell office:value-type="float" office:value="238">
            <text:p>238</text:p>
          </table:table-cell>
          <table:table-cell office:value-type="string">
            <text:p>Cooper</text:p>
          </table:table-cell>
          <table:table-cell office:value-type="string">
            <text:p>Dale</text:p>
          </table:table-cell>
          <table:table-cell office:value-type="string">
            <text:p>703-476-2840</text:p>
          </table:table-cell>
          <table:table-cell office:value-type="string">
            <text:p>franklin oaks drive</text:p>
          </table:table-cell>
          <table:table-cell office:value-type="string">
            <text:p>2963 Brook Mill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Callahan</text:p>
          </table:table-cell>
          <table:table-cell office:value-type="string">
            <text:p>John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2954 Brook Mill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25 bags in front of natural area before cherry trees, 35 in back yard by oak trees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Abravesh</text:p>
          </table:table-cell>
          <table:table-cell office:value-type="string">
            <text:p>Jeff</text:p>
          </table:table-cell>
          <table:table-cell office:value-type="string">
            <text:p>703-264-0602</text:p>
          </table:table-cell>
          <table:table-cell office:value-type="string">
            <text:p>franklin oaks drive</text:p>
          </table:table-cell>
          <table:table-cell office:value-type="string">
            <text:p>2801 Gibso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on sidewalk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252">
            <text:p>252</text:p>
          </table:table-cell>
          <table:table-cell office:value-type="string">
            <text:p>Byrne</text:p>
          </table:table-cell>
          <table:table-cell office:value-type="string">
            <text:p>Bill</text:p>
          </table:table-cell>
          <table:table-cell office:value-type="string">
            <text:p>703-927-0555</text:p>
          </table:table-cell>
          <table:table-cell office:value-type="string">
            <text:p>franklin oaks drive</text:p>
          </table:table-cell>
          <table:table-cell office:value-type="string">
            <text:p>12925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Locke</text:p>
          </table:table-cell>
          <table:table-cell office:value-type="string">
            <text:p>Dave </text:p>
          </table:table-cell>
          <table:table-cell office:value-type="string">
            <text:p>703-390-1202</text:p>
          </table:table-cell>
          <table:table-cell office:value-type="string">
            <text:p>franklin oaks drive</text:p>
          </table:table-cell>
          <table:table-cell office:value-type="string">
            <text:p>12915 Oak Law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4">
          <table:table-cell office:value-type="float" office:value="165">
            <text:p>165</text:p>
          </table:table-cell>
          <table:table-cell office:value-type="string">
            <text:p>Votaw</text:p>
          </table:table-cell>
          <table:table-cell office:value-type="string">
            <text:p>Wendy</text:p>
          </table:table-cell>
          <table:table-cell office:value-type="string">
            <text:p>703-476-5606</text:p>
          </table:table-cell>
          <table:table-cell office:value-type="string">
            <text:p>oak farms drive</text:p>
          </table:table-cell>
          <table:table-cell office:value-type="string">
            <text:p>12794 Netherleigh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5 or 6 high on right of driveway on brick walkw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smith</text:p>
          </table:table-cell>
          <table:table-cell office:value-type="string">
            <text:p>richard</text:p>
          </table:table-cell>
          <table:table-cell/>
          <table:table-cell office:value-type="string">
            <text:p>oak farms drive</text:p>
          </table:table-cell>
          <table:table-cell office:value-type="string">
            <text:p>2904 Oak shadow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table:number-columns-repeated="2"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112">
            <text:p>112</text:p>
          </table:table-cell>
          <table:table-cell office:value-type="string">
            <text:p>Holland</text:p>
          </table:table-cell>
          <table:table-cell office:value-type="string">
            <text:p>Rick</text:p>
          </table:table-cell>
          <table:table-cell office:value-type="string">
            <text:p>703-476-7664</text:p>
          </table:table-cell>
          <table:table-cell office:value-type="string">
            <text:p>oak farms drive</text:p>
          </table:table-cell>
          <table:table-cell office:value-type="string">
            <text:p>2901 Amber Oaks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Briggs</text:p>
          </table:table-cell>
          <table:table-cell office:value-type="string">
            <text:p>Marrianne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2967 Frankli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in front of right garage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117">
            <text:p>117</text:p>
          </table:table-cell>
          <table:table-cell office:value-type="string">
            <text:p>Aylor</text:p>
          </table:table-cell>
          <table:table-cell office:value-type="string">
            <text:p>Steve</text:p>
          </table:table-cell>
          <table:table-cell office:value-type="string">
            <text:p>703-856-5144</text:p>
          </table:table-cell>
          <table:table-cell office:value-type="string">
            <text:p>franklin oaks drive</text:p>
          </table:table-cell>
          <table:table-cell office:value-type="string">
            <text:p>2959 Franklin Oak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Best</text:p>
          </table:table-cell>
          <table:table-cell office:value-type="string">
            <text:p>Glenn</text:p>
          </table:table-cell>
          <table:table-cell/>
          <table:table-cell office:value-type="string">
            <text:p>franklin oaks drive</text:p>
          </table:table-cell>
          <table:table-cell office:value-type="string">
            <text:p>2967 Brook Mill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4">
          <table:table-cell office:value-type="float" office:value="254">
            <text:p>254</text:p>
          </table:table-cell>
          <table:table-cell office:value-type="string">
            <text:p>Villaflor</text:p>
          </table:table-cell>
          <table:table-cell office:value-type="string">
            <text:p>Mamie</text:p>
          </table:table-cell>
          <table:table-cell office:value-type="string">
            <text:p>703-407-3014</text:p>
          </table:table-cell>
          <table:table-cell office:value-type="string">
            <text:p>oak farms drive</text:p>
          </table:table-cell>
          <table:table-cell office:value-type="string">
            <text:p>12735 Oak Farm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in front of garage door closest to street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156">
            <text:p>156</text:p>
          </table:table-cell>
          <table:table-cell office:value-type="string">
            <text:p>Long</text:p>
          </table:table-cell>
          <table:table-cell office:value-type="string">
            <text:p>Karl</text:p>
          </table:table-cell>
          <table:table-cell office:value-type="string">
            <text:p>703-264-2458</text:p>
          </table:table-cell>
          <table:table-cell office:value-type="string">
            <text:p>oak farms drive</text:p>
          </table:table-cell>
          <table:table-cell office:value-type="string">
            <text:p>12726 Oak Farm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240">
            <text:p>240</text:p>
          </table:table-cell>
          <table:table-cell office:value-type="string">
            <text:p>Vizza</text:p>
          </table:table-cell>
          <table:table-cell office:value-type="string">
            <text:p>Paul</text:p>
          </table:table-cell>
          <table:table-cell office:value-type="string">
            <text:p>202-607-5236</text:p>
          </table:table-cell>
          <table:table-cell office:value-type="string">
            <text:p>oak farms drive</text:p>
          </table:table-cell>
          <table:table-cell office:value-type="string">
            <text:p>12754 Oak Farm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10 bags on right side of driveway, remainder in back where mulch already exists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Yuan</text:p>
          </table:table-cell>
          <table:table-cell office:value-type="string">
            <text:p>Fang</text:p>
          </table:table-cell>
          <table:table-cell/>
          <table:table-cell office:value-type="string">
            <text:p>oak farms drive</text:p>
          </table:table-cell>
          <table:table-cell office:value-type="string">
            <text:p>12765 Oak Farms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177">
            <text:p>177</text:p>
          </table:table-cell>
          <table:table-cell office:value-type="string">
            <text:p>Yang</text:p>
          </table:table-cell>
          <table:table-cell office:value-type="string">
            <text:p>Haihong</text:p>
          </table:table-cell>
          <table:table-cell office:value-type="string">
            <text:p>703-818-9080</text:p>
          </table:table-cell>
          <table:table-cell office:value-type="string">
            <text:p>oak farms drive</text:p>
          </table:table-cell>
          <table:table-cell office:value-type="string">
            <text:p>12800 Owlsley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all bags at end of driveway on the lawn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Rao</text:p>
          </table:table-cell>
          <table:table-cell office:value-type="string">
            <text:p>Ju</text:p>
          </table:table-cell>
          <table:table-cell/>
          <table:table-cell office:value-type="string">
            <text:p>oak farms drive</text:p>
          </table:table-cell>
          <table:table-cell office:value-type="string">
            <text:p>12804 Netherleigh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put on rear of driveway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West </text:p>
          </table:table-cell>
          <table:table-cell office:value-type="string">
            <text:p>Leo</text:p>
          </table:table-cell>
          <table:table-cell/>
          <table:table-cell office:value-type="string">
            <text:p>thistlethorn drive</text:p>
          </table:table-cell>
          <table:table-cell office:value-type="string">
            <text:p>12985 Thistlethorn plac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all in back in area marked with orange tape/flags</text:p>
          </table:table-cell>
          <table:table-cell table:number-columns-repeated="2" office:value-type="float" office:value="32">
            <text:p>32</text:p>
          </table:table-cell>
          <table:table-cell table:number-columns-repeated="5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Willhite</text:p>
          </table:table-cell>
          <table:table-cell office:value-type="string">
            <text:p>richard</text:p>
          </table:table-cell>
          <table:table-cell office:value-type="string">
            <text:p>703-391-7898</text:p>
          </table:table-cell>
          <table:table-cell office:value-type="string">
            <text:p>thistlethorn drive</text:p>
          </table:table-cell>
          <table:table-cell office:value-type="string">
            <text:p>12982 Thistlethor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4">
          <table:table-cell office:value-type="float" office:value="116">
            <text:p>116</text:p>
          </table:table-cell>
          <table:table-cell office:value-type="string">
            <text:p>takaks</text:p>
          </table:table-cell>
          <table:table-cell office:value-type="string">
            <text:p>Chris </text:p>
          </table:table-cell>
          <table:table-cell office:value-type="string">
            <text:p>703-476-7195</text:p>
          </table:table-cell>
          <table:table-cell office:value-type="string">
            <text:p>thistlethorn drive</text:p>
          </table:table-cell>
          <table:table-cell office:value-type="string">
            <text:p>12992 Thistlethorn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wooden walkway in back yard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Kiliany</text:p>
          </table:table-cell>
          <table:table-cell office:value-type="string">
            <text:p>Tom</text:p>
          </table:table-cell>
          <table:table-cell/>
          <table:table-cell office:value-type="string">
            <text:p>thistlethorn drive</text:p>
          </table:table-cell>
          <table:table-cell office:value-type="string">
            <text:p>12902 Hedgetop Driv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Crain</text:p>
          </table:table-cell>
          <table:table-cell office:value-type="string">
            <text:p>Jack </text:p>
          </table:table-cell>
          <table:table-cell office:value-type="string">
            <text:p>703-648-0821</text:p>
          </table:table-cell>
          <table:table-cell office:value-type="string">
            <text:p>still pond lane</text:p>
          </table:table-cell>
          <table:table-cell office:value-type="string">
            <text:p>3106 Still Pond Court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stack on left side of driveway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eide</text:p>
          </table:table-cell>
          <table:table-cell office:value-type="string">
            <text:p>Camy</text:p>
          </table:table-cell>
          <table:table-cell/>
          <table:table-cell office:value-type="string">
            <text:p>still pond lane</text:p>
          </table:table-cell>
          <table:table-cell office:value-type="string">
            <text:p>12664 Still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20">
            <text:p>120</text:p>
          </table:table-cell>
          <table:table-cell office:value-type="string">
            <text:p>Brown</text:p>
          </table:table-cell>
          <table:table-cell office:value-type="string">
            <text:p>James</text:p>
          </table:table-cell>
          <table:table-cell office:value-type="string">
            <text:p>703-716-0456</text:p>
          </table:table-cell>
          <table:table-cell office:value-type="string">
            <text:p>still pond lane</text:p>
          </table:table-cell>
          <table:table-cell office:value-type="string">
            <text:p>3119 Hannahs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19">
            <text:p>119</text:p>
          </table:table-cell>
          <table:table-cell office:value-type="string">
            <text:p>Longworth</text:p>
          </table:table-cell>
          <table:table-cell office:value-type="string">
            <text:p>Ted</text:p>
          </table:table-cell>
          <table:table-cell/>
          <table:table-cell office:value-type="string">
            <text:p>still pond lane</text:p>
          </table:table-cell>
          <table:table-cell office:value-type="string">
            <text:p>3122 Hannahs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Raust</text:p>
          </table:table-cell>
          <table:table-cell office:value-type="string">
            <text:p>Eric</text:p>
          </table:table-cell>
          <table:table-cell/>
          <table:table-cell office:value-type="string">
            <text:p>still pond lane</text:p>
          </table:table-cell>
          <table:table-cell office:value-type="string">
            <text:p>3125 Hannahs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Tufts</text:p>
          </table:table-cell>
          <table:table-cell office:value-type="string">
            <text:p>Tom</text:p>
          </table:table-cell>
          <table:table-cell office:value-type="string">
            <text:p>703-657-3217</text:p>
          </table:table-cell>
          <table:table-cell office:value-type="string">
            <text:p>still pond lane</text:p>
          </table:table-cell>
          <table:table-cell office:value-type="string">
            <text:p>12659 Still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24">
            <text:p>124</text:p>
          </table:table-cell>
          <table:table-cell office:value-type="string">
            <text:p>Barlow</text:p>
          </table:table-cell>
          <table:table-cell office:value-type="string">
            <text:p>Randy</text:p>
          </table:table-cell>
          <table:table-cell office:value-type="string">
            <text:p>703-861-1312</text:p>
          </table:table-cell>
          <table:table-cell office:value-type="string">
            <text:p>still pond lane</text:p>
          </table:table-cell>
          <table:table-cell office:value-type="string">
            <text:p>12657 Still Pond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Gilliam</text:p>
          </table:table-cell>
          <table:table-cell office:value-type="string">
            <text:p>Jeff</text:p>
          </table:table-cell>
          <table:table-cell office:value-type="string">
            <text:p>703-453-9155</text:p>
          </table:table-cell>
          <table:table-cell office:value-type="string">
            <text:p>still pond lane</text:p>
          </table:table-cell>
          <table:table-cell office:value-type="string">
            <text:p>12655 Still Ponde Lane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4">
          <table:table-cell office:value-type="float" office:value="158">
            <text:p>158</text:p>
          </table:table-cell>
          <table:table-cell office:value-type="string">
            <text:p>Ginnett</text:p>
          </table:table-cell>
          <table:table-cell office:value-type="string">
            <text:p>richard</text:p>
          </table:table-cell>
          <table:table-cell office:value-type="string">
            <text:p>703-476-7464</text:p>
          </table:table-cell>
          <table:table-cell office:value-type="string">
            <text:p>oak farms drive</text:p>
          </table:table-cell>
          <table:table-cell office:value-type="string">
            <text:p>2809 Winter Oaks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4">
          <table:table-cell office:value-type="float" office:value="183">
            <text:p>183</text:p>
          </table:table-cell>
          <table:table-cell office:value-type="string">
            <text:p>Smith</text:p>
          </table:table-cell>
          <table:table-cell office:value-type="string">
            <text:p>Greg</text:p>
          </table:table-cell>
          <table:table-cell office:value-type="string">
            <text:p>703-927-1815</text:p>
          </table:table-cell>
          <table:table-cell office:value-type="string">
            <text:p>oak farms drive</text:p>
          </table:table-cell>
          <table:table-cell office:value-type="string">
            <text:p>2804 Winter Oaks way</text:p>
          </table:table-cell>
          <table:table-cell office:value-type="string">
            <text:p>Herndon</text:p>
          </table:table-cell>
          <table:table-cell office:value-type="string">
            <text:p>Va</text:p>
          </table:table-cell>
          <table:table-cell office:value-type="float" office:value="20171">
            <text:p>20171</text:p>
          </table:table-cell>
          <table:table-cell office:value-type="string">
            <text:p>Comments: 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3">
          <table:table-cell table:number-columns-repeated="17"/>
        </table:table-row>
        <table:table-row table:style-name="ro4">
          <table:table-cell table:number-columns-repeated="8"/>
          <table:table-cell office:value-type="string">
            <text:p>COEE</text:p>
          </table:table-cell>
          <table:table-cell office:value-type="string">
            <text:p>3301 Hidden Meadow Drive Herndon, VA 20171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Truck</text:p>
          </table:table-cell>
          <table:table-cell office:value-type="string">
            <text:p>Total time</text:p>
          </table:table-cell>
          <table:table-cell office:value-type="string">
            <text:p>Total bags</text:p>
          </table:table-cell>
          <table:table-cell/>
          <table:table-cell office:value-type="string">
            <text:p>Rt</text:p>
          </table:table-cell>
          <table:table-cell office:value-type="string">
            <text:p>Truck</text:p>
          </table:table-cell>
          <table:table-cell office:value-type="string">
            <text:p>Bags</text:p>
          </table:table-cell>
          <table:table-cell office:value-type="string">
            <text:p>Load time</text:p>
          </table:table-cell>
          <table:table-cell office:value-type="string">
            <text:p>Drive time</text:p>
          </table:table-cell>
          <table:table-cell office:value-type="string">
            <text:p>Dead time</text:p>
          </table:table-cell>
          <table:table-cell office:value-type="string">
            <text:p>Total time</text:p>
          </table:table-cell>
          <table:table-cell office:value-type="string">
            <text:p>Route Commen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" table:formula="of:=SUMIF([.I$264:.I$297];[.D264];[.N$264:.N$297])" office:value-type="float" office:value="781.166666666667">
            <text:p>781</text:p>
          </table:table-cell>
          <table:table-cell table:style-name="ce1" table:formula="of:=SUMIF([.I$264:.I$297];[.D264];[.J$264:.J$297])" office:value-type="float" office:value="1909">
            <text:p>190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IF([.L$1:.L$260];[.H264];[.K$1:.K$260])" office:value-type="float" office:value="270">
            <text:p>270</text:p>
          </table:table-cell>
          <table:table-cell table:style-name="ce1" table:formula="of:=[.J264]/6" office:value-type="float" office:value="45">
            <text:p>45</text:p>
          </table:table-cell>
          <table:table-cell table:style-name="ce1" office:value-type="float" office:value="40">
            <text:p>40</text:p>
          </table:table-cell>
          <table:table-cell table:style-name="ce1" table:formula="of:=COUNTIF([.L$1:.L$260];[.H264])*5" office:value-type="float" office:value="25">
            <text:p>25</text:p>
          </table:table-cell>
          <table:table-cell table:style-name="ce1" table:formula="of:=SUM([.K264:.M264])" office:value-type="float" office:value="110">
            <text:p>110</text:p>
          </table:table-cell>
          <table:table-cell office:value-type="string">
            <text:p>Ugly route, lots of outliers. <text:s/>You'll bring back a full pallet. <text:s/>This was originally scheduled for Friday night and has scout families only. <text:s/>That's why it's short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" table:formula="of:=SUMIF([.I$264:.I$297];[.D265];[.N$264:.N$297])" office:value-type="float" office:value="679.666666666667">
            <text:p>680</text:p>
          </table:table-cell>
          <table:table-cell table:style-name="ce1" table:formula="of:=SUMIF([.I$264:.I$297];[.D265];[.J$264:.J$297])" office:value-type="float" office:value="2020">
            <text:p>202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IF([.L$1:.L$260];[.H265];[.K$1:.K$260])" office:value-type="float" office:value="305">
            <text:p>305</text:p>
          </table:table-cell>
          <table:table-cell table:style-name="ce1" table:formula="of:=[.J265]/6" office:value-type="float" office:value="50.8333333333333">
            <text:p>51</text:p>
          </table:table-cell>
          <table:table-cell table:style-name="ce1" office:value-type="float" office:value="10">
            <text:p>10</text:p>
          </table:table-cell>
          <table:table-cell table:style-name="ce1" table:formula="of:=COUNTIF([.L$1:.L$260];[.H265])*5" office:value-type="float" office:value="30">
            <text:p>30</text:p>
          </table:table-cell>
          <table:table-cell table:style-name="ce1" table:formula="of:=SUM([.K265:.M265])" office:value-type="float" office:value="90.8333333333333">
            <text:p>91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" table:formula="of:=SUMIF([.I$264:.I$297];[.D266];[.N$264:.N$297])" office:value-type="float" office:value="726.333333333333">
            <text:p>726</text:p>
          </table:table-cell>
          <table:table-cell table:style-name="ce1" table:formula="of:=SUMIF([.I$264:.I$297];[.D266];[.J$264:.J$297])" office:value-type="float" office:value="2138">
            <text:p>2138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IF([.L$1:.L$260];[.H266];[.K$1:.K$260])" office:value-type="float" office:value="324">
            <text:p>324</text:p>
          </table:table-cell>
          <table:table-cell table:style-name="ce1" table:formula="of:=[.J266]/6" office:value-type="float" office:value="54">
            <text:p>54</text:p>
          </table:table-cell>
          <table:table-cell table:style-name="ce1" office:value-type="float" office:value="14">
            <text:p>14</text:p>
          </table:table-cell>
          <table:table-cell table:style-name="ce1" table:formula="of:=COUNTIF([.L$1:.L$260];[.H266])*5" office:value-type="float" office:value="50">
            <text:p>50</text:p>
          </table:table-cell>
          <table:table-cell table:style-name="ce1" table:formula="of:=SUM([.K266:.M266])" office:value-type="float" office:value="118">
            <text:p>118</text:p>
          </table:table-cell>
          <table:table-cell office:value-type="string">
            <text:p>Long drive after first delivery...don't strip all the wrap off the pallet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table:style-name="ce1" table:formula="of:=SUMIF([.I$264:.I$297];[.D267];[.N$264:.N$297])" office:value-type="float" office:value="690.166666666667">
            <text:p>690</text:p>
          </table:table-cell>
          <table:table-cell table:style-name="ce1" table:formula="of:=SUMIF([.I$264:.I$297];[.D267];[.J$264:.J$297])" office:value-type="float" office:value="2029">
            <text:p>2029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SUMIF([.L$1:.L$260];[.H267];[.K$1:.K$260])" office:value-type="float" office:value="305">
            <text:p>305</text:p>
          </table:table-cell>
          <table:table-cell table:style-name="ce1" table:formula="of:=[.J267]/6" office:value-type="float" office:value="50.8333333333333">
            <text:p>51</text:p>
          </table:table-cell>
          <table:table-cell table:style-name="ce1" office:value-type="float" office:value="15">
            <text:p>15</text:p>
          </table:table-cell>
          <table:table-cell table:style-name="ce1" table:formula="of:=COUNTIF([.L$1:.L$260];[.H267])*5" office:value-type="float" office:value="45">
            <text:p>45</text:p>
          </table:table-cell>
          <table:table-cell table:style-name="ce1" table:formula="of:=SUM([.K267:.M267])" office:value-type="float" office:value="110.833333333333">
            <text:p>111</text:p>
          </table:table-cell>
          <table:table-cell office:value-type="string">
            <text:p>Deliveries 2-4 are across the street from each other...pick yer poison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table:style-name="ce1" table:formula="of:=SUMIF([.I$264:.I$297];[.D268];[.N$264:.N$297])" office:value-type="float" office:value="715.166666666667">
            <text:p>715</text:p>
          </table:table-cell>
          <table:table-cell table:style-name="ce1" table:formula="of:=SUMIF([.I$264:.I$297];[.D268];[.J$264:.J$297])" office:value-type="float" office:value="2125">
            <text:p>212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IF([.L$1:.L$260];[.H268];[.K$1:.K$260])" office:value-type="float" office:value="293">
            <text:p>293</text:p>
          </table:table-cell>
          <table:table-cell table:style-name="ce1" table:formula="of:=[.J268]/6" office:value-type="float" office:value="48.8333333333333">
            <text:p>49</text:p>
          </table:table-cell>
          <table:table-cell table:style-name="ce1" office:value-type="float" office:value="8">
            <text:p>8</text:p>
          </table:table-cell>
          <table:table-cell table:style-name="ce1" table:formula="of:=COUNTIF([.L$1:.L$260];[.H268])*5" office:value-type="float" office:value="40">
            <text:p>40</text:p>
          </table:table-cell>
          <table:table-cell table:style-name="ce1" table:formula="of:=SUM([.K268:.M268])" office:value-type="float" office:value="96.8333333333333">
            <text:p>97</text:p>
          </table:table-cell>
          <table:table-cell office:value-type="string">
            <text:p>Long drive between 6 &amp; 7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6">
            <text:p>6</text:p>
          </table:table-cell>
          <table:table-cell table:style-name="ce1" table:formula="of:=SUMIF([.I$264:.I$297];[.D269];[.N$264:.N$297])" office:value-type="float" office:value="0">
            <text:p>0</text:p>
          </table:table-cell>
          <table:table-cell table:style-name="ce1" table:formula="of:=SUMIF([.I$264:.I$297];[.D269];[.J$264:.J$297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IF([.L$1:.L$260];[.H269];[.K$1:.K$260])" office:value-type="float" office:value="310">
            <text:p>310</text:p>
          </table:table-cell>
          <table:table-cell table:style-name="ce1" table:formula="of:=[.J269]/6" office:value-type="float" office:value="51.6666666666667">
            <text:p>52</text:p>
          </table:table-cell>
          <table:table-cell table:style-name="ce1" office:value-type="float" office:value="19">
            <text:p>19</text:p>
          </table:table-cell>
          <table:table-cell table:style-name="ce1" table:formula="of:=COUNTIF([.L$1:.L$260];[.H269])*5" office:value-type="float" office:value="35">
            <text:p>35</text:p>
          </table:table-cell>
          <table:table-cell table:style-name="ce1" table:formula="of:=SUM([.K269:.M269])" office:value-type="float" office:value="105.666666666667">
            <text:p>106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Total bags</text:p>
          </table:table-cell>
          <table:table-cell table:style-name="ce1" table:formula="of:=SUM([.F264:.F269])" office:value-type="float" office:value="10221">
            <text:p>10221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IF([.L$1:.L$260];[.H270];[.K$1:.K$260])" office:value-type="float" office:value="320">
            <text:p>320</text:p>
          </table:table-cell>
          <table:table-cell table:style-name="ce1" table:formula="of:=[.J270]/6" office:value-type="float" office:value="53.3333333333333">
            <text:p>53</text:p>
          </table:table-cell>
          <table:table-cell table:style-name="ce1" office:value-type="float" office:value="20">
            <text:p>20</text:p>
          </table:table-cell>
          <table:table-cell table:style-name="ce1" table:formula="of:=COUNTIF([.L$1:.L$260];[.H270])*5" office:value-type="float" office:value="40">
            <text:p>40</text:p>
          </table:table-cell>
          <table:table-cell table:style-name="ce1" table:formula="of:=SUM([.K270:.M270])" office:value-type="float" office:value="113.333333333333">
            <text:p>113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IF([.L$1:.L$260];[.H271];[.K$1:.K$260])" office:value-type="float" office:value="325">
            <text:p>325</text:p>
          </table:table-cell>
          <table:table-cell table:style-name="ce1" table:formula="of:=[.J271]/6" office:value-type="float" office:value="54.1666666666667">
            <text:p>54</text:p>
          </table:table-cell>
          <table:table-cell table:style-name="ce1" office:value-type="float" office:value="36">
            <text:p>36</text:p>
          </table:table-cell>
          <table:table-cell table:style-name="ce1" table:formula="of:=COUNTIF([.L$1:.L$260];[.H271])*5" office:value-type="float" office:value="45">
            <text:p>45</text:p>
          </table:table-cell>
          <table:table-cell table:style-name="ce1" table:formula="of:=SUM([.K271:.M271])" office:value-type="float" office:value="135.166666666667">
            <text:p>135</text:p>
          </table:table-cell>
          <table:table-cell office:value-type="string">
            <text:p>Ugly route, lots of outliers.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IF([.L$1:.L$260];[.H272];[.K$1:.K$260])" office:value-type="float" office:value="305">
            <text:p>305</text:p>
          </table:table-cell>
          <table:table-cell table:style-name="ce1" table:formula="of:=[.J272]/6" office:value-type="float" office:value="50.8333333333333">
            <text:p>51</text:p>
          </table:table-cell>
          <table:table-cell table:style-name="ce1" office:value-type="float" office:value="20">
            <text:p>20</text:p>
          </table:table-cell>
          <table:table-cell table:style-name="ce1" table:formula="of:=COUNTIF([.L$1:.L$260];[.H272])*5" office:value-type="float" office:value="25">
            <text:p>25</text:p>
          </table:table-cell>
          <table:table-cell table:style-name="ce1" table:formula="of:=SUM([.K272:.M272])" office:value-type="float" office:value="95.8333333333333">
            <text:p>96</text:p>
          </table:table-cell>
          <table:table-cell office:value-type="string">
            <text:p>Batten down the hatches between 2nd and 3rd delivery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IF([.L$1:.L$260];[.H273];[.K$1:.K$260])" office:value-type="float" office:value="322">
            <text:p>322</text:p>
          </table:table-cell>
          <table:table-cell table:style-name="ce1" table:formula="of:=[.J273]/6" office:value-type="float" office:value="53.6666666666667">
            <text:p>54</text:p>
          </table:table-cell>
          <table:table-cell table:style-name="ce1" office:value-type="float" office:value="29">
            <text:p>29</text:p>
          </table:table-cell>
          <table:table-cell table:style-name="ce1" table:formula="of:=COUNTIF([.L$1:.L$260];[.H273])*5" office:value-type="float" office:value="60">
            <text:p>60</text:p>
          </table:table-cell>
          <table:table-cell table:style-name="ce1" table:formula="of:=SUM([.K273:.M273])" office:value-type="float" office:value="142.666666666667">
            <text:p>143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SUMIF([.L$1:.L$260];[.H274];[.K$1:.K$260])" office:value-type="float" office:value="320">
            <text:p>320</text:p>
          </table:table-cell>
          <table:table-cell table:style-name="ce1" table:formula="of:=[.J274]/6" office:value-type="float" office:value="53.3333333333333">
            <text:p>53</text:p>
          </table:table-cell>
          <table:table-cell table:style-name="ce1" office:value-type="float" office:value="22">
            <text:p>22</text:p>
          </table:table-cell>
          <table:table-cell table:style-name="ce1" table:formula="of:=COUNTIF([.L$1:.L$260];[.H274])*5" office:value-type="float" office:value="40">
            <text:p>40</text:p>
          </table:table-cell>
          <table:table-cell table:style-name="ce1" table:formula="of:=SUM([.K274:.M274])" office:value-type="float" office:value="115.333333333333">
            <text:p>115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SUMIF([.L$1:.L$260];[.H275];[.K$1:.K$260])" office:value-type="float" office:value="315">
            <text:p>315</text:p>
          </table:table-cell>
          <table:table-cell table:style-name="ce1" table:formula="of:=[.J275]/6" office:value-type="float" office:value="52.5">
            <text:p>53</text:p>
          </table:table-cell>
          <table:table-cell table:style-name="ce1" office:value-type="float" office:value="18">
            <text:p>18</text:p>
          </table:table-cell>
          <table:table-cell table:style-name="ce1" table:formula="of:=COUNTIF([.L$1:.L$260];[.H275])*5" office:value-type="float" office:value="55">
            <text:p>55</text:p>
          </table:table-cell>
          <table:table-cell table:style-name="ce1" table:formula="of:=SUM([.K275:.M275])" office:value-type="float" office:value="125.5">
            <text:p>126</text:p>
          </table:table-cell>
          <table:table-cell office:value-type="string">
            <text:p>The 10th and 11th orders are across from the 6th. <text:s/>You'll have to drive back by them on the way out, but you can do them immediately after the 6th if you want.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SUMIF([.L$1:.L$260];[.H276];[.K$1:.K$260])" office:value-type="float" office:value="315">
            <text:p>315</text:p>
          </table:table-cell>
          <table:table-cell table:style-name="ce1" table:formula="of:=[.J276]/6" office:value-type="float" office:value="52.5">
            <text:p>53</text:p>
          </table:table-cell>
          <table:table-cell table:style-name="ce1" office:value-type="float" office:value="14">
            <text:p>14</text:p>
          </table:table-cell>
          <table:table-cell table:style-name="ce1" table:formula="of:=COUNTIF([.L$1:.L$260];[.H276])*5" office:value-type="float" office:value="35">
            <text:p>35</text:p>
          </table:table-cell>
          <table:table-cell table:style-name="ce1" table:formula="of:=SUM([.K276:.M276])" office:value-type="float" office:value="101.5">
            <text:p>102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SUMIF([.L$1:.L$260];[.H277];[.K$1:.K$260])" office:value-type="float" office:value="316">
            <text:p>316</text:p>
          </table:table-cell>
          <table:table-cell table:style-name="ce1" table:formula="of:=[.J277]/6" office:value-type="float" office:value="52.6666666666667">
            <text:p>53</text:p>
          </table:table-cell>
          <table:table-cell table:style-name="ce1" office:value-type="float" office:value="26">
            <text:p>26</text:p>
          </table:table-cell>
          <table:table-cell table:style-name="ce1" table:formula="of:=COUNTIF([.L$1:.L$260];[.H277])*5" office:value-type="float" office:value="45">
            <text:p>45</text:p>
          </table:table-cell>
          <table:table-cell table:style-name="ce1" table:formula="of:=SUM([.K277:.M277])" office:value-type="float" office:value="123.666666666667">
            <text:p>124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SUMIF([.L$1:.L$260];[.H278];[.K$1:.K$260])" office:value-type="float" office:value="316">
            <text:p>316</text:p>
          </table:table-cell>
          <table:table-cell table:style-name="ce1" table:formula="of:=[.J278]/6" office:value-type="float" office:value="52.6666666666667">
            <text:p>53</text:p>
          </table:table-cell>
          <table:table-cell table:style-name="ce1" office:value-type="float" office:value="21">
            <text:p>21</text:p>
          </table:table-cell>
          <table:table-cell table:style-name="ce1" table:formula="of:=COUNTIF([.L$1:.L$260];[.H278])*5" office:value-type="float" office:value="35">
            <text:p>35</text:p>
          </table:table-cell>
          <table:table-cell table:style-name="ce1" table:formula="of:=SUM([.K278:.M278])" office:value-type="float" office:value="108.666666666667">
            <text:p>109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SUMIF([.L$1:.L$260];[.H279];[.K$1:.K$260])" office:value-type="float" office:value="320">
            <text:p>320</text:p>
          </table:table-cell>
          <table:table-cell table:style-name="ce1" table:formula="of:=[.J279]/6" office:value-type="float" office:value="53.3333333333333">
            <text:p>53</text:p>
          </table:table-cell>
          <table:table-cell table:style-name="ce1" office:value-type="float" office:value="17">
            <text:p>17</text:p>
          </table:table-cell>
          <table:table-cell table:style-name="ce1" table:formula="of:=COUNTIF([.L$1:.L$260];[.H279])*5" office:value-type="float" office:value="40">
            <text:p>40</text:p>
          </table:table-cell>
          <table:table-cell table:style-name="ce1" table:formula="of:=SUM([.K279:.M279])" office:value-type="float" office:value="110.333333333333">
            <text:p>11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SUMIF([.L$1:.L$260];[.H280];[.K$1:.K$260])" office:value-type="float" office:value="311">
            <text:p>311</text:p>
          </table:table-cell>
          <table:table-cell table:style-name="ce1" table:formula="of:=[.J280]/6" office:value-type="float" office:value="51.8333333333333">
            <text:p>52</text:p>
          </table:table-cell>
          <table:table-cell table:style-name="ce1" office:value-type="float" office:value="13">
            <text:p>13</text:p>
          </table:table-cell>
          <table:table-cell table:style-name="ce1" table:formula="of:=COUNTIF([.L$1:.L$260];[.H280])*5" office:value-type="float" office:value="45">
            <text:p>45</text:p>
          </table:table-cell>
          <table:table-cell table:style-name="ce1" table:formula="of:=SUM([.K280:.M280])" office:value-type="float" office:value="109.833333333333">
            <text:p>11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IF([.L$1:.L$260];[.H281];[.K$1:.K$260])" office:value-type="float" office:value="322">
            <text:p>322</text:p>
          </table:table-cell>
          <table:table-cell table:style-name="ce1" table:formula="of:=[.J281]/6" office:value-type="float" office:value="53.6666666666667">
            <text:p>54</text:p>
          </table:table-cell>
          <table:table-cell table:style-name="ce1" office:value-type="float" office:value="24">
            <text:p>24</text:p>
          </table:table-cell>
          <table:table-cell table:style-name="ce1" table:formula="of:=COUNTIF([.L$1:.L$260];[.H281])*5" office:value-type="float" office:value="50">
            <text:p>50</text:p>
          </table:table-cell>
          <table:table-cell table:style-name="ce1" table:formula="of:=SUM([.K281:.M281])" office:value-type="float" office:value="127.666666666667">
            <text:p>128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formula="of:=SUMIF([.L$1:.L$260];[.H282];[.K$1:.K$260])" office:value-type="float" office:value="309">
            <text:p>309</text:p>
          </table:table-cell>
          <table:table-cell table:style-name="ce1" table:formula="of:=[.J282]/6" office:value-type="float" office:value="51.5">
            <text:p>52</text:p>
          </table:table-cell>
          <table:table-cell table:style-name="ce1" office:value-type="float" office:value="14">
            <text:p>14</text:p>
          </table:table-cell>
          <table:table-cell table:style-name="ce1" table:formula="of:=COUNTIF([.L$1:.L$260];[.H282])*5" office:value-type="float" office:value="35">
            <text:p>35</text:p>
          </table:table-cell>
          <table:table-cell table:style-name="ce1" table:formula="of:=SUM([.K282:.M282])" office:value-type="float" office:value="100.5">
            <text:p>101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IF([.L$1:.L$260];[.H283];[.K$1:.K$260])" office:value-type="float" office:value="320">
            <text:p>320</text:p>
          </table:table-cell>
          <table:table-cell table:style-name="ce1" table:formula="of:=[.J283]/6" office:value-type="float" office:value="53.3333333333333">
            <text:p>53</text:p>
          </table:table-cell>
          <table:table-cell table:style-name="ce1" office:value-type="float" office:value="16">
            <text:p>16</text:p>
          </table:table-cell>
          <table:table-cell table:style-name="ce1" table:formula="of:=COUNTIF([.L$1:.L$260];[.H283])*5" office:value-type="float" office:value="55">
            <text:p>55</text:p>
          </table:table-cell>
          <table:table-cell table:style-name="ce1" table:formula="of:=SUM([.K283:.M283])" office:value-type="float" office:value="124.333333333333">
            <text:p>124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SUMIF([.L$1:.L$260];[.H284];[.K$1:.K$260])" office:value-type="float" office:value="303">
            <text:p>303</text:p>
          </table:table-cell>
          <table:table-cell table:style-name="ce1" table:formula="of:=[.J284]/6" office:value-type="float" office:value="50.5">
            <text:p>51</text:p>
          </table:table-cell>
          <table:table-cell table:style-name="ce1" office:value-type="float" office:value="20">
            <text:p>20</text:p>
          </table:table-cell>
          <table:table-cell table:style-name="ce1" table:formula="of:=COUNTIF([.L$1:.L$260];[.H284])*5" office:value-type="float" office:value="30">
            <text:p>30</text:p>
          </table:table-cell>
          <table:table-cell table:style-name="ce1" table:formula="of:=SUM([.K284:.M284])" office:value-type="float" office:value="100.5">
            <text:p>101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SUMIF([.L$1:.L$260];[.H285];[.K$1:.K$260])" office:value-type="float" office:value="310">
            <text:p>310</text:p>
          </table:table-cell>
          <table:table-cell table:style-name="ce1" table:formula="of:=[.J285]/6" office:value-type="float" office:value="51.6666666666667">
            <text:p>52</text:p>
          </table:table-cell>
          <table:table-cell table:style-name="ce1" office:value-type="float" office:value="9">
            <text:p>9</text:p>
          </table:table-cell>
          <table:table-cell table:style-name="ce1" table:formula="of:=COUNTIF([.L$1:.L$260];[.H285])*5" office:value-type="float" office:value="35">
            <text:p>35</text:p>
          </table:table-cell>
          <table:table-cell table:style-name="ce1" table:formula="of:=SUM([.K285:.M285])" office:value-type="float" office:value="95.6666666666667">
            <text:p>96</text:p>
          </table:table-cell>
          <table:table-cell office:value-type="string">
            <text:p>The 7th deliver is right next to the 5th. <text:s/>You'll drive past it to get home, but do it early if you want.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SUMIF([.L$1:.L$260];[.H286];[.K$1:.K$260])" office:value-type="float" office:value="315">
            <text:p>315</text:p>
          </table:table-cell>
          <table:table-cell table:style-name="ce1" table:formula="of:=[.J286]/6" office:value-type="float" office:value="52.5">
            <text:p>53</text:p>
          </table:table-cell>
          <table:table-cell table:style-name="ce1" office:value-type="float" office:value="10">
            <text:p>10</text:p>
          </table:table-cell>
          <table:table-cell table:style-name="ce1" table:formula="of:=COUNTIF([.L$1:.L$260];[.H286])*5" office:value-type="float" office:value="50">
            <text:p>50</text:p>
          </table:table-cell>
          <table:table-cell table:style-name="ce1" table:formula="of:=SUM([.K286:.M286])" office:value-type="float" office:value="112.5">
            <text:p>113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SUMIF([.L$1:.L$260];[.H287];[.K$1:.K$260])" office:value-type="float" office:value="315">
            <text:p>315</text:p>
          </table:table-cell>
          <table:table-cell table:style-name="ce1" table:formula="of:=[.J287]/6" office:value-type="float" office:value="52.5">
            <text:p>53</text:p>
          </table:table-cell>
          <table:table-cell table:style-name="ce1" office:value-type="float" office:value="8">
            <text:p>8</text:p>
          </table:table-cell>
          <table:table-cell table:style-name="ce1" table:formula="of:=COUNTIF([.L$1:.L$260];[.H287])*5" office:value-type="float" office:value="45">
            <text:p>45</text:p>
          </table:table-cell>
          <table:table-cell table:style-name="ce1" table:formula="of:=SUM([.K287:.M287])" office:value-type="float" office:value="105.5">
            <text:p>106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formula="of:=SUMIF([.L$1:.L$260];[.H288];[.K$1:.K$260])" office:value-type="float" office:value="320">
            <text:p>320</text:p>
          </table:table-cell>
          <table:table-cell table:style-name="ce1" table:formula="of:=[.J288]/6" office:value-type="float" office:value="53.3333333333333">
            <text:p>53</text:p>
          </table:table-cell>
          <table:table-cell table:style-name="ce1" office:value-type="float" office:value="17">
            <text:p>17</text:p>
          </table:table-cell>
          <table:table-cell table:style-name="ce1" table:formula="of:=COUNTIF([.L$1:.L$260];[.H288])*5" office:value-type="float" office:value="40">
            <text:p>40</text:p>
          </table:table-cell>
          <table:table-cell table:style-name="ce1" table:formula="of:=SUM([.K288:.M288])" office:value-type="float" office:value="110.333333333333">
            <text:p>11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SUMIF([.L$1:.L$260];[.H289];[.K$1:.K$260])" office:value-type="float" office:value="305">
            <text:p>305</text:p>
          </table:table-cell>
          <table:table-cell table:style-name="ce1" table:formula="of:=[.J289]/6" office:value-type="float" office:value="50.8333333333333">
            <text:p>51</text:p>
          </table:table-cell>
          <table:table-cell table:style-name="ce1" office:value-type="float" office:value="25">
            <text:p>25</text:p>
          </table:table-cell>
          <table:table-cell table:style-name="ce1" table:formula="of:=COUNTIF([.L$1:.L$260];[.H289])*5" office:value-type="float" office:value="50">
            <text:p>50</text:p>
          </table:table-cell>
          <table:table-cell table:style-name="ce1" table:formula="of:=SUM([.K289:.M289])" office:value-type="float" office:value="125.833333333333">
            <text:p>126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SUMIF([.L$1:.L$260];[.H290];[.K$1:.K$260])" office:value-type="float" office:value="323">
            <text:p>323</text:p>
          </table:table-cell>
          <table:table-cell table:style-name="ce1" table:formula="of:=[.J290]/6" office:value-type="float" office:value="53.8333333333333">
            <text:p>54</text:p>
          </table:table-cell>
          <table:table-cell table:style-name="ce1" office:value-type="float" office:value="16">
            <text:p>16</text:p>
          </table:table-cell>
          <table:table-cell table:style-name="ce1" table:formula="of:=COUNTIF([.L$1:.L$260];[.H290])*5" office:value-type="float" office:value="35">
            <text:p>35</text:p>
          </table:table-cell>
          <table:table-cell table:style-name="ce1" table:formula="of:=SUM([.K290:.M290])" office:value-type="float" office:value="104.833333333333">
            <text:p>105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formula="of:=SUMIF([.L$1:.L$260];[.H291];[.K$1:.K$260])" office:value-type="float" office:value="315">
            <text:p>315</text:p>
          </table:table-cell>
          <table:table-cell table:style-name="ce1" table:formula="of:=[.J291]/6" office:value-type="float" office:value="52.5">
            <text:p>53</text:p>
          </table:table-cell>
          <table:table-cell table:style-name="ce1" office:value-type="float" office:value="14">
            <text:p>14</text:p>
          </table:table-cell>
          <table:table-cell table:style-name="ce1" table:formula="of:=COUNTIF([.L$1:.L$260];[.H291])*5" office:value-type="float" office:value="30">
            <text:p>30</text:p>
          </table:table-cell>
          <table:table-cell table:style-name="ce1" table:formula="of:=SUM([.K291:.M291])" office:value-type="float" office:value="96.5">
            <text:p>97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formula="of:=SUMIF([.L$1:.L$260];[.H292];[.K$1:.K$260])" office:value-type="float" office:value="315">
            <text:p>315</text:p>
          </table:table-cell>
          <table:table-cell table:style-name="ce1" table:formula="of:=[.J292]/6" office:value-type="float" office:value="52.5">
            <text:p>53</text:p>
          </table:table-cell>
          <table:table-cell table:style-name="ce1" office:value-type="float" office:value="13">
            <text:p>13</text:p>
          </table:table-cell>
          <table:table-cell table:style-name="ce1" table:formula="of:=COUNTIF([.L$1:.L$260];[.H292])*5" office:value-type="float" office:value="25">
            <text:p>25</text:p>
          </table:table-cell>
          <table:table-cell table:style-name="ce1" table:formula="of:=SUM([.K292:.M292])" office:value-type="float" office:value="90.5">
            <text:p>91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IF([.L$1:.L$260];[.H293];[.K$1:.K$260])" office:value-type="float" office:value="325">
            <text:p>325</text:p>
          </table:table-cell>
          <table:table-cell table:style-name="ce1" table:formula="of:=[.J293]/6" office:value-type="float" office:value="54.1666666666667">
            <text:p>54</text:p>
          </table:table-cell>
          <table:table-cell table:style-name="ce1" office:value-type="float" office:value="16">
            <text:p>16</text:p>
          </table:table-cell>
          <table:table-cell table:style-name="ce1" table:formula="of:=COUNTIF([.L$1:.L$260];[.H293])*5" office:value-type="float" office:value="30">
            <text:p>30</text:p>
          </table:table-cell>
          <table:table-cell table:style-name="ce1" table:formula="of:=SUM([.K293:.M293])" office:value-type="float" office:value="100.166666666667">
            <text:p>1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formula="of:=SUMIF([.L$1:.L$260];[.H294];[.K$1:.K$260])" office:value-type="float" office:value="220">
            <text:p>220</text:p>
          </table:table-cell>
          <table:table-cell table:style-name="ce1" table:formula="of:=[.J294]/6" office:value-type="float" office:value="36.6666666666667">
            <text:p>37</text:p>
          </table:table-cell>
          <table:table-cell table:style-name="ce1" office:value-type="float" office:value="13">
            <text:p>13</text:p>
          </table:table-cell>
          <table:table-cell table:style-name="ce1" table:formula="of:=COUNTIF([.L$1:.L$260];[.H294])*5" office:value-type="float" office:value="30">
            <text:p>30</text:p>
          </table:table-cell>
          <table:table-cell table:style-name="ce1" table:formula="of:=SUM([.K294:.M294])" office:value-type="float" office:value="79.6666666666667">
            <text:p>8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SUMIF([.L$1:.L$260];[.H295];[.K$1:.K$260])" office:value-type="float" office:value="167">
            <text:p>167</text:p>
          </table:table-cell>
          <table:table-cell table:style-name="ce1" table:formula="of:=[.J295]/6" office:value-type="float" office:value="27.8333333333333">
            <text:p>28</text:p>
          </table:table-cell>
          <table:table-cell table:style-name="ce1" office:value-type="float" office:value="10">
            <text:p>10</text:p>
          </table:table-cell>
          <table:table-cell table:style-name="ce1" table:formula="of:=COUNTIF([.L$1:.L$260];[.H295])*5" office:value-type="float" office:value="20">
            <text:p>20</text:p>
          </table:table-cell>
          <table:table-cell table:style-name="ce1" table:formula="of:=SUM([.K295:.M295])" office:value-type="float" office:value="57.8333333333333">
            <text:p>58</text:p>
          </table:table-cell>
          <table:table-cell office:value-type="string">
            <text:p>Short, focused run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SUMIF([.L$1:.L$260];[.H296];[.K$1:.K$260])" office:value-type="float" office:value="270">
            <text:p>270</text:p>
          </table:table-cell>
          <table:table-cell table:style-name="ce1" table:formula="of:=[.J296]/6" office:value-type="float" office:value="45">
            <text:p>45</text:p>
          </table:table-cell>
          <table:table-cell table:style-name="ce1" office:value-type="float" office:value="11">
            <text:p>11</text:p>
          </table:table-cell>
          <table:table-cell table:style-name="ce1" table:formula="of:=COUNTIF([.L$1:.L$260];[.H296])*5" office:value-type="float" office:value="40">
            <text:p>40</text:p>
          </table:table-cell>
          <table:table-cell table:style-name="ce1" table:formula="of:=SUM([.K296:.M296])" office:value-type="float" office:value="96">
            <text:p>96</text:p>
          </table:table-cell>
          <table:table-cell office:value-type="string">
            <text:p>Short, focused run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SUMIF([.L$1:.L$260];[.H297];[.K$1:.K$260])" office:value-type="float" office:value="175">
            <text:p>175</text:p>
          </table:table-cell>
          <table:table-cell table:style-name="ce1" table:formula="of:=[.J297]/6" office:value-type="float" office:value="29.1666666666667">
            <text:p>29</text:p>
          </table:table-cell>
          <table:table-cell table:style-name="ce1" office:value-type="float" office:value="11">
            <text:p>11</text:p>
          </table:table-cell>
          <table:table-cell table:style-name="ce1" table:formula="of:=COUNTIF([.L$1:.L$260];[.H297])*5" office:value-type="float" office:value="10">
            <text:p>10</text:p>
          </table:table-cell>
          <table:table-cell table:style-name="ce1" table:formula="of:=SUM([.K297:.M297])" office:value-type="float" office:value="50.1666666666667">
            <text:p>50</text:p>
          </table:table-cell>
          <table:table-cell office:value-type="string">
            <text:p>Short, focused run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35">
            <text:p>35</text:p>
          </table:table-cell>
          <table:table-cell/>
          <table:table-cell table:formula="of:=SUMIF([.L$1:.L$260];[.H298];[.K$1:.K$260])" office:value-type="float" office:value="0">
            <text:p>0</text:p>
          </table:table-cell>
          <table:table-cell table:style-name="ce1" table:formula="of:=[.J298]/6" office:value-type="float" office:value="0">
            <text:p>0</text:p>
          </table:table-cell>
          <table:table-cell table:style-name="ce1"/>
          <table:table-cell table:style-name="ce1" table:formula="of:=COUNTIF([.L$1:.L$260];[.H298])*5" office:value-type="float" office:value="0">
            <text:p>0</text:p>
          </table:table-cell>
          <table:table-cell table:style-name="ce1" table:formula="of:=SUM([.K298:.M298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6">
            <text:p>36</text:p>
          </table:table-cell>
          <table:table-cell/>
          <table:table-cell table:formula="of:=SUMIF([.L$1:.L$260];[.H299];[.K$1:.K$260])" office:value-type="float" office:value="0">
            <text:p>0</text:p>
          </table:table-cell>
          <table:table-cell table:style-name="ce1" table:formula="of:=[.J299]/6" office:value-type="float" office:value="0">
            <text:p>0</text:p>
          </table:table-cell>
          <table:table-cell table:style-name="ce1"/>
          <table:table-cell table:style-name="ce1" table:formula="of:=COUNTIF([.L$1:.L$260];[.H299])*5" office:value-type="float" office:value="0">
            <text:p>0</text:p>
          </table:table-cell>
          <table:table-cell table:style-name="ce1" table:formula="of:=SUM([.K299:.M299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7">
            <text:p>37</text:p>
          </table:table-cell>
          <table:table-cell/>
          <table:table-cell table:formula="of:=SUMIF([.L$1:.L$260];[.H300];[.K$1:.K$260])" office:value-type="float" office:value="0">
            <text:p>0</text:p>
          </table:table-cell>
          <table:table-cell table:style-name="ce1" table:formula="of:=[.J300]/6" office:value-type="float" office:value="0">
            <text:p>0</text:p>
          </table:table-cell>
          <table:table-cell table:style-name="ce1"/>
          <table:table-cell table:style-name="ce1" table:formula="of:=COUNTIF([.L$1:.L$260];[.H300])*5" office:value-type="float" office:value="0">
            <text:p>0</text:p>
          </table:table-cell>
          <table:table-cell table:style-name="ce1" table:formula="of:=SUM([.K300:.M300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8">
            <text:p>38</text:p>
          </table:table-cell>
          <table:table-cell/>
          <table:table-cell table:formula="of:=SUMIF([.L$1:.L$260];[.H301];[.K$1:.K$260])" office:value-type="float" office:value="0">
            <text:p>0</text:p>
          </table:table-cell>
          <table:table-cell table:style-name="ce1" table:formula="of:=[.J301]/6" office:value-type="float" office:value="0">
            <text:p>0</text:p>
          </table:table-cell>
          <table:table-cell table:style-name="ce1"/>
          <table:table-cell table:style-name="ce1" table:formula="of:=COUNTIF([.L$1:.L$260];[.H301])*5" office:value-type="float" office:value="0">
            <text:p>0</text:p>
          </table:table-cell>
          <table:table-cell table:style-name="ce1" table:formula="of:=SUM([.K301:.M301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39">
            <text:p>39</text:p>
          </table:table-cell>
          <table:table-cell/>
          <table:table-cell table:formula="of:=SUMIF([.L$1:.L$260];[.H302];[.K$1:.K$260])" office:value-type="float" office:value="0">
            <text:p>0</text:p>
          </table:table-cell>
          <table:table-cell table:style-name="ce1" table:formula="of:=[.J302]/6" office:value-type="float" office:value="0">
            <text:p>0</text:p>
          </table:table-cell>
          <table:table-cell table:style-name="ce1"/>
          <table:table-cell table:style-name="ce1" table:formula="of:=COUNTIF([.L$1:.L$260];[.H302])*5" office:value-type="float" office:value="0">
            <text:p>0</text:p>
          </table:table-cell>
          <table:table-cell table:style-name="ce1" table:formula="of:=SUM([.K302:.M302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40">
            <text:p>40</text:p>
          </table:table-cell>
          <table:table-cell/>
          <table:table-cell table:formula="of:=SUMIF([.L$1:.L$260];[.H303];[.K$1:.K$260])" office:value-type="float" office:value="0">
            <text:p>0</text:p>
          </table:table-cell>
          <table:table-cell table:style-name="ce1" table:formula="of:=[.J303]/6" office:value-type="float" office:value="0">
            <text:p>0</text:p>
          </table:table-cell>
          <table:table-cell table:style-name="ce1"/>
          <table:table-cell table:style-name="ce1" table:formula="of:=COUNTIF([.L$1:.L$260];[.H303])*5" office:value-type="float" office:value="0">
            <text:p>0</text:p>
          </table:table-cell>
          <table:table-cell table:style-name="ce1" table:formula="of:=SUM([.K303:.M303])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9"/>
          <table:table-cell table:formula="of:=SUM([.J264:.J303])" office:value-type="float" office:value="10221">
            <text:p>10221</text:p>
          </table:table-cell>
          <table:table-cell table:formula="of:=SUM([.K264:.K303])*6" office:value-type="float" office:value="10221">
            <text:p>10221</text:p>
          </table:table-cell>
          <table:table-cell/>
          <table:table-cell table:formula="of:=SUM([.M264:.M303])/5" office:value-type="float" office:value="260">
            <text:p>260</text:p>
          </table:table-cell>
          <table:table-cell table:number-columns-repeated="4"/>
        </table:table-row>
        <table:table-row table:style-name="ro3">
          <table:table-cell table:number-columns-repeated="17"/>
        </table:table-row>
      </table:table>
      <table:table table:name="Trucks" table:style-name="ta1">
        <office:forms form:automatic-focus="false" form:apply-design-mode="false"/>
        <table:shapes>
          <draw:frame draw:z-index="0" draw:style-name="gr1" svg:width="6.3051in" svg:height="3.5346in" svg:x="12.3098in" svg:y="4.2472in">
            <draw:object draw:notify-on-update-of-ranges="Trucks.L9:Trucks.L9 Trucks.L10:Trucks.L36 Trucks.N9:Trucks.N9 Trucks.N10:Trucks.N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72in" svg:height="3.5374in" svg:x="12.3417in" svg:y="0.5055in">
            <draw:object draw:notify-on-update-of-ranges="Trucks.O9:Trucks.O9 Trucks.O10:Trucks.O36 Trucks.Q9:Trucks.Q9 Trucks.Q10:Trucks.Q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6.2988in" svg:height="3.5429in" svg:x="18.6051in" svg:y="0.5417in">
            <draw:object draw:notify-on-update-of-ranges="Trucks.K9:Trucks.K9 Trucks.K10:Trucks.K36 Trucks.Q9:Trucks.Q9 Trucks.Q10:Trucks.Q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8.6669in" svg:y="4.2732in">
            <draw:object draw:notify-on-update-of-ranges="Trucks.A9:Trucks.A9 Trucks.A10:Trucks.A36 Trucks.N9:Trucks.N9 Trucks.N10:Trucks.N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8" table:number-columns-repeated="5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17" table:number-columns-repeated="1011" table:default-cell-style-name="Default"/>
        <table:table-row table:style-name="ro3">
          <table:table-cell table:style-name="ce2" office:value-type="string">
            <text:p>Truck</text:p>
          </table:table-cell>
          <table:table-cell table:style-name="ce5" office:value-type="string">
            <text:p>Total time</text:p>
          </table:table-cell>
          <table:table-cell table:style-name="ce2" office:value-type="string">
            <text:p>Total bags</text:p>
          </table:table-cell>
          <table:table-cell table:style-name="ce2" office:value-type="string">
            <text:p>Routes</text:p>
          </table:table-cell>
          <table:table-cell table:style-name="ce2" table:number-columns-repeated="3"/>
          <table:table-cell table:style-name="ce12" table:number-columns-repeated="3"/>
          <table:table-cell table:number-columns-repeated="101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float" office:value="781.166666666667">
            <text:p>781</text:p>
          </table:table-cell>
          <table:table-cell table:style-name="ce2" office:value-type="float" office:value="1909">
            <text:p>1909</text:p>
          </table:table-cell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12" table:number-columns-repeated="3"/>
          <table:table-cell table:number-columns-repeated="101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float" office:value="679.666666666667">
            <text:p>680</text:p>
          </table:table-cell>
          <table:table-cell table:style-name="ce2" office:value-type="float" office:value="2020">
            <text:p>2020</text:p>
          </table:table-cell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12" table:number-columns-repeated="3"/>
          <table:table-cell table:number-columns-repeated="101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float" office:value="726.333333333333">
            <text:p>726</text:p>
          </table:table-cell>
          <table:table-cell table:style-name="ce2" office:value-type="float" office:value="2138">
            <text:p>2138</text:p>
          </table:table-cell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12" table:number-columns-repeated="3"/>
          <table:table-cell table:number-columns-repeated="101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float" office:value="690.166666666667">
            <text:p>690</text:p>
          </table:table-cell>
          <table:table-cell table:style-name="ce2" office:value-type="float" office:value="2029">
            <text:p>2029</text:p>
          </table:table-cell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12" table:number-columns-repeated="3"/>
          <table:table-cell table:number-columns-repeated="101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float" office:value="715.166666666667">
            <text:p>715</text:p>
          </table:table-cell>
          <table:table-cell table:style-name="ce2" office:value-type="float" office:value="2125">
            <text:p>2125</text:p>
          </table:table-cell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12" table:number-columns-repeated="3"/>
          <table:table-cell table:number-columns-repeated="1014"/>
        </table:table-row>
        <table:table-row table:style-name="ro3">
          <table:table-cell table:style-name="ce2"/>
          <table:table-cell table:style-name="ce6" office:value-type="string">
            <text:p>Total bags</text:p>
          </table:table-cell>
          <table:table-cell table:style-name="ce8" table:formula="of:=SUM([.C2:.C6])" office:value-type="float" office:value="10221">
            <text:p>10221</text:p>
          </table:table-cell>
          <table:table-cell table:style-name="ce8" table:formula="of:=SUM([.D2:.D6])" office:value-type="float" office:value="34">
            <text:p>34</text:p>
          </table:table-cell>
          <table:table-cell table:style-name="ce2" table:number-columns-repeated="3"/>
          <table:table-cell table:style-name="ce12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2" table:number-columns-repeated="4"/>
          <table:table-cell table:style-name="ce12" table:number-columns-repeated="3"/>
          <table:table-cell table:number-columns-repeated="1014"/>
        </table:table-row>
        <table:table-row table:style-name="ro4">
          <table:table-cell table:style-name="ce3" office:value-type="string">
            <text:p>Truck</text:p>
          </table:table-cell>
          <table:table-cell table:style-name="ce3" office:value-type="string">
            <text:p>Route</text:p>
          </table:table-cell>
          <table:table-cell table:style-name="ce3" office:value-type="string">
            <text:p>Bags</text:p>
          </table:table-cell>
          <table:table-cell table:style-name="ce3" office:value-type="string">
            <text:p>Extra bags</text:p>
          </table:table-cell>
          <table:table-cell table:style-name="ce3" office:value-type="string">
            <text:p>Est. time</text:p>
          </table:table-cell>
          <table:table-cell table:style-name="ce3" office:value-type="string">
            <text:p>Est - “dead tiem”</text:p>
          </table:table-cell>
          <table:table-cell table:style-name="ce3" office:value-type="string">
            <text:p>Diff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3" office:value-type="string">
            <text:p>Act. Time</text:p>
          </table:table-cell>
          <table:table-cell office:value-type="string">
            <text:p>Drive time</text:p>
          </table:table-cell>
          <table:table-cell office:value-type="string">
            <text:p>Num stops</text:p>
          </table:table-cell>
          <table:table-cell office:value-type="string">
            <text:p>Total time – drive time</text:p>
          </table:table-cell>
          <table:table-cell office:value-type="string">
            <text:p>bags per min</text:p>
          </table:table-cell>
          <table:table-cell office:value-type="string">
            <text:p>Num streets</text:p>
          </table:table-cell>
          <table:table-cell/>
          <table:table-cell table:style-name="ce14" table:formula="of:=[.N9]" office:value-type="string" office:string-value="bags per min">
            <text:p>bags per min</text:p>
          </table:table-cell>
          <table:table-cell table:number-columns-repeated="1007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0">
            <text:p>270</text:p>
          </table:table-cell>
          <table:table-cell table:style-name="ce10" table:formula="of:=[.C10]-315" office:value-type="float" office:value="-45">
            <text:p>(45)</text:p>
          </table:table-cell>
          <table:table-cell table:style-name="ce11" office:value-type="float" office:value="110">
            <text:p>110</text:p>
          </table:table-cell>
          <table:table-cell table:style-name="ce11" table:formula="of:=[.E10]-5*[.L10]" office:value-type="float" office:value="85">
            <text:p>85</text:p>
          </table:table-cell>
          <table:table-cell table:style-name="ce11" table:formula="of:=[.J10]-[.F10]" office:value-type="float" office:value="5">
            <text:p>5</text:p>
          </table:table-cell>
          <table:table-cell table:style-name="ce13" office:value-type="float" office:value="716">
            <text:p>716</text:p>
          </table:table-cell>
          <table:table-cell table:style-name="ce13" office:value-type="float" office:value="846">
            <text:p>846</text:p>
          </table:table-cell>
          <table:table-cell table:style-name="ce13" table:formula="of:=[.I10]-[.H10]-40*(FLOOR([.I10]/100;1)-FLOOR([.H10]/100;1))" office:value-type="float" office:value="90">
            <text:p>90</text:p>
          </table:table-cell>
          <table:table-cell table:style-name="ce1" office:value-type="float" office:value="40">
            <text:p>40</text:p>
          </table:table-cell>
          <table:table-cell table:style-name="ce14" office:value-type="float" office:value="5">
            <text:p>5</text:p>
          </table:table-cell>
          <table:table-cell table:formula="of:=[.J10]-[.K10]" office:value-type="float" office:value="50">
            <text:p>50</text:p>
          </table:table-cell>
          <table:table-cell table:style-name="ce15" table:formula="of:=[.C10]/[.M10]" office:value-type="float" office:value="5.4">
            <text:p>5.4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10]" office:value-type="float" office:value="5.4">
            <text:p>5.4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05">
            <text:p>305</text:p>
          </table:table-cell>
          <table:table-cell table:style-name="ce10" table:formula="of:=[.C11]-315" office:value-type="float" office:value="-10">
            <text:p>(10)</text:p>
          </table:table-cell>
          <table:table-cell table:style-name="ce11" office:value-type="float" office:value="90.8333333333333">
            <text:p>91</text:p>
          </table:table-cell>
          <table:table-cell table:style-name="ce11" table:formula="of:=[.E11]-5*[.L11]" office:value-type="float" office:value="60.8333333333333">
            <text:p>61</text:p>
          </table:table-cell>
          <table:table-cell table:style-name="ce11" table:formula="of:=[.J11]-[.F11]" office:value-type="float" office:value="-14.8333333333333">
            <text:p>-15</text:p>
          </table:table-cell>
          <table:table-cell table:style-name="ce13" office:value-type="float" office:value="855">
            <text:p>855</text:p>
          </table:table-cell>
          <table:table-cell table:style-name="ce13" office:value-type="float" office:value="941">
            <text:p>941</text:p>
          </table:table-cell>
          <table:table-cell table:style-name="ce13" table:formula="of:=[.I11]-[.H11]-40*(FLOOR([.I11]/100;1)-FLOOR([.H11]/100;1))" office:value-type="float" office:value="46">
            <text:p>46</text:p>
          </table:table-cell>
          <table:table-cell table:style-name="ce1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formula="of:=[.J11]-[.K11]" office:value-type="float" office:value="36">
            <text:p>36</text:p>
          </table:table-cell>
          <table:table-cell table:style-name="ce15" table:formula="of:=[.C11]/[.M11]" office:value-type="float" office:value="8.47222222222222">
            <text:p>8.5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11]" office:value-type="float" office:value="8.47222222222222">
            <text:p>8.4722222222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24">
            <text:p>324</text:p>
          </table:table-cell>
          <table:table-cell table:style-name="ce10" table:formula="of:=[.C12]-315" office:value-type="float" office:value="9">
            <text:p>9 </text:p>
          </table:table-cell>
          <table:table-cell table:style-name="ce11" office:value-type="float" office:value="118">
            <text:p>118</text:p>
          </table:table-cell>
          <table:table-cell table:style-name="ce11" table:formula="of:=[.E12]-5*[.L12]" office:value-type="float" office:value="68">
            <text:p>68</text:p>
          </table:table-cell>
          <table:table-cell table:style-name="ce11" table:formula="of:=[.J12]-[.F12]" office:value-type="float" office:value="-9">
            <text:p>-9</text:p>
          </table:table-cell>
          <table:table-cell table:style-name="ce11" office:value-type="float" office:value="716">
            <text:p>716</text:p>
          </table:table-cell>
          <table:table-cell table:style-name="ce13" office:value-type="float" office:value="815">
            <text:p>815</text:p>
          </table:table-cell>
          <table:table-cell table:style-name="ce13" table:formula="of:=[.I12]-[.H12]-40*(FLOOR([.I12]/100;1)-FLOOR([.H12]/100;1))" office:value-type="float" office:value="59">
            <text:p>59</text:p>
          </table:table-cell>
          <table:table-cell table:style-name="ce1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 table:formula="of:=[.J12]-[.K12]" office:value-type="float" office:value="45">
            <text:p>45</text:p>
          </table:table-cell>
          <table:table-cell table:style-name="ce15" table:formula="of:=[.C12]/[.M12]" office:value-type="float" office:value="7.2">
            <text:p>7.2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table:formula="of:=[.N12]" office:value-type="float" office:value="7.2">
            <text:p>7.2</text:p>
          </table:table-cell>
          <table:table-cell table:style-name="ce14" table:number-columns-repeated="1007"/>
        </table:table-row>
        <table:table-row table:style-name="ro3"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305">
            <text:p>305</text:p>
          </table:table-cell>
          <table:table-cell table:style-name="ce10" table:formula="of:=[.C13]-315" office:value-type="float" office:value="-10">
            <text:p>(10)</text:p>
          </table:table-cell>
          <table:table-cell table:style-name="ce11" office:value-type="float" office:value="110.833333333333">
            <text:p>111</text:p>
          </table:table-cell>
          <table:table-cell table:style-name="ce11" table:formula="of:=[.E13]-5*[.L13]" office:value-type="float" office:value="65.833333333333">
            <text:p>66</text:p>
          </table:table-cell>
          <table:table-cell table:style-name="ce11" table:formula="of:=[.J13]-[.F13]" office:value-type="float" office:value="43.166666666667">
            <text:p>43</text:p>
          </table:table-cell>
          <table:table-cell table:style-name="ce13" office:value-type="float" office:value="901">
            <text:p>901</text:p>
          </table:table-cell>
          <table:table-cell table:style-name="ce13" office:value-type="float" office:value="1050">
            <text:p>1050</text:p>
          </table:table-cell>
          <table:table-cell table:style-name="ce13" table:formula="of:=[.I13]-[.H13]-40*(FLOOR([.I13]/100;1)-FLOOR([.H13]/100;1))" office:value-type="float" office:value="109">
            <text:p>109</text:p>
          </table:table-cell>
          <table:table-cell table:style-name="ce1" office:value-type="float" office:value="15">
            <text:p>15</text:p>
          </table:table-cell>
          <table:table-cell table:style-name="ce14" office:value-type="float" office:value="9">
            <text:p>9</text:p>
          </table:table-cell>
          <table:table-cell table:formula="of:=[.J13]-[.K13]" office:value-type="float" office:value="94">
            <text:p>94</text:p>
          </table:table-cell>
          <table:table-cell table:style-name="ce15" table:formula="of:=[.C13]/[.M13]" office:value-type="float" office:value="3.24468085106383">
            <text:p>3.2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table:formula="of:=[.N13]" office:value-type="float" office:value="3.24468085106383">
            <text:p>3.2446808511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93">
            <text:p>293</text:p>
          </table:table-cell>
          <table:table-cell table:style-name="ce10" table:formula="of:=[.C14]-315" office:value-type="float" office:value="-22">
            <text:p>(22)</text:p>
          </table:table-cell>
          <table:table-cell table:style-name="ce11" office:value-type="float" office:value="96.8333333333333">
            <text:p>97</text:p>
          </table:table-cell>
          <table:table-cell table:style-name="ce11" table:formula="of:=[.E14]-5*[.L14]" office:value-type="float" office:value="56.8333333333333">
            <text:p>57</text:p>
          </table:table-cell>
          <table:table-cell table:style-name="ce11" table:formula="of:=[.J14]-[.F14]" office:value-type="float" office:value="29.1666666666667">
            <text:p>29</text:p>
          </table:table-cell>
          <table:table-cell table:style-name="ce13" office:value-type="float" office:value="724">
            <text:p>724</text:p>
          </table:table-cell>
          <table:table-cell table:style-name="ce13" office:value-type="float" office:value="850">
            <text:p>850</text:p>
          </table:table-cell>
          <table:table-cell table:style-name="ce13" table:formula="of:=[.I14]-[.H14]-40*(FLOOR([.I14]/100;1)-FLOOR([.H14]/100;1))" office:value-type="float" office:value="86">
            <text:p>86</text:p>
          </table:table-cell>
          <table:table-cell table:style-name="ce1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formula="of:=[.J14]-[.K14]" office:value-type="float" office:value="78">
            <text:p>78</text:p>
          </table:table-cell>
          <table:table-cell table:style-name="ce15" table:formula="of:=[.C14]/[.M14]" office:value-type="float" office:value="3.75641025641026">
            <text:p>3.8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14]" office:value-type="float" office:value="3.75641025641026">
            <text:p>3.7564102564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10">
            <text:p>310</text:p>
          </table:table-cell>
          <table:table-cell table:style-name="ce10" table:formula="of:=[.C15]-315" office:value-type="float" office:value="-5">
            <text:p>(5)</text:p>
          </table:table-cell>
          <table:table-cell table:style-name="ce11" office:value-type="float" office:value="105.666666666667">
            <text:p>106</text:p>
          </table:table-cell>
          <table:table-cell table:style-name="ce11" table:formula="of:=[.E15]-5*[.L15]" office:value-type="float" office:value="70.666666666667">
            <text:p>71</text:p>
          </table:table-cell>
          <table:table-cell table:style-name="ce11" table:formula="of:=[.J15]-[.F15]" office:value-type="float" office:value="-2.666666666667">
            <text:p>-3</text:p>
          </table:table-cell>
          <table:table-cell table:style-name="ce13" office:value-type="float" office:value="719">
            <text:p>719</text:p>
          </table:table-cell>
          <table:table-cell table:style-name="ce13" office:value-type="float" office:value="827">
            <text:p>827</text:p>
          </table:table-cell>
          <table:table-cell table:style-name="ce13" table:formula="of:=[.I15]-[.H15]-40*(FLOOR([.I15]/100;1)-FLOOR([.H15]/100;1))" office:value-type="float" office:value="68">
            <text:p>68</text:p>
          </table:table-cell>
          <table:table-cell table:style-name="ce1" office:value-type="float" office:value="19">
            <text:p>19</text:p>
          </table:table-cell>
          <table:table-cell table:style-name="ce14" office:value-type="float" office:value="7">
            <text:p>7</text:p>
          </table:table-cell>
          <table:table-cell table:formula="of:=[.J15]-[.K15]" office:value-type="float" office:value="49">
            <text:p>49</text:p>
          </table:table-cell>
          <table:table-cell table:style-name="ce15" table:formula="of:=[.C15]/[.M15]" office:value-type="float" office:value="6.3265306122449">
            <text:p>6.3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table:formula="of:=[.N15]" office:value-type="float" office:value="6.3265306122449">
            <text:p>6.3265306122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20">
            <text:p>320</text:p>
          </table:table-cell>
          <table:table-cell table:style-name="ce10" table:formula="of:=[.C16]-315" office:value-type="float" office:value="5">
            <text:p>5 </text:p>
          </table:table-cell>
          <table:table-cell table:style-name="ce11" office:value-type="float" office:value="113.333333333333">
            <text:p>113</text:p>
          </table:table-cell>
          <table:table-cell table:style-name="ce11" table:formula="of:=[.E16]-5*[.L16]" office:value-type="float" office:value="73.333333333333">
            <text:p>73</text:p>
          </table:table-cell>
          <table:table-cell table:style-name="ce11" table:formula="of:=[.J16]-[.F16]" office:value-type="float" office:value="16.666666666667">
            <text:p>17</text:p>
          </table:table-cell>
          <table:table-cell table:style-name="ce13" office:value-type="float" office:value="837">
            <text:p>837</text:p>
          </table:table-cell>
          <table:table-cell table:style-name="ce13" office:value-type="float" office:value="1007">
            <text:p>1007</text:p>
          </table:table-cell>
          <table:table-cell table:style-name="ce13" table:formula="of:=[.I16]-[.H16]-40*(FLOOR([.I16]/100;1)-FLOOR([.H16]/100;1))" office:value-type="float" office:value="90">
            <text:p>90</text:p>
          </table:table-cell>
          <table:table-cell table:style-name="ce1" office:value-type="float" office:value="20">
            <text:p>20</text:p>
          </table:table-cell>
          <table:table-cell table:style-name="ce14" office:value-type="float" office:value="8">
            <text:p>8</text:p>
          </table:table-cell>
          <table:table-cell table:formula="of:=[.J16]-[.K16]" office:value-type="float" office:value="70">
            <text:p>70</text:p>
          </table:table-cell>
          <table:table-cell table:style-name="ce15" table:formula="of:=[.C16]/[.M16]" office:value-type="float" office:value="4.57142857142857">
            <text:p>4.6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16]" office:value-type="float" office:value="4.57142857142857">
            <text:p>4.5714285714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25">
            <text:p>325</text:p>
          </table:table-cell>
          <table:table-cell table:style-name="ce10" table:formula="of:=[.C17]-315" office:value-type="float" office:value="10">
            <text:p>10 </text:p>
          </table:table-cell>
          <table:table-cell table:style-name="ce11" office:value-type="float" office:value="135.166666666667">
            <text:p>135</text:p>
          </table:table-cell>
          <table:table-cell table:style-name="ce11" table:formula="of:=[.E17]-5*[.L17]" office:value-type="float" office:value="90.166666666667">
            <text:p>90</text:p>
          </table:table-cell>
          <table:table-cell table:style-name="ce11" table:formula="of:=[.J17]-[.F17]" office:value-type="float" office:value="14.833333333333">
            <text:p>15</text:p>
          </table:table-cell>
          <table:table-cell table:style-name="ce13" office:value-type="float" office:value="731">
            <text:p>731</text:p>
          </table:table-cell>
          <table:table-cell table:style-name="ce13" office:value-type="float" office:value="916">
            <text:p>916</text:p>
          </table:table-cell>
          <table:table-cell table:style-name="ce13" table:formula="of:=[.I17]-[.H17]-40*(FLOOR([.I17]/100;1)-FLOOR([.H17]/100;1))" office:value-type="float" office:value="105">
            <text:p>105</text:p>
          </table:table-cell>
          <table:table-cell table:style-name="ce1" office:value-type="float" office:value="36">
            <text:p>36</text:p>
          </table:table-cell>
          <table:table-cell table:style-name="ce14" office:value-type="float" office:value="9">
            <text:p>9</text:p>
          </table:table-cell>
          <table:table-cell table:formula="of:=[.J17]-[.K17]" office:value-type="float" office:value="69">
            <text:p>69</text:p>
          </table:table-cell>
          <table:table-cell table:style-name="ce15" table:formula="of:=[.C17]/[.M17]" office:value-type="float" office:value="4.71014492753623">
            <text:p>4.7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17]" office:value-type="float" office:value="4.71014492753623">
            <text:p>4.7101449275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05">
            <text:p>305</text:p>
          </table:table-cell>
          <table:table-cell table:style-name="ce10" table:formula="of:=[.C18]-315" office:value-type="float" office:value="-10">
            <text:p>(10)</text:p>
          </table:table-cell>
          <table:table-cell table:style-name="ce11" office:value-type="float" office:value="95.8333333333333">
            <text:p>96</text:p>
          </table:table-cell>
          <table:table-cell table:style-name="ce11" table:formula="of:=[.E18]-5*[.L18]" office:value-type="float" office:value="70.8333333333333">
            <text:p>71</text:p>
          </table:table-cell>
          <table:table-cell table:style-name="ce11" table:formula="of:=[.J18]-[.F18]" office:value-type="float" office:value="7.1666666666667">
            <text:p>7</text:p>
          </table:table-cell>
          <table:table-cell table:style-name="ce13" office:value-type="float" office:value="1035">
            <text:p>1035</text:p>
          </table:table-cell>
          <table:table-cell table:style-name="ce13" office:value-type="float" office:value="1153">
            <text:p>1153</text:p>
          </table:table-cell>
          <table:table-cell table:style-name="ce13" table:formula="of:=[.I18]-[.H18]-40*(FLOOR([.I18]/100;1)-FLOOR([.H18]/100;1))" office:value-type="float" office:value="78">
            <text:p>78</text:p>
          </table:table-cell>
          <table:table-cell table:style-name="ce1" office:value-type="float" office:value="20">
            <text:p>20</text:p>
          </table:table-cell>
          <table:table-cell table:style-name="ce14" office:value-type="float" office:value="5">
            <text:p>5</text:p>
          </table:table-cell>
          <table:table-cell table:formula="of:=[.J18]-[.K18]" office:value-type="float" office:value="58">
            <text:p>58</text:p>
          </table:table-cell>
          <table:table-cell table:style-name="ce15" table:formula="of:=[.C18]/[.M18]" office:value-type="float" office:value="5.25862068965517">
            <text:p>5.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table:formula="of:=[.N18]" office:value-type="float" office:value="5.25862068965517">
            <text:p>5.2586206897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22">
            <text:p>322</text:p>
          </table:table-cell>
          <table:table-cell table:style-name="ce10" table:formula="of:=[.C19]-315" office:value-type="float" office:value="7">
            <text:p>7 </text:p>
          </table:table-cell>
          <table:table-cell table:style-name="ce11" office:value-type="float" office:value="142.666666666667">
            <text:p>143</text:p>
          </table:table-cell>
          <table:table-cell table:style-name="ce11" table:formula="of:=[.E19]-5*[.L19]" office:value-type="float" office:value="82.666666666667">
            <text:p>83</text:p>
          </table:table-cell>
          <table:table-cell table:style-name="ce11" table:formula="of:=[.J19]-[.F19]" office:value-type="float" office:value="11.333333333333">
            <text:p>11</text:p>
          </table:table-cell>
          <table:table-cell table:style-name="ce13" office:value-type="float" office:value="926">
            <text:p>926</text:p>
          </table:table-cell>
          <table:table-cell table:style-name="ce13" office:value-type="float" office:value="1100">
            <text:p>1100</text:p>
          </table:table-cell>
          <table:table-cell table:style-name="ce13" table:formula="of:=[.I19]-[.H19]-40*(FLOOR([.I19]/100;1)-FLOOR([.H19]/100;1))" office:value-type="float" office:value="94">
            <text:p>94</text:p>
          </table:table-cell>
          <table:table-cell table:style-name="ce1" office:value-type="float" office:value="29">
            <text:p>29</text:p>
          </table:table-cell>
          <table:table-cell table:style-name="ce14" office:value-type="float" office:value="12">
            <text:p>12</text:p>
          </table:table-cell>
          <table:table-cell table:formula="of:=[.J19]-[.K19]" office:value-type="float" office:value="65">
            <text:p>65</text:p>
          </table:table-cell>
          <table:table-cell table:style-name="ce15" table:formula="of:=[.C19]/[.M19]" office:value-type="float" office:value="4.95384615384615">
            <text:p>5.0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19]" office:value-type="float" office:value="4.95384615384615">
            <text:p>4.9538461538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20">
            <text:p>320</text:p>
          </table:table-cell>
          <table:table-cell table:style-name="ce10" table:formula="of:=[.C20]-315" office:value-type="float" office:value="5">
            <text:p>5 </text:p>
          </table:table-cell>
          <table:table-cell table:style-name="ce11" office:value-type="float" office:value="115.333333333333">
            <text:p>115</text:p>
          </table:table-cell>
          <table:table-cell table:style-name="ce11" table:formula="of:=[.E20]-5*[.L20]" office:value-type="float" office:value="75.333333333333">
            <text:p>75</text:p>
          </table:table-cell>
          <table:table-cell table:style-name="ce11" table:formula="of:=[.J20]-[.F20]" office:value-type="float" office:value="14.666666666667">
            <text:p>15</text:p>
          </table:table-cell>
          <table:table-cell table:style-name="ce13" office:value-type="float" office:value="1217">
            <text:p>1217</text:p>
          </table:table-cell>
          <table:table-cell table:style-name="ce13" office:value-type="float" office:value="1347">
            <text:p>1347</text:p>
          </table:table-cell>
          <table:table-cell table:style-name="ce13" table:formula="of:=[.I20]-[.H20]-40*(FLOOR([.I20]/100;1)-FLOOR([.H20]/100;1))" office:value-type="float" office:value="90">
            <text:p>90</text:p>
          </table:table-cell>
          <table:table-cell table:style-name="ce1" office:value-type="float" office:value="22">
            <text:p>22</text:p>
          </table:table-cell>
          <table:table-cell table:style-name="ce14" office:value-type="float" office:value="8">
            <text:p>8</text:p>
          </table:table-cell>
          <table:table-cell table:formula="of:=[.J20]-[.K20]" office:value-type="float" office:value="68">
            <text:p>68</text:p>
          </table:table-cell>
          <table:table-cell table:style-name="ce15" table:formula="of:=[.C20]/[.M20]" office:value-type="float" office:value="4.70588235294118">
            <text:p>4.7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table:formula="of:=[.N20]" office:value-type="float" office:value="4.70588235294118">
            <text:p>4.7058823529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10">
            <text:p>310</text:p>
          </table:table-cell>
          <table:table-cell table:style-name="ce10" table:formula="of:=[.C21]-315" office:value-type="float" office:value="-5">
            <text:p>(5)</text:p>
          </table:table-cell>
          <table:table-cell table:style-name="ce11" office:value-type="float" office:value="126">
            <text:p>126</text:p>
          </table:table-cell>
          <table:table-cell table:style-name="ce11" table:formula="of:=[.E21]-5*[.L21]" office:value-type="float" office:value="71">
            <text:p>71</text:p>
          </table:table-cell>
          <table:table-cell table:style-name="ce11" table:formula="of:=[.J21]-[.F21]" office:value-type="float" office:value="1">
            <text:p>1</text:p>
          </table:table-cell>
          <table:table-cell table:style-name="ce13" office:value-type="float" office:value="1315">
            <text:p>1315</text:p>
          </table:table-cell>
          <table:table-cell table:style-name="ce13" office:value-type="float" office:value="1427">
            <text:p>1427</text:p>
          </table:table-cell>
          <table:table-cell table:style-name="ce13" table:formula="of:=[.I21]-[.H21]-40*(FLOOR([.I21]/100;1)-FLOOR([.H21]/100;1))" office:value-type="float" office:value="72">
            <text:p>72</text:p>
          </table:table-cell>
          <table:table-cell table:style-name="ce1" office:value-type="float" office:value="14">
            <text:p>14</text:p>
          </table:table-cell>
          <table:table-cell table:style-name="ce14" office:value-type="float" office:value="11">
            <text:p>11</text:p>
          </table:table-cell>
          <table:table-cell table:formula="of:=[.J21]-[.K21]" office:value-type="float" office:value="58">
            <text:p>58</text:p>
          </table:table-cell>
          <table:table-cell table:style-name="ce15" table:formula="of:=[.C21]/[.M21]" office:value-type="float" office:value="5.3448275862069">
            <text:p>5.3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table:formula="of:=[.N21]" office:value-type="float" office:value="5.3448275862069">
            <text:p>5.3448275862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15">
            <text:p>315</text:p>
          </table:table-cell>
          <table:table-cell table:style-name="ce10" table:formula="of:=[.C22]-315" office:value-type="float" office:value="0">
            <text:p>0 </text:p>
          </table:table-cell>
          <table:table-cell table:style-name="ce11" office:value-type="float" office:value="101.5">
            <text:p>102</text:p>
          </table:table-cell>
          <table:table-cell table:style-name="ce11" table:formula="of:=[.E22]-5*[.L22]" office:value-type="float" office:value="66.5">
            <text:p>67</text:p>
          </table:table-cell>
          <table:table-cell table:style-name="ce11" table:formula="of:=[.J22]-[.F22]" office:value-type="float" office:value="-11.5">
            <text:p>-12</text:p>
          </table:table-cell>
          <table:table-cell table:style-name="ce11" office:value-type="float" office:value="825">
            <text:p>825</text:p>
          </table:table-cell>
          <table:table-cell table:style-name="ce13" office:value-type="float" office:value="920">
            <text:p>920</text:p>
          </table:table-cell>
          <table:table-cell table:style-name="ce13" table:formula="of:=[.I22]-[.H22]-40*(FLOOR([.I22]/100;1)-FLOOR([.H22]/100;1))" office:value-type="float" office:value="55">
            <text:p>55</text:p>
          </table:table-cell>
          <table:table-cell table:style-name="ce1" office:value-type="float" office:value="14">
            <text:p>14</text:p>
          </table:table-cell>
          <table:table-cell table:style-name="ce14" office:value-type="float" office:value="7">
            <text:p>7</text:p>
          </table:table-cell>
          <table:table-cell table:formula="of:=[.J22]-[.K22]" office:value-type="float" office:value="41">
            <text:p>41</text:p>
          </table:table-cell>
          <table:table-cell table:style-name="ce15" table:formula="of:=[.C22]/[.M22]" office:value-type="float" office:value="7.68292682926829">
            <text:p>7.7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table:formula="of:=[.N22]" office:value-type="float" office:value="7.68292682926829">
            <text:p>7.6829268293</text:p>
          </table:table-cell>
          <table:table-cell table:style-name="ce14" table:number-columns-repeated="100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16">
            <text:p>316</text:p>
          </table:table-cell>
          <table:table-cell table:style-name="ce10" table:formula="of:=[.C23]-315" office:value-type="float" office:value="1">
            <text:p>1 </text:p>
          </table:table-cell>
          <table:table-cell table:style-name="ce11" office:value-type="float" office:value="123.666666666667">
            <text:p>124</text:p>
          </table:table-cell>
          <table:table-cell table:style-name="ce11" table:formula="of:=[.E23]-5*[.L23]" office:value-type="float" office:value="78.666666666667">
            <text:p>79</text:p>
          </table:table-cell>
          <table:table-cell table:style-name="ce11" table:formula="of:=[.J23]-[.F23]" office:value-type="float" office:value="10.333333333333">
            <text:p>10</text:p>
          </table:table-cell>
          <table:table-cell table:style-name="ce13" office:value-type="float" office:value="950">
            <text:p>950</text:p>
          </table:table-cell>
          <table:table-cell table:style-name="ce13" office:value-type="float" office:value="1119">
            <text:p>1119</text:p>
          </table:table-cell>
          <table:table-cell table:style-name="ce13" table:formula="of:=[.I23]-[.H23]-40*(FLOOR([.I23]/100;1)-FLOOR([.H23]/100;1))" office:value-type="float" office:value="89">
            <text:p>89</text:p>
          </table:table-cell>
          <table:table-cell table:style-name="ce1" office:value-type="float" office:value="26">
            <text:p>26</text:p>
          </table:table-cell>
          <table:table-cell table:style-name="ce14" office:value-type="float" office:value="9">
            <text:p>9</text:p>
          </table:table-cell>
          <table:table-cell table:formula="of:=[.J23]-[.K23]" office:value-type="float" office:value="63">
            <text:p>63</text:p>
          </table:table-cell>
          <table:table-cell table:style-name="ce15" table:formula="of:=[.C23]/[.M23]" office:value-type="float" office:value="5.01587301587302">
            <text:p>5.0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goofed addr</text:p>
          </table:table-cell>
          <table:table-cell table:style-name="ce14" table:formula="of:=[.N23]" office:value-type="float" office:value="5.01587301587302">
            <text:p>5.0158730159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16">
            <text:p>316</text:p>
          </table:table-cell>
          <table:table-cell table:style-name="ce10" table:formula="of:=[.C24]-315" office:value-type="float" office:value="1">
            <text:p>1 </text:p>
          </table:table-cell>
          <table:table-cell table:style-name="ce11" office:value-type="float" office:value="108.666666666667">
            <text:p>109</text:p>
          </table:table-cell>
          <table:table-cell table:style-name="ce11" table:formula="of:=[.E24]-5*[.L24]" office:value-type="float" office:value="73.666666666667">
            <text:p>74</text:p>
          </table:table-cell>
          <table:table-cell table:style-name="ce11" table:formula="of:=[.J24]-[.F24]" office:value-type="float" office:value="11.333333333333">
            <text:p>11</text:p>
          </table:table-cell>
          <table:table-cell table:style-name="ce13" office:value-type="float" office:value="1400">
            <text:p>1400</text:p>
          </table:table-cell>
          <table:table-cell table:style-name="ce13" office:value-type="float" office:value="1525">
            <text:p>1525</text:p>
          </table:table-cell>
          <table:table-cell table:style-name="ce13" table:formula="of:=[.I24]-[.H24]-40*(FLOOR([.I24]/100;1)-FLOOR([.H24]/100;1))" office:value-type="float" office:value="85">
            <text:p>85</text:p>
          </table:table-cell>
          <table:table-cell table:style-name="ce1" office:value-type="float" office:value="21">
            <text:p>21</text:p>
          </table:table-cell>
          <table:table-cell table:style-name="ce14" office:value-type="float" office:value="7">
            <text:p>7</text:p>
          </table:table-cell>
          <table:table-cell table:formula="of:=[.J24]-[.K24]" office:value-type="float" office:value="64">
            <text:p>64</text:p>
          </table:table-cell>
          <table:table-cell table:style-name="ce15" table:formula="of:=[.C24]/[.M24]" office:value-type="float" office:value="4.9375">
            <text:p>4.9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24]" office:value-type="float" office:value="4.9375">
            <text:p>4.9375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20">
            <text:p>320</text:p>
          </table:table-cell>
          <table:table-cell table:style-name="ce10" table:formula="of:=[.C25]-315" office:value-type="float" office:value="5">
            <text:p>5 </text:p>
          </table:table-cell>
          <table:table-cell table:style-name="ce11" office:value-type="float" office:value="110.333333333333">
            <text:p>110</text:p>
          </table:table-cell>
          <table:table-cell table:style-name="ce11" table:formula="of:=[.E25]-5*[.L25]" office:value-type="float" office:value="70.333333333333">
            <text:p>70</text:p>
          </table:table-cell>
          <table:table-cell table:style-name="ce11" table:formula="of:=[.J25]-[.F25]" office:value-type="float" office:value="-0.333333333333002">
            <text:p>0</text:p>
          </table:table-cell>
          <table:table-cell table:style-name="ce11" office:value-type="float" office:value="930">
            <text:p>930</text:p>
          </table:table-cell>
          <table:table-cell table:style-name="ce13" office:value-type="float" office:value="1040">
            <text:p>1040</text:p>
          </table:table-cell>
          <table:table-cell table:style-name="ce13" table:formula="of:=[.I25]-[.H25]-40*(FLOOR([.I25]/100;1)-FLOOR([.H25]/100;1))" office:value-type="float" office:value="70">
            <text:p>70</text:p>
          </table:table-cell>
          <table:table-cell table:style-name="ce1" office:value-type="float" office:value="17">
            <text:p>17</text:p>
          </table:table-cell>
          <table:table-cell table:style-name="ce14" office:value-type="float" office:value="8">
            <text:p>8</text:p>
          </table:table-cell>
          <table:table-cell table:formula="of:=[.J25]-[.K25]" office:value-type="float" office:value="53">
            <text:p>53</text:p>
          </table:table-cell>
          <table:table-cell table:style-name="ce15" table:formula="of:=[.C25]/[.M25]" office:value-type="float" office:value="6.0377358490566">
            <text:p>6.0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table:formula="of:=[.N25]" office:value-type="float" office:value="6.0377358490566">
            <text:p>6.0377358491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311">
            <text:p>311</text:p>
          </table:table-cell>
          <table:table-cell table:style-name="ce10" table:formula="of:=[.C26]-315" office:value-type="float" office:value="-4">
            <text:p>(4)</text:p>
          </table:table-cell>
          <table:table-cell table:style-name="ce11" office:value-type="float" office:value="109.833333333333">
            <text:p>110</text:p>
          </table:table-cell>
          <table:table-cell table:style-name="ce11" table:formula="of:=[.E26]-5*[.L26]" office:value-type="float" office:value="64.833333333333">
            <text:p>65</text:p>
          </table:table-cell>
          <table:table-cell table:style-name="ce11" table:formula="of:=[.J26]-[.F26]" office:value-type="float" office:value="6.166666666667">
            <text:p>6</text:p>
          </table:table-cell>
          <table:table-cell table:style-name="ce11" office:value-type="float" office:value="1050">
            <text:p>1050</text:p>
          </table:table-cell>
          <table:table-cell table:style-name="ce13" office:value-type="float" office:value="1201">
            <text:p>1201</text:p>
          </table:table-cell>
          <table:table-cell table:style-name="ce13" table:formula="of:=[.I26]-[.H26]-40*(FLOOR([.I26]/100;1)-FLOOR([.H26]/100;1))" office:value-type="float" office:value="71">
            <text:p>71</text:p>
          </table:table-cell>
          <table:table-cell table:style-name="ce1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 table:formula="of:=[.J26]-[.K26]" office:value-type="float" office:value="58">
            <text:p>58</text:p>
          </table:table-cell>
          <table:table-cell table:style-name="ce15" table:formula="of:=[.C26]/[.M26]" office:value-type="float" office:value="5.36206896551724">
            <text:p>5.4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table:formula="of:=[.N26]" office:value-type="float" office:value="5.36206896551724">
            <text:p>5.3620689655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322">
            <text:p>322</text:p>
          </table:table-cell>
          <table:table-cell table:style-name="ce10" table:formula="of:=[.C27]-315" office:value-type="float" office:value="7">
            <text:p>7 </text:p>
          </table:table-cell>
          <table:table-cell table:style-name="ce11" office:value-type="float" office:value="127.666666666667">
            <text:p>128</text:p>
          </table:table-cell>
          <table:table-cell table:style-name="ce11" table:formula="of:=[.E27]-5*[.L27]" office:value-type="float" office:value="77.666666666667">
            <text:p>78</text:p>
          </table:table-cell>
          <table:table-cell table:style-name="ce11" table:formula="of:=[.J27]-[.F27]" office:value-type="float" office:value="7.333333333333">
            <text:p>7</text:p>
          </table:table-cell>
          <table:table-cell table:style-name="ce13" office:value-type="float" office:value="1350">
            <text:p>1350</text:p>
          </table:table-cell>
          <table:table-cell table:style-name="ce13" office:value-type="float" office:value="1515">
            <text:p>1515</text:p>
          </table:table-cell>
          <table:table-cell table:style-name="ce13" table:formula="of:=[.I27]-[.H27]-40*(FLOOR([.I27]/100;1)-FLOOR([.H27]/100;1))" office:value-type="float" office:value="85">
            <text:p>85</text:p>
          </table:table-cell>
          <table:table-cell table:style-name="ce1" office:value-type="float" office:value="24">
            <text:p>24</text:p>
          </table:table-cell>
          <table:table-cell table:style-name="ce14" office:value-type="float" office:value="10">
            <text:p>10</text:p>
          </table:table-cell>
          <table:table-cell table:formula="of:=[.J27]-[.K27]" office:value-type="float" office:value="61">
            <text:p>61</text:p>
          </table:table-cell>
          <table:table-cell table:style-name="ce15" table:formula="of:=[.C27]/[.M27]" office:value-type="float" office:value="5.27868852459016">
            <text:p>5.3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table:formula="of:=[.N27]" office:value-type="float" office:value="5.27868852459016">
            <text:p>5.2786885246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309">
            <text:p>309</text:p>
          </table:table-cell>
          <table:table-cell table:style-name="ce10" table:formula="of:=[.C28]-315" office:value-type="float" office:value="-6">
            <text:p>(6)</text:p>
          </table:table-cell>
          <table:table-cell table:style-name="ce11" office:value-type="float" office:value="101">
            <text:p>101</text:p>
          </table:table-cell>
          <table:table-cell table:style-name="ce11" table:formula="of:=[.E28]-5*[.L28]" office:value-type="float" office:value="66">
            <text:p>66</text:p>
          </table:table-cell>
          <table:table-cell table:style-name="ce11" table:formula="of:=[.J28]-[.F28]" office:value-type="float" office:value="12">
            <text:p>12</text:p>
          </table:table-cell>
          <table:table-cell table:style-name="ce13" office:value-type="float" office:value="1221">
            <text:p>1221</text:p>
          </table:table-cell>
          <table:table-cell table:style-name="ce13" office:value-type="float" office:value="1339">
            <text:p>1339</text:p>
          </table:table-cell>
          <table:table-cell table:style-name="ce13" table:formula="of:=[.I28]-[.H28]-40*(FLOOR([.I28]/100;1)-FLOOR([.H28]/100;1))" office:value-type="float" office:value="78">
            <text:p>78</text:p>
          </table:table-cell>
          <table:table-cell table:style-name="ce1" office:value-type="float" office:value="25">
            <text:p>25</text:p>
          </table:table-cell>
          <table:table-cell table:style-name="ce14" office:value-type="float" office:value="7">
            <text:p>7</text:p>
          </table:table-cell>
          <table:table-cell table:formula="of:=[.J28]-[.K28]" office:value-type="float" office:value="53">
            <text:p>53</text:p>
          </table:table-cell>
          <table:table-cell table:style-name="ce15" table:formula="of:=[.C28]/[.M28]" office:value-type="float" office:value="5.83018867924528">
            <text:p>5.8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table:formula="of:=[.N28]" office:value-type="float" office:value="5.83018867924528">
            <text:p>5.8301886792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03">
            <text:p>303</text:p>
          </table:table-cell>
          <table:table-cell table:style-name="ce10" table:formula="of:=[.C29]-315" office:value-type="float" office:value="-12">
            <text:p>(12)</text:p>
          </table:table-cell>
          <table:table-cell table:style-name="ce11" office:value-type="float" office:value="100.5">
            <text:p>101</text:p>
          </table:table-cell>
          <table:table-cell table:style-name="ce11" table:formula="of:=[.E29]-5*[.L29]" office:value-type="float" office:value="70.5">
            <text:p>71</text:p>
          </table:table-cell>
          <table:table-cell table:style-name="ce11" table:formula="of:=[.J29]-[.F29]" office:value-type="float" office:value="1.5">
            <text:p>2</text:p>
          </table:table-cell>
          <table:table-cell table:style-name="ce13" office:value-type="float" office:value="1149">
            <text:p>1149</text:p>
          </table:table-cell>
          <table:table-cell table:style-name="ce13" office:value-type="float" office:value="1301">
            <text:p>1301</text:p>
          </table:table-cell>
          <table:table-cell table:style-name="ce13" table:formula="of:=[.I29]-[.H29]-40*(FLOOR([.I29]/100;1)-FLOOR([.H29]/100;1))" office:value-type="float" office:value="72">
            <text:p>72</text:p>
          </table:table-cell>
          <table:table-cell table:style-name="ce1" office:value-type="float" office:value="20">
            <text:p>20</text:p>
          </table:table-cell>
          <table:table-cell table:style-name="ce14" office:value-type="float" office:value="6">
            <text:p>6</text:p>
          </table:table-cell>
          <table:table-cell table:formula="of:=[.J29]-[.K29]" office:value-type="float" office:value="52">
            <text:p>52</text:p>
          </table:table-cell>
          <table:table-cell table:style-name="ce15" table:formula="of:=[.C29]/[.M29]" office:value-type="float" office:value="5.82692307692308">
            <text:p>5.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table:formula="of:=[.N29]" office:value-type="float" office:value="5.82692307692308">
            <text:p>5.8269230769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10">
            <text:p>310</text:p>
          </table:table-cell>
          <table:table-cell table:style-name="ce10" table:formula="of:=[.C30]-315" office:value-type="float" office:value="-5">
            <text:p>(5)</text:p>
          </table:table-cell>
          <table:table-cell table:style-name="ce11" office:value-type="float" office:value="96">
            <text:p>96</text:p>
          </table:table-cell>
          <table:table-cell table:style-name="ce11" table:formula="of:=[.E30]-5*[.L30]" office:value-type="float" office:value="61">
            <text:p>61</text:p>
          </table:table-cell>
          <table:table-cell table:style-name="ce11" table:formula="of:=[.J30]-[.F30]" office:value-type="float" office:value="-14">
            <text:p>-14</text:p>
          </table:table-cell>
          <table:table-cell table:style-name="ce13" office:value-type="float" office:value="1110">
            <text:p>1110</text:p>
          </table:table-cell>
          <table:table-cell table:style-name="ce13" office:value-type="float" office:value="1157">
            <text:p>1157</text:p>
          </table:table-cell>
          <table:table-cell table:style-name="ce13" table:formula="of:=[.I30]-[.H30]-40*(FLOOR([.I30]/100;1)-FLOOR([.H30]/100;1))" office:value-type="float" office:value="47">
            <text:p>47</text:p>
          </table:table-cell>
          <table:table-cell table:style-name="ce1" office:value-type="float" office:value="18">
            <text:p>18</text:p>
          </table:table-cell>
          <table:table-cell table:style-name="ce14" office:value-type="float" office:value="7">
            <text:p>7</text:p>
          </table:table-cell>
          <table:table-cell table:formula="of:=[.J30]-[.K30]" office:value-type="float" office:value="29">
            <text:p>29</text:p>
          </table:table-cell>
          <table:table-cell table:style-name="ce15" table:formula="of:=[.C30]/[.M30]" office:value-type="float" office:value="10.6896551724138">
            <text:p>10.7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table:formula="of:=[.N30]" office:value-type="float" office:value="10.6896551724138">
            <text:p>10.6896551724</text:p>
          </table:table-cell>
          <table:table-cell table:style-name="ce14" table:number-columns-repeated="100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315">
            <text:p>315</text:p>
          </table:table-cell>
          <table:table-cell table:style-name="ce10" table:formula="of:=[.C31]-315" office:value-type="float" office:value="0">
            <text:p>0 </text:p>
          </table:table-cell>
          <table:table-cell table:style-name="ce11" office:value-type="float" office:value="112.5">
            <text:p>113</text:p>
          </table:table-cell>
          <table:table-cell table:style-name="ce11" table:formula="of:=[.E31]-5*[.L31]" office:value-type="float" office:value="62.5">
            <text:p>63</text:p>
          </table:table-cell>
          <table:table-cell table:style-name="ce11" table:formula="of:=[.J31]-[.F31]" office:value-type="float" office:value="25.5">
            <text:p>26</text:p>
          </table:table-cell>
          <table:table-cell table:style-name="ce13" office:value-type="float" office:value="1017">
            <text:p>1017</text:p>
          </table:table-cell>
          <table:table-cell table:style-name="ce13" office:value-type="float" office:value="1145">
            <text:p>1145</text:p>
          </table:table-cell>
          <table:table-cell table:style-name="ce13" table:formula="of:=[.I31]-[.H31]-40*(FLOOR([.I31]/100;1)-FLOOR([.H31]/100;1))" office:value-type="float" office:value="88">
            <text:p>88</text:p>
          </table:table-cell>
          <table:table-cell table:style-name="ce1" office:value-type="float" office:value="10">
            <text:p>10</text:p>
          </table:table-cell>
          <table:table-cell table:style-name="ce14" office:value-type="float" office:value="10">
            <text:p>10</text:p>
          </table:table-cell>
          <table:table-cell table:formula="of:=[.J31]-[.K31]" office:value-type="float" office:value="78">
            <text:p>78</text:p>
          </table:table-cell>
          <table:table-cell table:style-name="ce15" table:formula="of:=[.C31]/[.M31]" office:value-type="float" office:value="4.03846153846154">
            <text:p>4.0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goofed addr</text:p>
          </table:table-cell>
          <table:table-cell table:style-name="ce14" table:formula="of:=[.N31]" office:value-type="float" office:value="4.03846153846154">
            <text:p>4.0384615385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315">
            <text:p>315</text:p>
          </table:table-cell>
          <table:table-cell table:style-name="ce10" table:formula="of:=[.C32]-315" office:value-type="float" office:value="0">
            <text:p>0 </text:p>
          </table:table-cell>
          <table:table-cell table:style-name="ce11" office:value-type="float" office:value="105.5">
            <text:p>106</text:p>
          </table:table-cell>
          <table:table-cell table:style-name="ce11" table:formula="of:=[.E32]-5*[.L32]" office:value-type="float" office:value="60.5">
            <text:p>61</text:p>
          </table:table-cell>
          <table:table-cell table:style-name="ce11" table:formula="of:=[.J32]-[.F32]" office:value-type="float" office:value="7.5">
            <text:p>8</text:p>
          </table:table-cell>
          <table:table-cell table:style-name="ce13" office:value-type="float" office:value="1210">
            <text:p>1210</text:p>
          </table:table-cell>
          <table:table-cell table:style-name="ce13" office:value-type="float" office:value="1318">
            <text:p>1318</text:p>
          </table:table-cell>
          <table:table-cell table:style-name="ce13" table:formula="of:=[.I32]-[.H32]-40*(FLOOR([.I32]/100;1)-FLOOR([.H32]/100;1))" office:value-type="float" office:value="68">
            <text:p>68</text:p>
          </table:table-cell>
          <table:table-cell table:style-name="ce1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formula="of:=[.J32]-[.K32]" office:value-type="float" office:value="60">
            <text:p>60</text:p>
          </table:table-cell>
          <table:table-cell table:style-name="ce15" table:formula="of:=[.C32]/[.M32]" office:value-type="float" office:value="5.25">
            <text:p>5.3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32]" office:value-type="float" office:value="5.25">
            <text:p>5.25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20">
            <text:p>320</text:p>
          </table:table-cell>
          <table:table-cell table:style-name="ce10" table:formula="of:=[.C33]-315" office:value-type="float" office:value="5">
            <text:p>5 </text:p>
          </table:table-cell>
          <table:table-cell table:style-name="ce11" office:value-type="float" office:value="110.333333333333">
            <text:p>110</text:p>
          </table:table-cell>
          <table:table-cell table:style-name="ce11" table:formula="of:=[.E33]-5*[.L33]" office:value-type="float" office:value="70.333333333333">
            <text:p>70</text:p>
          </table:table-cell>
          <table:table-cell table:style-name="ce11" table:formula="of:=[.J33]-[.F33]" office:value-type="float" office:value="-6.333333333333">
            <text:p>-6</text:p>
          </table:table-cell>
          <table:table-cell table:style-name="ce13" office:value-type="float" office:value="1440">
            <text:p>1440</text:p>
          </table:table-cell>
          <table:table-cell table:style-name="ce13" office:value-type="float" office:value="1544">
            <text:p>1544</text:p>
          </table:table-cell>
          <table:table-cell table:style-name="ce13" table:formula="of:=[.I33]-[.H33]-40*(FLOOR([.I33]/100;1)-FLOOR([.H33]/100;1))" office:value-type="float" office:value="64">
            <text:p>64</text:p>
          </table:table-cell>
          <table:table-cell table:style-name="ce1" office:value-type="float" office:value="17">
            <text:p>17</text:p>
          </table:table-cell>
          <table:table-cell table:style-name="ce14" office:value-type="float" office:value="8">
            <text:p>8</text:p>
          </table:table-cell>
          <table:table-cell table:formula="of:=[.J33]-[.K33]" office:value-type="float" office:value="47">
            <text:p>47</text:p>
          </table:table-cell>
          <table:table-cell table:style-name="ce15" table:formula="of:=[.C33]/[.M33]" office:value-type="float" office:value="6.80851063829787">
            <text:p>6.8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33]" office:value-type="float" office:value="6.80851063829787">
            <text:p>6.8085106383</text:p>
          </table:table-cell>
          <table:table-cell table:style-name="ce14" table:number-columns-repeated="1007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05">
            <text:p>305</text:p>
          </table:table-cell>
          <table:table-cell table:style-name="ce10" table:formula="of:=[.C34]-315" office:value-type="float" office:value="-10">
            <text:p>(10)</text:p>
          </table:table-cell>
          <table:table-cell table:style-name="ce11" office:value-type="float" office:value="126">
            <text:p>126</text:p>
          </table:table-cell>
          <table:table-cell table:style-name="ce11" table:formula="of:=[.E34]-5*[.L34]" office:value-type="float" office:value="76">
            <text:p>76</text:p>
          </table:table-cell>
          <table:table-cell table:style-name="ce11" table:formula="of:=[.J34]-[.F34]" office:value-type="float" office:value="5">
            <text:p>5</text:p>
          </table:table-cell>
          <table:table-cell table:style-name="ce11" office:value-type="float" office:value="1339">
            <text:p>1339</text:p>
          </table:table-cell>
          <table:table-cell table:style-name="ce13" office:value-type="float" office:value="1500">
            <text:p>1500</text:p>
          </table:table-cell>
          <table:table-cell table:style-name="ce13" table:formula="of:=[.I34]-[.H34]-40*(FLOOR([.I34]/100;1)-FLOOR([.H34]/100;1))" office:value-type="float" office:value="81">
            <text:p>81</text:p>
          </table:table-cell>
          <table:table-cell table:style-name="ce1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formula="of:=[.J34]-[.K34]" office:value-type="float" office:value="72">
            <text:p>72</text:p>
          </table:table-cell>
          <table:table-cell table:style-name="ce15" table:formula="of:=[.C34]/[.M34]" office:value-type="float" office:value="4.23611111111111">
            <text:p>4.2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goofed addr</text:p>
          </table:table-cell>
          <table:table-cell table:style-name="ce14" table:formula="of:=[.N34]" office:value-type="float" office:value="4.23611111111111">
            <text:p>4.2361111111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15">
            <text:p>315</text:p>
          </table:table-cell>
          <table:table-cell table:style-name="ce10" table:formula="of:=[.C35]-315" office:value-type="float" office:value="0">
            <text:p>0 </text:p>
          </table:table-cell>
          <table:table-cell table:style-name="ce11" office:value-type="float" office:value="96.5">
            <text:p>97</text:p>
          </table:table-cell>
          <table:table-cell table:style-name="ce11" table:formula="of:=[.E35]-5*[.L35]" office:value-type="float" office:value="66.5">
            <text:p>67</text:p>
          </table:table-cell>
          <table:table-cell table:style-name="ce11" table:formula="of:=[.J35]-[.F35]" office:value-type="float" office:value="-1.5">
            <text:p>-2</text:p>
          </table:table-cell>
          <table:table-cell table:style-name="ce13" office:value-type="float" office:value="1339">
            <text:p>1339</text:p>
          </table:table-cell>
          <table:table-cell table:style-name="ce13" office:value-type="float" office:value="1444">
            <text:p>1444</text:p>
          </table:table-cell>
          <table:table-cell table:style-name="ce13" table:formula="of:=[.I35]-[.H35]-40*(FLOOR([.I35]/100;1)-FLOOR([.H35]/100;1))" office:value-type="float" office:value="65">
            <text:p>65</text:p>
          </table:table-cell>
          <table:table-cell table:style-name="ce1" office:value-type="float" office:value="14">
            <text:p>14</text:p>
          </table:table-cell>
          <table:table-cell table:style-name="ce14" office:value-type="float" office:value="6">
            <text:p>6</text:p>
          </table:table-cell>
          <table:table-cell table:formula="of:=[.J35]-[.K35]" office:value-type="float" office:value="51">
            <text:p>51</text:p>
          </table:table-cell>
          <table:table-cell table:style-name="ce15" table:formula="of:=[.C35]/[.M35]" office:value-type="float" office:value="6.17647058823529">
            <text:p>6.2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table:formula="of:=[.N35]" office:value-type="float" office:value="6.17647058823529">
            <text:p>6.1764705882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25">
            <text:p>325</text:p>
          </table:table-cell>
          <table:table-cell table:style-name="ce10" table:formula="of:=[.C36]-315" office:value-type="float" office:value="10">
            <text:p>10 </text:p>
          </table:table-cell>
          <table:table-cell table:style-name="ce11" office:value-type="float" office:value="100.166666666667">
            <text:p>100</text:p>
          </table:table-cell>
          <table:table-cell table:style-name="ce11" table:formula="of:=[.E36]-5*[.L36]" office:value-type="float" office:value="70.166666666667">
            <text:p>70</text:p>
          </table:table-cell>
          <table:table-cell table:style-name="ce11" table:formula="of:=[.J36]-[.F36]" office:value-type="float" office:value="-0.166666666666998">
            <text:p>0</text:p>
          </table:table-cell>
          <table:table-cell table:style-name="ce11" office:value-type="float" office:value="1215">
            <text:p>1215</text:p>
          </table:table-cell>
          <table:table-cell table:style-name="ce13" office:value-type="float" office:value="1325">
            <text:p>1325</text:p>
          </table:table-cell>
          <table:table-cell table:style-name="ce13" table:formula="of:=[.I36]-[.H36]-40*(FLOOR([.I36]/100;1)-FLOOR([.H36]/100;1))" office:value-type="float" office:value="70">
            <text:p>70</text:p>
          </table:table-cell>
          <table:table-cell table:style-name="ce1" office:value-type="float" office:value="16">
            <text:p>16</text:p>
          </table:table-cell>
          <table:table-cell table:style-name="ce14" office:value-type="float" office:value="6">
            <text:p>6</text:p>
          </table:table-cell>
          <table:table-cell table:formula="of:=[.J36]-[.K36]" office:value-type="float" office:value="54">
            <text:p>54</text:p>
          </table:table-cell>
          <table:table-cell table:style-name="ce15" table:formula="of:=[.C36]/[.M36]" office:value-type="float" office:value="6.01851851851852">
            <text:p>6.0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table:formula="of:=[.N36]" office:value-type="float" office:value="6.01851851851852">
            <text:p>6.0185185185</text:p>
          </table:table-cell>
          <table:table-cell table:style-name="ce14" table:number-columns-repeated="100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20">
            <text:p>320</text:p>
          </table:table-cell>
          <table:table-cell table:style-name="ce10" table:formula="of:=[.C37]-315" office:value-type="float" office:value="5">
            <text:p>5 </text:p>
          </table:table-cell>
          <table:table-cell table:style-name="ce11" office:value-type="float" office:value="124.333333333333">
            <text:p>124</text:p>
          </table:table-cell>
          <table:table-cell table:style-name="ce11"/>
          <table:table-cell table:style-name="ce11"/>
          <table:table-cell table:number-columns-repeated="2" table:style-name="ce13"/>
          <table:table-cell table:style-name="ce13" table:formula="of:=[.I37]-[.H37]-40*(FLOOR([.I37]/100;1)-FLOOR([.H37]/100;1))" office:value-type="float" office:value="0">
            <text:p>0</text:p>
          </table:table-cell>
          <table:table-cell table:style-name="ce1"/>
          <table:table-cell table:style-name="ce14"/>
          <table:table-cell/>
          <table:table-cell table:style-name="ce15"/>
          <table:table-cell table:style-name="ce14" table:number-columns-repeated="1010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70">
            <text:p>270</text:p>
          </table:table-cell>
          <table:table-cell table:style-name="ce10" table:formula="of:=[.C38]-315" office:value-type="float" office:value="-45">
            <text:p>(45)</text:p>
          </table:table-cell>
          <table:table-cell table:style-name="ce11" office:value-type="float" office:value="96">
            <text:p>96</text:p>
          </table:table-cell>
          <table:table-cell table:style-name="ce11"/>
          <table:table-cell table:style-name="ce11"/>
          <table:table-cell table:style-name="ce13" office:value-type="float" office:value="1456">
            <text:p>1456</text:p>
          </table:table-cell>
          <table:table-cell table:style-name="ce13" table:number-columns-repeated="2"/>
          <table:table-cell table:style-name="ce1"/>
          <table:table-cell table:style-name="ce14"/>
          <table:table-cell/>
          <table:table-cell table:style-name="ce15"/>
          <table:table-cell table:style-name="ce14" table:number-columns-repeated="1010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75">
            <text:p>175</text:p>
          </table:table-cell>
          <table:table-cell table:style-name="ce10" table:formula="of:=[.C39]-315" office:value-type="float" office:value="-140">
            <text:p>(140)</text:p>
          </table:table-cell>
          <table:table-cell table:style-name="ce11" office:value-type="float" office:value="50.1666666666667">
            <text:p>50</text:p>
          </table:table-cell>
          <table:table-cell table:style-name="ce11"/>
          <table:table-cell table:style-name="ce11"/>
          <table:table-cell table:style-name="ce13" table:number-columns-repeated="3"/>
          <table:table-cell table:style-name="ce1"/>
          <table:table-cell table:style-name="ce14"/>
          <table:table-cell/>
          <table:table-cell table:style-name="ce15"/>
          <table:table-cell table:style-name="ce14" table:number-columns-repeated="1010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15">
            <text:p>315</text:p>
          </table:table-cell>
          <table:table-cell table:style-name="ce10" table:formula="of:=[.C40]-315" office:value-type="float" office:value="0">
            <text:p>0 </text:p>
          </table:table-cell>
          <table:table-cell table:style-name="ce11" office:value-type="float" office:value="90.5">
            <text:p>91</text:p>
          </table:table-cell>
          <table:table-cell table:style-name="ce11"/>
          <table:table-cell table:style-name="ce11"/>
          <table:table-cell table:style-name="ce13" office:value-type="float" office:value="1556">
            <text:p>1556</text:p>
          </table:table-cell>
          <table:table-cell table:style-name="ce13" table:number-columns-repeated="2"/>
          <table:table-cell table:style-name="ce1"/>
          <table:table-cell table:style-name="ce14"/>
          <table:table-cell/>
          <table:table-cell table:style-name="ce15"/>
          <table:table-cell table:style-name="ce14" table:number-columns-repeated="1010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23">
            <text:p>323</text:p>
          </table:table-cell>
          <table:table-cell table:style-name="ce10" table:formula="of:=[.C41]-315" office:value-type="float" office:value="8">
            <text:p>8 </text:p>
          </table:table-cell>
          <table:table-cell table:style-name="ce11" office:value-type="float" office:value="104.833333333333">
            <text:p>105</text:p>
          </table:table-cell>
          <table:table-cell table:style-name="ce11"/>
          <table:table-cell table:style-name="ce11"/>
          <table:table-cell table:style-name="ce13" table:number-columns-repeated="3"/>
          <table:table-cell table:style-name="ce1"/>
          <table:table-cell table:style-name="ce14"/>
          <table:table-cell/>
          <table:table-cell table:style-name="ce15"/>
          <table:table-cell table:style-name="ce14" table:number-columns-repeated="1010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67">
            <text:p>167</text:p>
          </table:table-cell>
          <table:table-cell table:style-name="ce10" table:formula="of:=[.C42]-315" office:value-type="float" office:value="-148">
            <text:p>(148)</text:p>
          </table:table-cell>
          <table:table-cell table:style-name="ce11" office:value-type="float" office:value="57.8333333333333">
            <text:p>58</text:p>
          </table:table-cell>
          <table:table-cell table:style-name="ce11"/>
          <table:table-cell table:style-name="ce11"/>
          <table:table-cell table:style-name="ce13" table:number-columns-repeated="3"/>
          <table:table-cell table:style-name="ce1"/>
          <table:table-cell table:style-name="ce14"/>
          <table:table-cell/>
          <table:table-cell table:style-name="ce15"/>
          <table:table-cell table:style-name="ce14" table:number-columns-repeated="1010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20">
            <text:p>220</text:p>
          </table:table-cell>
          <table:table-cell table:style-name="ce10" table:formula="of:=[.C43]-315" office:value-type="float" office:value="-95">
            <text:p>(95)</text:p>
          </table:table-cell>
          <table:table-cell table:style-name="ce11" office:value-type="float" office:value="79.6666666666667">
            <text:p>80</text:p>
          </table:table-cell>
          <table:table-cell table:style-name="ce11" table:number-columns-repeated="2"/>
          <table:table-cell table:number-columns-repeated="2" table:style-name="ce13"/>
          <table:table-cell table:style-name="ce13" table:formula="of:=[.I43]-[.H43]-40*(FLOOR([.I43]/100;1)-FLOOR([.H43]/100;1))" office:value-type="float" office:value="0">
            <text:p>0</text:p>
          </table:table-cell>
          <table:table-cell table:style-name="ce1"/>
          <table:table-cell table:style-name="ce14"/>
          <table:table-cell/>
          <table:table-cell table:style-name="ce15"/>
          <table:table-cell table:style-name="ce14" table:number-columns-repeated="1010"/>
        </table:table-row>
        <table:table-row table:style-name="ro3">
          <table:table-cell/>
          <table:table-cell table:style-name="ce7" office:value-type="string">
            <text:p>Total bags</text:p>
          </table:table-cell>
          <table:table-cell table:style-name="ce9" table:formula="of:=SUM([.C10:.C43])" office:value-type="float" office:value="10216">
            <text:p>10216</text:p>
          </table:table-cell>
          <table:table-cell table:number-columns-repeated="1021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7"/>
          <table:table-cell office:value-type="float" office:value="1">
            <text:p>1</text:p>
          </table:table-cell>
          <table:table-cell table:formula="of:=SUMIF([.A10:.A36];[.R52];[.K10:.K36])/COUNTIF([.A10:.A36];[.R52])" office:value-type="float" office:value="26.4">
            <text:p>26.4</text:p>
          </table:table-cell>
          <table:table-cell table:number-columns-repeated="1005"/>
        </table:table-row>
        <table:table-row table:style-name="ro3">
          <table:table-cell table:number-columns-repeated="17"/>
          <table:table-cell office:value-type="float" office:value="2">
            <text:p>2</text:p>
          </table:table-cell>
          <table:table-cell table:formula="of:=SUMIF([.A11:.A37];[.R53];[.K11:.K37])/COUNTIF([.A11:.A37];[.R53])" office:value-type="float" office:value="14.2">
            <text:p>14.2</text:p>
          </table:table-cell>
          <table:table-cell table:number-columns-repeated="1005"/>
        </table:table-row>
        <table:table-row table:style-name="ro3">
          <table:table-cell table:number-columns-repeated="17"/>
          <table:table-cell office:value-type="float" office:value="3">
            <text:p>3</text:p>
          </table:table-cell>
          <table:table-cell table:formula="of:=SUMIF([.A12:.A38];[.R54];[.K12:.K38])/COUNTIF([.A12:.A38];[.R54])" office:value-type="float" office:value="19.25">
            <text:p>19.25</text:p>
          </table:table-cell>
          <table:table-cell table:number-columns-repeated="1005"/>
        </table:table-row>
        <table:table-row table:style-name="ro3">
          <table:table-cell table:number-columns-repeated="17"/>
          <table:table-cell office:value-type="float" office:value="4">
            <text:p>4</text:p>
          </table:table-cell>
          <table:table-cell table:formula="of:=SUMIF([.A13:.A39];[.R55];[.K13:.K39])/COUNTIF([.A13:.A39];[.R55])" office:value-type="float" office:value="17.2">
            <text:p>17.2</text:p>
          </table:table-cell>
          <table:table-cell table:number-columns-repeated="1005"/>
        </table:table-row>
        <table:table-row table:style-name="ro3">
          <table:table-cell table:number-columns-repeated="17"/>
          <table:table-cell office:value-type="float" office:value="5">
            <text:p>5</text:p>
          </table:table-cell>
          <table:table-cell table:formula="of:=SUMIF([.A14:.A40];[.R56];[.K14:.K40])/COUNTIF([.A14:.A40];[.R56])" office:value-type="float" office:value="13.8">
            <text:p>13.8</text:p>
          </table:table-cell>
          <table:table-cell table:number-columns-repeated="1005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Working sheet'.H264:'Working sheet'.P29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rucks.A10:Trucks.O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="0.5in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2014 Troop 51 Mulch Delivery Master Sheet</text:p>
        </style:region-left>
        <style:region-center>
          <text:p>Page <text:page-number>1</text:page-number></text:p>
        </style:region-center>
        <style:region-right>
          <text:p><text:date style:data-style-name="N2" text:date-value="2014-03-23">00/00/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3-23T23:05:36</dc:date>
    <meta:editing-duration>PT4H35M2S</meta:editing-duration>
    <meta:editing-cycles>24</meta:editing-cycles>
    <meta:print-date>2014-03-21T22:28:02</meta:print-date>
    <meta:document-statistic meta:table-count="2" meta:cell-count="38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86cm" xlink:href=".." xlink:type="simple" chart:class="chart:scatter" chart:style-name="ch1">
        <chart:title svg:x="4.193cm" svg:y="0.315cm" chart:style-name="ch2">
          <text:p>bags per minute vs number of streets</text:p>
        </chart:title>
        <chart:legend chart:legend-position="end" svg:x="13.195cm" svg:y="4.198cm" style:legend-expansion="high" chart:style-name="ch3"/>
        <chart:plot-area chart:style-name="ch4" table:cell-range-address="Trucks.O9:Trucks.O36 Trucks.Q9:Trucks.Q36" chart:data-source-has-labels="row" svg:x="0.769cm" svg:y="1.657cm" svg:width="11.788cm" svg:height="6.73cm">
          <chartooo:coordinate-region svg:x="1.408cm" svg:y="1.852cm" svg:width="11.05cm" svg:height="5.8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rucks.Q10:Trucks.Q36" chart:label-cell-address="Trucks.Q9:Trucks.Q9" chart:class="chart:scatter">
            <chart:domain table:cell-range-address="Trucks.O10:Trucks.O36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bags per min</text:p>
                <draw:g>
                  <svg:desc>Trucks.Q9:Trucks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ucks.O10:Trucks.O36</svg:desc>
                </draw:g>
              </table:table-cell>
              <table:table-cell office:value-type="float" office:value="5.4">
                <text:p>5.4</text:p>
                <draw:g>
                  <svg:desc>Trucks.Q10:Trucks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.47222222222222">
                <text:p>8.47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24468085106383">
                <text:p>3.24468085106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75641025641026">
                <text:p>3.75641025641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.3265306122449">
                <text:p>6.3265306122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71014492753623">
                <text:p>4.71014492753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.25862068965517">
                <text:p>5.25862068965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.95384615384615">
                <text:p>4.95384615384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.70588235294118">
                <text:p>4.70588235294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.3448275862069">
                <text:p>5.3448275862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.68292682926829">
                <text:p>7.682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.01587301587302">
                <text:p>5.01587301587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.9375">
                <text:p>4.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6.0377358490566">
                <text:p>6.0377358490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.36206896551724">
                <text:p>5.3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.27868852459016">
                <text:p>5.27868852459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5.83018867924528">
                <text:p>5.83018867924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5.82692307692308">
                <text:p>5.82692307692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.6896551724138">
                <text:p>10.6896551724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6.80851063829787">
                <text:p>6.80851063829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4.23611111111111">
                <text:p>4.236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6.17647058823529">
                <text:p>6.17647058823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6.01851851851852">
                <text:p>6.0185185185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8.979cm" xlink:href=".." xlink:type="simple" chart:class="chart:scatter" chart:style-name="ch1">
        <chart:title svg:x="4.565cm" svg:y="0.315cm" chart:style-name="ch2">
          <text:p>Bags per min vs. number of stops</text:p>
        </chart:title>
        <chart:legend chart:legend-position="end" svg:x="13.215cm" svg:y="4.194cm" style:legend-expansion="high" chart:style-name="ch3"/>
        <chart:plot-area chart:style-name="ch4" table:cell-range-address="Trucks.L9:Trucks.L36 Trucks.N9:Trucks.N36" chart:data-source-has-labels="row" svg:x="0.77cm" svg:y="1.657cm" svg:width="11.805cm" svg:height="6.723cm">
          <chartooo:coordinate-region svg:x="1.709cm" svg:y="1.853cm" svg:width="10.67cm" svg:height="5.8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ucks.N10:Trucks.N36" chart:label-cell-address="Trucks.N9:Trucks.N9" chart:class="chart:scatter">
            <chart:domain table:cell-range-address="Trucks.L10:Trucks.L36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bags per min</text:p>
                <draw:g>
                  <svg:desc>Trucks.N9:Trucks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ucks.L10:Trucks.L36</svg:desc>
                </draw:g>
              </table:table-cell>
              <table:table-cell office:value-type="float" office:value="5.4">
                <text:p>5.4</text:p>
                <draw:g>
                  <svg:desc>Trucks.N10:Trucks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.47222222222222">
                <text:p>8.47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.24468085106383">
                <text:p>3.24468085106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75641025641026">
                <text:p>3.75641025641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3265306122449">
                <text:p>6.3265306122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.71014492753623">
                <text:p>4.71014492753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25862068965517">
                <text:p>5.25862068965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.95384615384615">
                <text:p>4.95384615384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.70588235294118">
                <text:p>4.70588235294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.3448275862069">
                <text:p>5.3448275862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7.68292682926829">
                <text:p>7.682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.01587301587302">
                <text:p>5.01587301587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.9375">
                <text:p>4.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6.0377358490566">
                <text:p>6.0377358490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5.36206896551724">
                <text:p>5.3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5.27868852459016">
                <text:p>5.27868852459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5.83018867924528">
                <text:p>5.83018867924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.82692307692308">
                <text:p>5.82692307692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0.6896551724138">
                <text:p>10.6896551724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6.80851063829787">
                <text:p>6.80851063829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4.23611111111111">
                <text:p>4.236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.17647058823529">
                <text:p>6.17647058823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.01851851851852">
                <text:p>6.01851851851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2cm" svg:y="0.316cm" chart:style-name="ch2">
          <text:p>bags per minute vs drive time</text:p>
        </chart:title>
        <chart:legend chart:legend-position="end" svg:x="13.199cm" svg:y="4.205cm" style:legend-expansion="high" chart:style-name="ch3"/>
        <chart:plot-area chart:style-name="ch4" table:cell-range-address="Trucks.K9:Trucks.K36 Trucks.Q9:Trucks.Q36" chart:data-source-has-labels="row" svg:x="0.77cm" svg:y="1.661cm" svg:width="11.789cm" svg:height="6.739cm">
          <chartooo:coordinate-region svg:x="1.41cm" svg:y="1.856cm" svg:width="10.954cm" svg:height="5.9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ucks.Q10:Trucks.Q36" chart:label-cell-address="Trucks.Q9:Trucks.Q9" chart:class="chart:scatter">
            <chart:domain table:cell-range-address="Trucks.K10:Trucks.K36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bags per min</text:p>
                <draw:g>
                  <svg:desc>Trucks.Q9:Trucks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Trucks.K10:Trucks.K36</svg:desc>
                </draw:g>
              </table:table-cell>
              <table:table-cell office:value-type="float" office:value="5.4">
                <text:p>5.4</text:p>
                <draw:g>
                  <svg:desc>Trucks.Q10:Trucks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.47222222222222">
                <text:p>8.47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24468085106383">
                <text:p>3.24468085106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75641025641026">
                <text:p>3.75641025641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6.3265306122449">
                <text:p>6.3265306122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4.71014492753623">
                <text:p>4.71014492753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5.25862068965517">
                <text:p>5.25862068965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.95384615384615">
                <text:p>4.95384615384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4.70588235294118">
                <text:p>4.70588235294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.3448275862069">
                <text:p>5.3448275862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68292682926829">
                <text:p>7.682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.01587301587302">
                <text:p>5.01587301587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4.9375">
                <text:p>4.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.0377358490566">
                <text:p>6.0377358490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5.36206896551724">
                <text:p>5.3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5.27868852459016">
                <text:p>5.27868852459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5.83018867924528">
                <text:p>5.83018867924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82692307692308">
                <text:p>5.82692307692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0.6896551724138">
                <text:p>10.6896551724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6.80851063829787">
                <text:p>6.80851063829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4.23611111111111">
                <text:p>4.236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6.17647058823529">
                <text:p>6.17647058823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6.01851851851852">
                <text:p>6.01851851851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1cm" svg:y="0.316cm" chart:style-name="ch2">
          <text:p>Bags per minute vs truck number</text:p>
        </chart:title>
        <chart:legend chart:legend-position="end" svg:x="13.199cm" svg:y="4.205cm" style:legend-expansion="high" chart:style-name="ch3"/>
        <chart:plot-area chart:style-name="ch4" table:cell-range-address="Trucks.A9:Trucks.A36 Trucks.N9:Trucks.N36" chart:data-source-has-labels="row" svg:x="0.77cm" svg:y="1.661cm" svg:width="11.789cm" svg:height="6.739cm">
          <chartooo:coordinate-region svg:x="1.709cm" svg:y="1.856cm" svg:width="10.601cm" svg:height="5.9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ucks.N10:Trucks.N36" chart:label-cell-address="Trucks.N9:Trucks.N9" chart:class="chart:scatter">
            <chart:domain table:cell-range-address="Trucks.A10:Trucks.A36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gs per min</text:p>
                <draw:g>
                  <svg:desc>Trucks.N9:Trucks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rucks.A10:Trucks.A36</svg:desc>
                </draw:g>
              </table:table-cell>
              <table:table-cell office:value-type="float" office:value="5.4">
                <text:p>5.4</text:p>
                <draw:g>
                  <svg:desc>Trucks.N10:Trucks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.47222222222222">
                <text:p>8.47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24468085106383">
                <text:p>3.24468085106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75641025641026">
                <text:p>3.75641025641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.3265306122449">
                <text:p>6.3265306122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.71014492753623">
                <text:p>4.71014492753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.25862068965517">
                <text:p>5.25862068965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.95384615384615">
                <text:p>4.95384615384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.70588235294118">
                <text:p>4.70588235294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.3448275862069">
                <text:p>5.3448275862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7.68292682926829">
                <text:p>7.682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.01587301587302">
                <text:p>5.01587301587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.9375">
                <text:p>4.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6.0377358490566">
                <text:p>6.0377358490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.36206896551724">
                <text:p>5.3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5.27868852459016">
                <text:p>5.27868852459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.83018867924528">
                <text:p>5.83018867924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5.82692307692308">
                <text:p>5.82692307692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.6896551724138">
                <text:p>10.6896551724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6.80851063829787">
                <text:p>6.80851063829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.23611111111111">
                <text:p>4.236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6.17647058823529">
                <text:p>6.17647058823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6.01851851851852">
                <text:p>6.01851851851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